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3" style:master-page-name="MasterPage2" style:family="paragraph" style:name="P49">
      <style:paragraph-properties fo:text-align="center"/>
      <style:text-properties fo:color="#365f91" fo:font-family="Calibri" style:font-family-asian="Arial" style:font-family-complex="Arial" fo:font-size="14pt" style:font-size-complex="14pt" fo:language="en" fo:country="GB" style:text-underline-type="single" style:text-underline-style="solid" style:text-underline-width="auto" style:text-underline-color="font-color" fo:font-weight="bold"/>
    </style:style>
    <style:style style:family="text" style:name="T495">
      <style:text-properties fo:font-size="18pt" style:font-size-complex="18pt" fo:language="en" fo:country="GB" style:text-underline-type="single" style:text-underline-style="solid" style:text-underline-width="auto" style:text-underline-color="font-color" fo:font-weight="bold"/>
    </style:style>
    <style:style style:family="text" style:name="T496">
      <style:text-properties fo:font-size="18pt" style:font-size-complex="18pt" fo:language="en" fo:country="GB" style:text-underline-type="single" style:text-underline-style="solid" style:text-underline-width="auto" style:text-underline-color="font-color" fo:font-weight="bold"/>
    </style:style>
    <style:style style:family="paragraph" style:name="P50">
      <style:paragraph-properties/>
      <style:text-properties fo:color="#000000"/>
    </style:style>
    <style:style style:family="text" style:name="T497">
      <style:text-properties fo:language="en" fo:country="GB"/>
    </style:style>
    <style:style style:family="text" style:name="T498">
      <style:text-properties fo:color="#ff0000" fo:language="en" fo:country="GB"/>
    </style:style>
    <style:style style:family="text" style:name="T499">
      <style:text-properties fo:language="en" fo:country="GB"/>
    </style:style>
    <style:style style:family="text" style:name="T500">
      <style:text-properties fo:color="#f79646" fo:language="en" fo:country="GB"/>
    </style:style>
    <style:style style:family="text" style:name="T501">
      <style:text-properties fo:language="en" fo:country="GB"/>
    </style:style>
    <style:style style:family="text" style:name="T502">
      <style:text-properties fo:color="#00b050" fo:language="en" fo:country="GB"/>
    </style:style>
    <style:style style:family="text" style:name="T503">
      <style:text-properties fo:color="#000000" fo:language="en" fo:country="US"/>
    </style:style>
    <style:style style:family="text" style:name="T504">
      <style:text-properties fo:language="en" style:language-complex="en" fo:country="GB" style:country-complex="GB"/>
    </style:style>
    <style:style style:family="text" style:name="T505">
      <style:text-properties fo:language="en" fo:country="GB"/>
    </style:style>
    <style:style style:family="text" style:name="T506">
      <style:text-properties fo:color="#000000"/>
    </style:style>
    <style:style style:family="paragraph" style:name="P51">
      <style:paragraph-properties/>
      <style:text-properties fo:font-size="12pt" style:font-size-complex="12pt" fo:language="en" fo:country="GB" fo:font-weight="bold"/>
    </style:style>
    <style:style style:family="text" style:name="T507">
      <style:text-properties fo:font-size="12pt" style:font-size-complex="12pt" fo:language="en" fo:country="GB" fo:font-weight="bold"/>
    </style:style>
    <style:style style:family="text" style:name="T508">
      <style:text-properties fo:font-size="12pt" style:font-size-complex="12pt" fo:language="en" fo:country="GB" fo:font-weight="bold"/>
    </style:style>
    <style:style style:family="paragraph" style:name="P52">
      <style:paragraph-properties/>
      <style:text-properties fo:language="en" fo:country="GB"/>
    </style:style>
    <style:style style:family="text" style:name="T509"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10"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11">
      <style:text-properties fo:language="en" fo:country="GB"/>
    </style:style>
    <style:style style:parent-style-name="713" style:list-style-name="WWNum11" style:family="paragraph" style:name="P53">
      <style:paragraph-properties/>
      <style:text-properties fo:language="en" fo:country="GB"/>
    </style:style>
    <style:style style:family="text" style:name="T512">
      <style:text-properties fo:language="en" fo:country="GB"/>
    </style:style>
    <style:style style:family="text" style:name="T513">
      <style:text-properties fo:language="en" fo:country="GB"/>
    </style:style>
    <style:style style:parent-style-name="713" style:list-style-name="WWNum11" style:family="paragraph" style:name="P54">
      <style:paragraph-properties/>
      <style:text-properties fo:language="en" fo:country="GB"/>
    </style:style>
    <style:style style:family="text" style:name="T514">
      <style:text-properties fo:language="en" fo:country="GB"/>
    </style:style>
    <style:style style:family="text" style:name="T515">
      <style:text-properties fo:language="en" fo:country="GB"/>
    </style:style>
    <style:style style:family="text" style:name="T516">
      <style:text-properties fo:language="en" fo:country="GB"/>
    </style:style>
    <style:style style:family="text" style:name="T517">
      <style:text-properties fo:language="en" fo:country="GB"/>
    </style:style>
    <style:style style:family="text" style:name="T518">
      <style:text-properties fo:language="en" fo:country="GB"/>
    </style:style>
    <style:style style:parent-style-name="713" style:list-style-name="WWNum11" style:family="paragraph" style:name="P55">
      <style:paragraph-properties/>
      <style:text-properties fo:language="en" fo:country="GB"/>
    </style:style>
    <style:style style:family="text" style:name="T519">
      <style:text-properties fo:language="en" fo:country="GB"/>
    </style:style>
    <style:style style:family="text" style:name="T520">
      <style:text-properties fo:language="en" fo:country="GB"/>
    </style:style>
    <style:style style:family="text" style:name="T521">
      <style:text-properties fo:language="en" style:language-complex="en" fo:country="GB" style:country-complex="GB"/>
    </style:style>
    <style:style style:family="text" style:name="T522">
      <style:text-properties fo:language="en" fo:country="GB"/>
    </style:style>
    <style:style style:parent-style-name="713" style:list-style-name="WWNum11" style:family="paragraph" style:name="P56">
      <style:paragraph-properties/>
      <style:text-properties fo:language="en" fo:country="GB"/>
    </style:style>
    <style:style style:family="text" style:name="T523">
      <style:text-properties fo:language="en" style:language-complex="en" fo:country="GB" style:country-complex="GB"/>
    </style:style>
    <style:style style:family="text" style:name="T524">
      <style:text-properties fo:language="en" fo:country="GB"/>
    </style:style>
    <style:style style:family="text" style:name="T525">
      <style:text-properties fo:language="en" fo:country="GB"/>
    </style:style>
    <style:style style:parent-style-name="713" style:list-style-name="WWNum11" style:family="paragraph" style:name="P57">
      <style:paragraph-properties/>
      <style:text-properties fo:language="en" fo:country="GB"/>
    </style:style>
    <style:style style:family="text" style:name="T526">
      <style:text-properties fo:language="en" fo:country="GB"/>
    </style:style>
    <style:style style:family="text" style:name="T527">
      <style:text-properties fo:language="en" fo:country="GB"/>
    </style:style>
    <style:style style:family="text" style:name="T528">
      <style:text-properties fo:language="en" fo:country="GB"/>
    </style:style>
    <style:style style:parent-style-name="713" style:list-style-name="WWNum11" style:family="paragraph" style:name="P58">
      <style:paragraph-properties/>
      <style:text-properties fo:language="en" fo:country="GB"/>
    </style:style>
    <style:style style:family="text" style:name="T529">
      <style:text-properties fo:language="en" fo:country="GB"/>
    </style:style>
    <style:style style:family="text" style:name="T530">
      <style:text-properties fo:language="en" fo:country="GB"/>
    </style:style>
    <style:style style:family="text" style:name="T531">
      <style:text-properties fo:language="en" fo:country="GB"/>
    </style:style>
    <style:style style:family="text" style:name="T532">
      <style:text-properties fo:language="en" fo:country="GB"/>
    </style:style>
    <style:style style:family="paragraph" style:name="P59">
      <style:paragraph-properties/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33"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34">
      <style:text-properties fo:language="en" fo:country="GB" style:text-underline-type="single" style:text-underline-style="solid" style:text-underline-width="auto" style:text-underline-color="font-color"/>
    </style:style>
    <style:style style:family="paragraph" style:name="P60">
      <style:paragraph-properties/>
      <style:text-properties fo:language="en" fo:country="GB"/>
    </style:style>
    <style:style style:family="text" style:name="T535">
      <style:text-properties fo:language="en" fo:country="GB"/>
    </style:style>
    <style:style style:family="text" style:name="T536">
      <style:text-properties fo:language="en" fo:country="GB"/>
    </style:style>
    <style:style style:family="text" style:name="T537">
      <style:text-properties fo:language="en" fo:country="GB"/>
    </style:style>
    <style:style style:family="text" style:name="T538">
      <style:text-properties fo:language="en" fo:country="GB"/>
    </style:style>
    <style:style style:family="paragraph" style:name="P61">
      <style:paragraph-properties/>
      <style:text-properties fo:language="en" fo:country="GB"/>
    </style:style>
    <style:style style:family="text" style:name="T539">
      <style:text-properties fo:language="en" style:language-complex="en" fo:country="GB" style:country-complex="GB"/>
    </style:style>
    <style:style style:family="text" style:name="T540">
      <style:text-properties fo:language="en" fo:country="GB"/>
    </style:style>
    <style:style style:family="paragraph" style:name="P62">
      <style:paragraph-properties/>
      <style:text-properties fo:font-size="12pt" style:font-size-complex="12pt" fo:language="en" fo:country="GB" fo:font-weight="bold"/>
    </style:style>
    <style:style style:family="text" style:name="T541">
      <style:text-properties fo:font-size="12pt" style:font-size-complex="12pt" fo:language="en" fo:country="GB" fo:font-weight="bold"/>
    </style:style>
    <style:style style:family="text" style:name="T542">
      <style:text-properties fo:font-size="12pt" style:font-size-complex="12pt" fo:language="en" fo:country="GB" fo:font-weight="bold"/>
    </style:style>
    <style:style style:family="text" style:name="T543">
      <style:text-properties fo:font-size="12pt" style:font-size-complex="12pt" fo:language="en" fo:country="GB" fo:font-weight="bold"/>
    </style:style>
    <style:style style:parent-style-name="713" style:list-style-name="WWNum12" style:family="paragraph" style:name="P63">
      <style:paragraph-properties/>
      <style:text-properties fo:language="en" fo:country="GB"/>
    </style:style>
    <style:style style:family="text" style:name="T544">
      <style:text-properties fo:language="en" fo:country="GB"/>
    </style:style>
    <style:style style:family="text" style:name="T545">
      <style:text-properties fo:language="en" fo:country="GB" fo:font-weight="bold"/>
    </style:style>
    <style:style style:parent-style-name="713" style:list-style-name="WWNum12" style:family="paragraph" style:name="P64">
      <style:paragraph-properties/>
      <style:text-properties fo:language="en" fo:country="GB"/>
    </style:style>
    <style:style style:family="text" style:name="T546">
      <style:text-properties fo:language="en" fo:country="GB"/>
    </style:style>
    <style:style style:family="text" style:name="T547">
      <style:text-properties fo:language="en" style:language-complex="en" fo:country="GB" style:country-complex="GB"/>
    </style:style>
    <style:style style:family="text" style:name="T548">
      <style:text-properties fo:language="en" fo:country="GB" fo:font-weight="bold"/>
    </style:style>
    <style:style style:parent-style-name="713" style:list-style-name="WWNum12" style:family="paragraph" style:name="P65">
      <style:paragraph-properties/>
      <style:text-properties fo:language="en" fo:country="GB"/>
    </style:style>
    <style:style style:family="text" style:name="T549">
      <style:text-properties fo:language="en" style:language-complex="en" fo:country="GB" style:country-complex="GB"/>
    </style:style>
    <style:style style:family="text" style:name="T550">
      <style:text-properties fo:language="en" fo:country="GB"/>
    </style:style>
    <style:style style:family="text" style:name="T551">
      <style:text-properties fo:language="en" fo:country="GB" fo:font-weight="bold"/>
    </style:style>
    <style:style style:parent-style-name="713" style:list-style-name="WWNum12" style:family="paragraph" style:name="P66">
      <style:paragraph-properties/>
      <style:text-properties fo:language="en" fo:country="GB"/>
    </style:style>
    <style:style style:family="text" style:name="T552">
      <style:text-properties fo:language="en" fo:country="GB"/>
    </style:style>
    <style:style style:family="text" style:name="T553">
      <style:text-properties fo:language="en" fo:country="GB"/>
    </style:style>
    <style:style style:family="text" style:name="T554">
      <style:text-properties fo:language="en" fo:country="GB"/>
    </style:style>
    <style:style style:family="text" style:name="T555">
      <style:text-properties fo:language="en" fo:country="GB" fo:font-weight="bold"/>
    </style:style>
    <style:style style:parent-style-name="713" style:list-style-name="WWNum12" style:family="paragraph" style:name="P67">
      <style:paragraph-properties/>
      <style:text-properties fo:language="en" fo:country="GB"/>
    </style:style>
    <style:style style:family="text" style:name="T556">
      <style:text-properties fo:language="en" fo:country="GB"/>
    </style:style>
    <style:style style:family="text" style:name="T557">
      <style:text-properties fo:language="en" fo:country="GB"/>
    </style:style>
    <style:style style:family="text" style:name="T558">
      <style:text-properties fo:language="en" fo:country="GB" fo:font-weight="bold"/>
    </style:style>
    <style:style style:parent-style-name="713" style:list-style-name="WWNum12" style:family="paragraph" style:name="P68">
      <style:paragraph-properties/>
      <style:text-properties fo:language="en" fo:country="GB" fo:font-weight="bold"/>
    </style:style>
    <style:style style:family="text" style:name="T559">
      <style:text-properties fo:language="en" fo:country="GB"/>
    </style:style>
    <style:style style:family="text" style:name="T560">
      <style:text-properties fo:language="en" fo:country="GB"/>
    </style:style>
    <style:style style:family="text" style:name="T561">
      <style:text-properties fo:language="en" style:language-complex="en" fo:country="GB" style:country-complex="GB"/>
    </style:style>
    <style:style style:family="text" style:name="T562">
      <style:text-properties fo:language="en" fo:country="GB"/>
    </style:style>
    <style:style style:family="paragraph" style:name="P69">
      <style:paragraph-properties/>
      <style:text-properties fo:language="en" fo:country="GB"/>
    </style:style>
    <style:style style:family="text" style:name="T563">
      <style:text-properties fo:language="en" fo:country="GB"/>
    </style:style>
    <style:style style:family="text" style:name="T564">
      <style:text-properties fo:language="en" fo:country="GB"/>
    </style:style>
    <style:style style:family="paragraph" style:name="P70">
      <style:paragraph-properties/>
      <style:text-properties fo:language="en" fo:country="GB"/>
    </style:style>
    <style:style style:family="text" style:name="T565">
      <style:text-properties fo:language="en" style:language-complex="en" fo:country="GB" style:country-complex="GB"/>
    </style:style>
    <style:style style:family="text" style:name="T566">
      <style:text-properties fo:language="en" fo:country="GB"/>
    </style:style>
    <style:style style:family="paragraph" style:name="P71">
      <style:paragraph-properties/>
      <style:text-properties fo:font-size="12pt" style:font-size-complex="12pt" fo:language="en" fo:country="GB" fo:font-weight="bold"/>
    </style:style>
    <style:style style:family="text" style:name="T567">
      <style:text-properties fo:font-size="12pt" style:font-size-complex="12pt" fo:language="en" fo:country="GB" fo:font-weight="bold"/>
    </style:style>
    <style:style style:family="text" style:name="T568">
      <style:text-properties fo:font-size="12pt" style:font-size-complex="12pt" fo:language="en" fo:country="GB" fo:font-weight="bold"/>
    </style:style>
    <style:style style:family="paragraph" style:name="P72">
      <style:paragraph-properties/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69"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70">
      <style:text-properties fo:language="en" fo:country="GB" style:text-underline-type="single" style:text-underline-style="solid" style:text-underline-width="auto" style:text-underline-color="font-color"/>
    </style:style>
    <style:style style:family="text" style:name="T571">
      <style:text-properties fo:language="en" fo:country="GB" style:text-underline-type="single" style:text-underline-style="solid" style:text-underline-width="auto" style:text-underline-color="font-color"/>
    </style:style>
    <style:style style:family="paragraph" style:name="P73">
      <style:paragraph-properties/>
      <style:text-properties fo:language="en" fo:country="GB" style:text-underline-type="none" style:text-underline-width="auto"/>
    </style:style>
    <style:style style:family="text" style:name="T572">
      <style:text-properties fo:language="en" fo:country="GB" style:text-underline-type="none" style:text-underline-width="auto"/>
    </style:style>
    <style:style style:family="text" style:name="T573">
      <style:text-properties fo:language="en" fo:country="GB" style:text-underline-type="none" style:text-underline-width="auto"/>
    </style:style>
    <style:style style:parent-style-name="713" style:list-style-name="WWNum13" style:family="paragraph" style:name="P74">
      <style:paragraph-properties/>
      <style:text-properties fo:language="en" fo:country="GB" style:text-underline-type="none" style:text-underline-width="auto"/>
    </style:style>
    <style:style style:family="text" style:name="T574">
      <style:text-properties fo:language="en" fo:country="GB" style:text-underline-type="none" style:text-underline-width="auto"/>
    </style:style>
    <style:style style:family="text" style:name="T575">
      <style:text-properties fo:language="en" fo:country="GB" style:text-underline-type="none" style:text-underline-width="auto"/>
    </style:style>
    <style:style style:parent-style-name="713" style:list-style-name="WWNum13" style:family="paragraph" style:name="P75">
      <style:paragraph-properties/>
      <style:text-properties fo:language="en" fo:country="GB"/>
    </style:style>
    <style:style style:family="text" style:name="T576">
      <style:text-properties fo:language="en" fo:country="GB" style:text-underline-type="none" style:text-underline-width="auto"/>
    </style:style>
    <style:style style:family="text" style:name="T577">
      <style:text-properties fo:language="en" fo:country="GB"/>
    </style:style>
    <style:style style:family="text" style:name="T578">
      <style:text-properties fo:language="en" fo:country="GB" style:text-underline-type="none" style:text-underline-width="auto"/>
    </style:style>
    <style:style style:parent-style-name="713" style:list-style-name="WWNum13" style:family="paragraph" style:name="P76">
      <style:paragraph-properties/>
      <style:text-properties fo:language="en" fo:country="GB"/>
    </style:style>
    <style:style style:family="text" style:name="T579">
      <style:text-properties fo:language="en" fo:country="GB"/>
    </style:style>
    <style:style style:family="text" style:name="T580">
      <style:text-properties fo:language="en" fo:country="GB"/>
    </style:style>
    <style:style style:family="text" style:name="T581">
      <style:text-properties fo:language="en" fo:country="GB"/>
    </style:style>
    <style:style style:family="text" style:name="T582">
      <style:text-properties fo:language="en" fo:country="GB"/>
    </style:style>
    <style:style style:family="text" style:name="T583">
      <style:text-properties fo:language="en" fo:country="GB" style:text-underline-type="none" style:text-underline-width="auto"/>
    </style:style>
    <style:style style:parent-style-name="713" style:list-style-name="WWNum13" style:family="paragraph" style:name="P77">
      <style:paragraph-properties/>
      <style:text-properties fo:language="en" fo:country="GB"/>
    </style:style>
    <style:style style:family="text" style:name="T584">
      <style:text-properties fo:language="en" fo:country="GB"/>
    </style:style>
    <style:style style:family="text" style:name="T585">
      <style:text-properties fo:language="en" fo:country="GB"/>
    </style:style>
    <style:style style:family="text" style:name="T586">
      <style:text-properties fo:language="en" fo:country="GB"/>
    </style:style>
    <style:style style:family="text" style:name="T587">
      <style:text-properties fo:language="en" fo:country="GB" style:text-underline-type="none" style:text-underline-width="auto"/>
    </style:style>
    <style:style style:parent-style-name="713" style:list-style-name="WWNum13" style:family="paragraph" style:name="P78">
      <style:paragraph-properties/>
      <style:text-properties fo:language="en" fo:country="GB" style:text-underline-type="none" style:text-underline-width="auto"/>
    </style:style>
    <style:style style:family="text" style:name="T588">
      <style:text-properties fo:language="en" fo:country="GB"/>
    </style:style>
    <style:style style:family="text" style:name="T589">
      <style:text-properties fo:language="en" fo:country="GB"/>
    </style:style>
    <style:style style:family="text" style:name="T590">
      <style:text-properties fo:language="en" fo:country="GB"/>
    </style:style>
    <style:style style:family="text" style:name="T591">
      <style:text-properties fo:language="en" fo:country="GB"/>
    </style:style>
    <style:style style:family="text" style:name="T592">
      <style:text-properties fo:language="en" fo:country="GB" style:text-underline-type="none" style:text-underline-width="auto"/>
    </style:style>
    <style:style style:parent-style-name="713" style:list-style-name="WWNum13" style:family="paragraph" style:name="P79">
      <style:paragraph-properties/>
      <style:text-properties fo:language="en" fo:country="GB" style:text-underline-type="none" style:text-underline-width="auto"/>
    </style:style>
    <style:style style:family="text" style:name="T593">
      <style:text-properties fo:language="en" style:language-complex="en" fo:country="GB" style:country-complex="US"/>
    </style:style>
    <style:style style:family="text" style:name="T594">
      <style:text-properties fo:language="en" fo:country="GB"/>
    </style:style>
    <style:style style:family="text" style:name="T595">
      <style:text-properties fo:language="en" fo:country="GB" style:text-underline-type="none" style:text-underline-width="auto"/>
    </style:style>
    <style:style style:family="paragraph" style:name="P80">
      <style:paragraph-properties/>
      <style:text-properties fo:language="en" fo:country="GB"/>
    </style:style>
    <style:style style:family="text" style:name="T596">
      <style:text-properties fo:language="en" fo:country="GB"/>
    </style:style>
    <style:style style:family="text" style:name="T597">
      <style:text-properties fo:language="en" fo:country="GB"/>
    </style:style>
    <style:style style:parent-style-name="713" style:list-style-name="WWNum15" style:family="paragraph" style:name="P81">
      <style:paragraph-properties/>
      <style:text-properties fo:language="en" fo:country="GB"/>
    </style:style>
    <style:style style:family="text" style:name="T598">
      <style:text-properties fo:language="en" fo:country="GB"/>
    </style:style>
    <style:style style:family="text" style:name="T599">
      <style:text-properties fo:language="en" fo:country="GB"/>
    </style:style>
    <style:style style:family="text" style:name="T600">
      <style:text-properties fo:language="en" fo:country="GB"/>
    </style:style>
    <style:style style:parent-style-name="713" style:list-style-name="WWNum15" style:family="paragraph" style:name="P82">
      <style:paragraph-properties/>
      <style:text-properties fo:language="en" fo:country="GB"/>
    </style:style>
    <style:style style:family="text" style:name="T601">
      <style:text-properties fo:language="en" fo:country="GB"/>
    </style:style>
    <style:style style:family="text" style:name="T602">
      <style:text-properties fo:language="en" fo:country="GB"/>
    </style:style>
    <style:style style:family="text" style:name="T603">
      <style:text-properties fo:language="en" fo:country="GB"/>
    </style:style>
    <style:style style:family="text" style:name="T604">
      <style:text-properties fo:language="en" fo:country="GB"/>
    </style:style>
    <style:style style:parent-style-name="713" style:list-style-name="WWNum15" style:family="paragraph" style:name="P83">
      <style:paragraph-properties/>
      <style:text-properties fo:language="en" fo:country="GB"/>
    </style:style>
    <style:style style:family="text" style:name="T605">
      <style:text-properties fo:language="en" fo:country="GB"/>
    </style:style>
    <style:style style:family="text" style:name="T606">
      <style:text-properties fo:language="en" fo:country="GB"/>
    </style:style>
    <style:style style:family="text" style:name="T607">
      <style:text-properties fo:language="en" fo:country="GB"/>
    </style:style>
    <style:style style:parent-style-name="713" style:list-style-name="WWNum15" style:family="paragraph" style:name="P84">
      <style:paragraph-properties/>
      <style:text-properties fo:language="en" fo:country="GB"/>
    </style:style>
    <style:style style:family="text" style:name="T608">
      <style:text-properties fo:language="en" fo:country="GB"/>
    </style:style>
    <style:style style:family="text" style:name="T609">
      <style:text-properties fo:language="en" fo:country="GB"/>
    </style:style>
    <style:style style:family="text" style:name="T610">
      <style:text-properties fo:language="en" fo:country="GB"/>
    </style:style>
    <style:style style:family="text" style:name="T611">
      <style:text-properties fo:language="en" fo:country="GB"/>
    </style:style>
    <style:style style:family="text" style:name="T612">
      <style:text-properties fo:language="en" fo:country="GB"/>
    </style:style>
    <style:style style:family="text" style:name="T613">
      <style:text-properties fo:language="en" fo:country="GB"/>
    </style:style>
    <style:style style:parent-style-name="713" style:list-style-name="WWNum15" style:family="paragraph" style:name="P85">
      <style:paragraph-properties/>
      <style:text-properties fo:language="en" fo:country="GB"/>
    </style:style>
    <style:style style:family="text" style:name="T614">
      <style:text-properties fo:language="en" fo:country="GB"/>
    </style:style>
    <style:style style:family="text" style:name="T615">
      <style:text-properties fo:language="en" fo:country="GB"/>
    </style:style>
    <style:style style:family="text" style:name="T616">
      <style:text-properties fo:language="en" fo:country="GB"/>
    </style:style>
    <style:style style:family="text" style:name="T617">
      <style:text-properties fo:language="en" fo:country="GB"/>
    </style:style>
    <style:style style:family="text" style:name="T618">
      <style:text-properties fo:language="en" fo:country="GB"/>
    </style:style>
    <style:style style:family="paragraph" style:name="P86">
      <style:paragraph-properties/>
      <style:text-properties fo:language="en" fo:country="GB"/>
    </style:style>
    <style:style style:family="text" style:name="T619">
      <style:text-properties fo:language="en" style:language-complex="en" fo:country="GB" style:country-complex="GB"/>
    </style:style>
    <style:style style:family="text" style:name="T620">
      <style:text-properties fo:language="en" fo:country="GB"/>
    </style:style>
    <style:style style:family="paragraph" style:name="P87">
      <style:paragraph-properties/>
      <style:text-properties fo:language="en" fo:country="GB"/>
    </style:style>
    <style:style style:family="text" style:name="T621">
      <style:text-properties fo:language="en" fo:country="GB"/>
    </style:style>
    <style:style style:family="text" style:name="T622">
      <style:text-properties fo:language="en" fo:country="GB"/>
    </style:style>
    <style:style style:parent-style-name="713" style:list-style-name="WWNum16" style:family="paragraph" style:name="P88">
      <style:paragraph-properties/>
      <style:text-properties fo:language="en" fo:country="GB"/>
    </style:style>
    <style:style style:family="text" style:name="T623">
      <style:text-properties fo:language="en" fo:country="GB"/>
    </style:style>
    <style:style style:family="text" style:name="T624">
      <style:text-properties fo:language="en" fo:country="GB"/>
    </style:style>
    <style:style style:family="text" style:name="T625">
      <style:text-properties fo:language="en" fo:country="GB"/>
    </style:style>
    <style:style style:family="text" style:name="T626">
      <style:text-properties fo:language="en" fo:country="GB"/>
    </style:style>
    <style:style style:parent-style-name="713" style:list-style-name="WWNum16" style:family="paragraph" style:name="P89">
      <style:paragraph-properties/>
      <style:text-properties fo:language="en" fo:country="GB"/>
    </style:style>
    <style:style style:family="text" style:name="T627">
      <style:text-properties fo:language="en" fo:country="GB"/>
    </style:style>
    <style:style style:family="text" style:name="T628">
      <style:text-properties fo:language="en" fo:country="GB"/>
    </style:style>
    <style:style style:family="text" style:name="T629">
      <style:text-properties fo:language="en" fo:country="GB"/>
    </style:style>
    <style:style style:family="text" style:name="T630">
      <style:text-properties fo:language="en" fo:country="GB"/>
    </style:style>
    <style:style style:family="text" style:name="T631">
      <style:text-properties fo:language="en" fo:country="GB"/>
    </style:style>
    <style:style style:parent-style-name="713" style:list-style-name="WWNum16" style:family="paragraph" style:name="P90">
      <style:paragraph-properties/>
      <style:text-properties fo:language="en" fo:country="GB"/>
    </style:style>
    <style:style style:family="text" style:name="T632">
      <style:text-properties fo:language="en" fo:country="GB"/>
    </style:style>
    <style:style style:family="text" style:name="T633">
      <style:text-properties fo:language="en" fo:country="GB"/>
    </style:style>
    <style:style style:family="text" style:name="T634">
      <style:text-properties fo:language="en" fo:country="GB"/>
    </style:style>
    <style:style style:family="text" style:name="T635">
      <style:text-properties fo:language="en" fo:country="GB"/>
    </style:style>
    <style:style style:family="text" style:name="T636">
      <style:text-properties fo:language="en" fo:country="GB"/>
    </style:style>
    <style:style style:parent-style-name="713" style:list-style-name="WWNum16" style:family="paragraph" style:name="P91">
      <style:paragraph-properties/>
      <style:text-properties fo:language="en" fo:country="GB"/>
    </style:style>
    <style:style style:family="text" style:name="T637">
      <style:text-properties fo:language="en" fo:country="GB"/>
    </style:style>
    <style:style style:family="text" style:name="T638">
      <style:text-properties fo:language="en" fo:country="GB"/>
    </style:style>
    <style:style style:parent-style-name="713" style:list-style-name="WWNum16" style:family="paragraph" style:name="P92">
      <style:paragraph-properties/>
      <style:text-properties fo:language="en" fo:country="GB"/>
    </style:style>
    <style:style style:family="text" style:name="T639">
      <style:text-properties fo:language="en" fo:country="GB"/>
    </style:style>
    <style:style style:family="text" style:name="T640">
      <style:text-properties fo:language="en" style:language-complex="en" fo:country="GB" style:country-complex="GB"/>
    </style:style>
    <style:style style:family="text" style:name="T641">
      <style:text-properties fo:language="en" fo:country="GB"/>
    </style:style>
    <style:style style:family="paragraph" style:name="P93">
      <style:paragraph-properties/>
      <style:text-properties fo:language="en" fo:country="GB"/>
    </style:style>
    <style:style style:family="text" style:name="T642">
      <style:text-properties fo:language="en" fo:country="GB"/>
    </style:style>
    <style:style style:family="text" style:name="T643">
      <style:text-properties fo:language="en" fo:country="GB"/>
    </style:style>
    <style:style style:family="text" style:name="T644">
      <style:text-properties fo:language="en" fo:country="GB"/>
    </style:style>
    <style:style style:family="paragraph" style:name="P94">
      <style:paragraph-properties/>
      <style:text-properties fo:font-size="12pt" style:font-size-complex="12pt" fo:language="en" fo:country="GB" fo:font-weight="normal"/>
    </style:style>
    <style:style style:family="text" style:name="T645">
      <style:text-properties fo:font-size="12pt" style:font-size-complex="12pt" fo:language="en" fo:country="GB" fo:font-weight="bold"/>
    </style:style>
    <style:style style:family="text" style:name="T646">
      <style:text-properties fo:font-size="12pt" style:font-size-complex="12pt" fo:language="en" style:language-complex="en" fo:country="GB" style:country-complex="GB" fo:font-weight="normal"/>
    </style:style>
    <style:style style:family="text" style:name="T647">
      <style:text-properties fo:font-size="12pt" style:font-size-complex="12pt" fo:language="en" fo:country="GB" fo:font-weight="normal"/>
    </style:style>
    <style:style style:family="paragraph" style:name="P95">
      <style:paragraph-properties/>
      <style:text-properties fo:language="en" fo:country="GB"/>
    </style:style>
    <style:style style:family="text" style:name="T648">
      <style:text-properties fo:language="en" fo:country="GB"/>
    </style:style>
    <style:style style:family="text" style:name="T649">
      <style:text-properties fo:language="en" fo:country="GB"/>
    </style:style>
    <style:style style:parent-style-name="713" style:list-style-name="WWNum17" style:family="paragraph" style:name="P96">
      <style:paragraph-properties/>
      <style:text-properties fo:language="en" fo:country="GB"/>
    </style:style>
    <style:style style:family="text" style:name="T650">
      <style:text-properties fo:language="en" fo:country="GB"/>
    </style:style>
    <style:style style:family="text" style:name="T651">
      <style:text-properties fo:language="en" fo:country="GB"/>
    </style:style>
    <style:style style:parent-style-name="713" style:list-style-name="WWNum17" style:family="paragraph" style:name="P97">
      <style:paragraph-properties/>
      <style:text-properties fo:language="en" fo:country="GB"/>
    </style:style>
    <style:style style:family="text" style:name="T652">
      <style:text-properties fo:language="en" fo:country="GB"/>
    </style:style>
    <style:style style:family="text" style:name="T653">
      <style:text-properties fo:language="en" fo:country="GB"/>
    </style:style>
    <style:style style:parent-style-name="713" style:list-style-name="WWNum17" style:family="paragraph" style:name="P98">
      <style:paragraph-properties/>
      <style:text-properties fo:language="en" fo:country="GB"/>
    </style:style>
    <style:style style:family="text" style:name="T654">
      <style:text-properties fo:language="en" fo:country="GB"/>
    </style:style>
    <style:style style:family="text" style:name="T655">
      <style:text-properties fo:language="en" fo:country="GB"/>
    </style:style>
    <style:style style:family="paragraph" style:name="P99">
      <style:paragraph-properties/>
      <style:text-properties fo:language="en" fo:country="GB"/>
    </style:style>
    <style:style style:family="text" style:name="T656">
      <style:text-properties fo:language="en" fo:country="GB"/>
    </style:style>
    <style:style style:family="text" style:name="T657">
      <style:text-properties fo:language="en" fo:country="GB"/>
    </style:style>
    <style:style style:parent-style-name="713" style:list-style-name="WWNum18" style:family="paragraph" style:name="P100">
      <style:paragraph-properties/>
      <style:text-properties fo:language="en" fo:country="GB"/>
    </style:style>
    <style:style style:family="text" style:name="T658">
      <style:text-properties fo:language="en" fo:country="GB"/>
    </style:style>
    <style:style style:family="text" style:name="T659">
      <style:text-properties fo:language="en" fo:country="GB"/>
    </style:style>
    <style:style style:parent-style-name="713" style:list-style-name="WWNum18" style:family="paragraph" style:name="P101">
      <style:paragraph-properties/>
      <style:text-properties fo:language="en" fo:country="GB"/>
    </style:style>
    <style:style style:family="text" style:name="T660">
      <style:text-properties fo:language="en" fo:country="GB"/>
    </style:style>
    <style:style style:family="text" style:name="T661">
      <style:text-properties fo:language="en" fo:country="GB"/>
    </style:style>
    <style:style style:parent-style-name="713" style:list-style-name="WWNum18" style:family="paragraph" style:name="P102">
      <style:paragraph-properties/>
      <style:text-properties fo:language="en" fo:country="GB"/>
    </style:style>
    <style:style style:family="text" style:name="T662">
      <style:text-properties fo:language="en" fo:country="GB"/>
    </style:style>
    <style:style style:family="text" style:name="T663">
      <style:text-properties fo:language="en" fo:country="GB"/>
    </style:style>
    <style:style style:parent-style-name="713" style:list-style-name="WWNum18" style:family="paragraph" style:name="P103">
      <style:paragraph-properties/>
      <style:text-properties fo:language="en" fo:country="GB"/>
    </style:style>
    <style:style style:family="text" style:name="T664">
      <style:text-properties fo:language="en" fo:country="GB"/>
    </style:style>
    <style:style style:family="text" style:name="T665">
      <style:text-properties fo:language="en" fo:country="GB"/>
    </style:style>
    <style:style style:parent-style-name="713" style:list-style-name="WWNum18" style:family="paragraph" style:name="P104">
      <style:paragraph-properties/>
      <style:text-properties fo:language="en" fo:country="GB"/>
    </style:style>
    <style:style style:family="text" style:name="T666">
      <style:text-properties fo:language="en" fo:country="GB"/>
    </style:style>
    <style:style style:family="text" style:name="T667">
      <style:text-properties fo:language="en" fo:country="GB"/>
    </style:style>
    <style:style style:parent-style-name="713" style:list-style-name="WWNum18" style:family="paragraph" style:name="P105">
      <style:paragraph-properties/>
      <style:text-properties fo:language="en" fo:country="GB"/>
    </style:style>
    <style:style style:family="text" style:name="T668">
      <style:text-properties fo:language="en" fo:country="GB"/>
    </style:style>
    <style:style style:family="text" style:name="T669">
      <style:text-properties fo:language="en" fo:country="GB"/>
    </style:style>
    <style:style style:parent-style-name="713" style:list-style-name="WWNum18" style:family="paragraph" style:name="P106">
      <style:paragraph-properties/>
      <style:text-properties fo:language="en" fo:country="GB"/>
    </style:style>
    <style:style style:family="text" style:name="T670">
      <style:text-properties fo:language="en" fo:country="GB"/>
    </style:style>
    <style:style style:family="text" style:name="T671">
      <style:text-properties fo:language="en" fo:country="GB"/>
    </style:style>
    <style:style style:parent-style-name="713" style:list-style-name="WWNum18" style:family="paragraph" style:name="P107">
      <style:paragraph-properties/>
      <style:text-properties fo:language="en" fo:country="GB"/>
    </style:style>
    <style:style style:family="text" style:name="T672">
      <style:text-properties fo:language="en" fo:country="GB"/>
    </style:style>
    <style:style style:family="text" style:name="T673">
      <style:text-properties fo:language="en" style:language-complex="en" fo:country="GB" style:country-complex="GB"/>
    </style:style>
    <style:style style:family="text" style:name="T674">
      <style:text-properties fo:language="en" fo:country="GB"/>
    </style:style>
    <style:style style:family="paragraph" style:name="P108">
      <style:paragraph-properties/>
      <style:text-properties fo:font-size="12pt" style:font-size-complex="12pt" fo:language="en" fo:country="US" fo:font-weight="normal"/>
    </style:style>
    <style:style style:family="text" style:name="T675">
      <style:text-properties fo:font-size="12pt" style:font-size-complex="12pt" fo:language="en" fo:country="GB" fo:font-weight="bold"/>
    </style:style>
    <style:style style:family="text" style:name="T676">
      <style:text-properties fo:font-size="12pt" style:font-size-complex="12pt" fo:language="en" fo:country="GB" fo:font-weight="bold"/>
    </style:style>
    <style:style style:family="text" style:name="T677">
      <style:text-properties fo:font-size="12pt" style:font-size-complex="12pt" fo:language="en" fo:country="GB" fo:font-weight="bold"/>
    </style:style>
    <style:style style:family="text" style:name="T678">
      <style:text-properties fo:font-size="12pt" style:font-size-complex="12pt" fo:language="en" fo:country="GB" fo:font-weight="bold"/>
    </style:style>
    <style:style style:family="text" style:name="T679">
      <style:text-properties fo:font-size="12pt" style:font-size-complex="12pt" fo:language="en" fo:country="GB" fo:font-weight="bold"/>
    </style:style>
    <style:style style:family="text" style:name="T680">
      <style:text-properties fo:font-size="12pt" style:font-size-complex="12pt" fo:language="en" fo:country="US" fo:font-weight="bold"/>
    </style:style>
    <style:style style:family="text" style:name="T681">
      <style:text-properties fo:font-size="12pt" style:font-size-complex="12pt" fo:language="en" fo:country="US" fo:font-weight="normal"/>
    </style:style>
    <style:style style:family="text" style:name="T682">
      <style:text-properties fo:font-size="12pt" style:font-size-complex="12pt" fo:font-weight="normal"/>
    </style:style>
    <style:style style:parent-style-name="713" style:list-style-name="WWNum20" style:family="paragraph" style:name="P109">
      <style:paragraph-properties/>
      <style:text-properties fo:font-size="12pt" style:font-size-complex="12pt" fo:font-weight="normal"/>
    </style:style>
    <style:style style:family="text" style:name="T683">
      <style:text-properties fo:font-size="12pt" style:font-size-complex="12pt" fo:language="en" fo:country="US" fo:font-weight="normal"/>
    </style:style>
    <style:style style:family="text" style:name="T684">
      <style:text-properties fo:font-size="12pt" style:font-size-complex="12pt" fo:font-weight="normal"/>
    </style:style>
    <style:style style:family="text" style:name="T685">
      <style:text-properties fo:language="en" style:language-complex="en" fo:country="GB" style:country-complex="GB"/>
    </style:style>
    <style:style style:family="text" style:name="T686">
      <style:text-properties fo:language="en" fo:country="GB"/>
    </style:style>
    <style:style style:family="text" style:name="T687">
      <style:text-properties fo:font-size="12pt" style:font-size-complex="12pt" fo:font-weight="normal"/>
    </style:style>
    <style:style style:family="paragraph" style:name="P110">
      <style:paragraph-properties/>
      <style:text-properties fo:language="en" fo:country="GB"/>
    </style:style>
    <style:style style:family="text" style:name="T688">
      <style:text-properties fo:font-size="12pt" style:font-size-complex="12pt" fo:language="en" fo:country="US" fo:font-weight="bold"/>
    </style:style>
    <style:style style:family="text" style:name="T689">
      <style:text-properties fo:font-size="12pt" style:font-size-complex="12pt" fo:language="en" fo:country="US" fo:font-weight="bold"/>
    </style:style>
    <style:style style:family="text" style:name="T690">
      <style:text-properties fo:font-size="12pt" style:font-size-complex="12pt" fo:language="en" fo:country="US" fo:font-weight="bold"/>
    </style:style>
    <style:style style:family="paragraph" style:name="P111">
      <style:paragraph-properties/>
      <style:text-properties fo:font-size="12pt" style:font-size-complex="12pt" fo:language="en" fo:country="US" fo:font-weight="bold"/>
    </style:style>
    <style:style style:family="text" style:name="T691">
      <style:text-properties fo:font-size="12pt" style:font-size-complex="12pt" fo:language="en" fo:country="US" fo:font-weight="bold"/>
    </style:style>
    <style:style style:family="text" style:name="T692">
      <style:text-properties fo:font-size="12pt" style:font-size-complex="12pt" fo:language="en" fo:country="US" fo:font-weight="bold"/>
    </style:style>
    <style:style style:family="text" style:name="T693">
      <style:text-properties fo:font-size="12pt" style:font-size-complex="12pt" fo:language="en" fo:country="US" fo:font-weight="bold"/>
    </style:style>
    <style:style style:family="paragraph" style:name="P112">
      <style:paragraph-properties/>
      <style:text-properties fo:font-size="12pt" style:font-size-complex="12pt" fo:language="en" fo:country="US" fo:font-weight="bold"/>
    </style:style>
    <style:style style:family="text" style:name="T694">
      <style:text-properties fo:font-size="12pt" style:font-size-complex="12pt" fo:language="en" fo:country="US" fo:font-weight="bold"/>
    </style:style>
    <style:style style:family="text" style:name="T695">
      <style:text-properties fo:font-size="12pt" style:font-size-complex="12pt" fo:language="en" fo:country="US" fo:font-weight="bold"/>
    </style:style>
    <style:style style:family="text" style:name="T696">
      <style:text-properties fo:font-size="12pt" style:font-size-complex="12pt" fo:language="en" fo:country="US" fo:font-weight="bold"/>
    </style:style>
    <style:style style:family="paragraph" style:name="P113">
      <style:paragraph-properties/>
      <style:text-properties fo:font-size="12pt" style:font-size-complex="12pt" fo:language="en" fo:country="US" fo:font-weight="bold"/>
    </style:style>
    <style:style style:family="text" style:name="T697">
      <style:text-properties fo:font-size="12pt" style:font-size-complex="12pt" fo:language="en" fo:country="US" fo:font-weight="bold"/>
    </style:style>
    <style:style style:family="text" style:name="T698">
      <style:text-properties fo:font-size="12pt" style:font-size-complex="12pt" fo:language="en" fo:country="US" fo:font-weight="bold"/>
    </style:style>
    <style:style style:family="text" style:name="T699">
      <style:text-properties fo:font-size="12pt" style:font-size-complex="12pt" fo:language="en" fo:country="US" fo:font-weight="bold"/>
    </style:style>
    <style:style style:family="paragraph" style:name="P114">
      <style:paragraph-properties/>
      <style:text-properties fo:font-size="12pt" style:font-size-complex="12pt" fo:language="en" fo:country="US" fo:font-weight="bold"/>
    </style:style>
    <style:style style:family="text" style:name="T700">
      <style:text-properties fo:font-size="12pt" style:font-size-complex="12pt" fo:language="en" fo:country="US" fo:font-weight="bold"/>
    </style:style>
    <style:style style:family="text" style:name="T701">
      <style:text-properties fo:font-size="12pt" style:font-size-complex="12pt" fo:language="en" fo:country="US" fo:font-weight="bold"/>
    </style:style>
    <style:style style:family="text" style:name="T702">
      <style:text-properties fo:font-size="12pt" style:font-size-complex="12pt" fo:language="en" fo:country="US" fo:font-weight="bold"/>
    </style:style>
    <style:style style:family="paragraph" style:name="P115">
      <style:paragraph-properties/>
      <style:text-properties fo:font-size="12pt" style:font-size-complex="12pt" fo:language="en" fo:country="US" fo:font-weight="bold"/>
    </style:style>
    <style:style style:family="text" style:name="T703">
      <style:text-properties fo:font-size="12pt" style:font-size-complex="12pt" fo:language="en" fo:country="US" fo:font-weight="bold"/>
    </style:style>
    <style:style style:family="text" style:name="T704">
      <style:text-properties fo:font-size="12pt" style:font-size-complex="12pt" fo:language="en" fo:country="GB" fo:font-weight="bold"/>
    </style:style>
    <style:style style:family="text" style:name="T705">
      <style:text-properties fo:font-size="12pt" style:font-size-complex="12pt" fo:language="en" fo:country="US" fo:font-weight="bold"/>
    </style:style>
    <style:style style:family="text" style:name="T706">
      <style:text-properties fo:font-size="14pt" style:font-size-complex="14pt" fo:language="en" fo:country="US" fo:font-weight="bold"/>
    </style:style>
    <style:style style:family="text" style:name="T707">
      <style:text-properties fo:font-size="12pt" style:font-size-complex="12pt" fo:language="en" fo:country="US" fo:font-weight="bold"/>
    </style:style>
    <style:style style:family="text" style:name="T708">
      <style:text-properties fo:font-size="12pt" style:font-size-complex="12pt" fo:language="en" fo:country="GB" fo:font-weight="bold"/>
    </style:style>
    <style:style style:family="text" style:name="T709">
      <style:text-properties fo:language="en" fo:country="GB"/>
    </style:style>
    <style:style style:parent-style-name="713" style:list-style-name="WWNum21" style:family="paragraph" style:name="P116">
      <style:paragraph-properties/>
      <style:text-properties fo:language="en" fo:country="GB"/>
    </style:style>
    <style:style style:family="text" style:name="T710">
      <style:text-properties fo:language="en" fo:country="US"/>
    </style:style>
    <style:style style:family="text" style:name="T711">
      <style:text-properties fo:language="en" fo:country="GB"/>
    </style:style>
    <style:style style:parent-style-name="713" style:list-style-name="WWNum21" style:family="paragraph" style:name="P117">
      <style:paragraph-properties/>
      <style:text-properties fo:language="en" fo:country="GB"/>
    </style:style>
    <style:style style:family="text" style:name="T712">
      <style:text-properties fo:language="en" fo:country="US"/>
    </style:style>
    <style:style style:family="text" style:name="T713">
      <style:text-properties fo:language="en" fo:country="GB"/>
    </style:style>
    <style:style style:parent-style-name="713" style:list-style-name="WWNum21" style:family="paragraph" style:name="P118">
      <style:paragraph-properties/>
      <style:text-properties fo:language="en" fo:country="GB"/>
    </style:style>
    <style:style style:family="text" style:name="T714">
      <style:text-properties fo:language="en" fo:country="US"/>
    </style:style>
    <style:style style:family="text" style:name="T715">
      <style:text-properties fo:language="en" fo:country="GB"/>
    </style:style>
    <style:style style:parent-style-name="713" style:list-style-name="WWNum21" style:family="paragraph" style:name="P119">
      <style:paragraph-properties/>
      <style:text-properties fo:language="en" fo:country="GB"/>
    </style:style>
    <style:style style:family="text" style:name="T716">
      <style:text-properties fo:language="en" fo:country="US"/>
    </style:style>
    <style:style style:family="text" style:name="T717">
      <style:text-properties fo:language="en" fo:country="GB"/>
    </style:style>
    <style:style style:parent-style-name="713" style:list-style-name="WWNum21" style:family="paragraph" style:name="P120">
      <style:paragraph-properties/>
      <style:text-properties fo:language="en" fo:country="GB"/>
    </style:style>
    <style:style style:family="text" style:name="T718">
      <style:text-properties fo:language="en" fo:country="US"/>
    </style:style>
    <style:style style:family="text" style:name="T719">
      <style:text-properties fo:language="en" fo:country="GB"/>
    </style:style>
    <style:style style:parent-style-name="713" style:list-style-name="WWNum21" style:family="paragraph" style:name="P121">
      <style:paragraph-properties/>
      <style:text-properties fo:language="en" fo:country="GB"/>
    </style:style>
    <style:style style:family="text" style:name="T720">
      <style:text-properties fo:language="en" fo:country="US"/>
    </style:style>
    <style:style style:family="text" style:name="T721">
      <style:text-properties fo:language="en" fo:country="GB"/>
    </style:style>
    <style:style style:parent-style-name="713" style:list-style-name="WWNum21" style:family="paragraph" style:name="P122">
      <style:paragraph-properties/>
      <style:text-properties fo:language="en" fo:country="GB"/>
    </style:style>
    <style:style style:family="text" style:name="T722">
      <style:text-properties fo:language="en" fo:country="US"/>
    </style:style>
    <style:style style:family="text" style:name="T723">
      <style:text-properties fo:language="en" fo:country="GB"/>
    </style:style>
    <style:style style:family="text" style:name="T724">
      <style:text-properties fo:language="en" style:language-complex="en" fo:country="GB" style:country-complex="GB"/>
    </style:style>
    <style:style style:family="text" style:name="T725">
      <style:text-properties fo:language="en" style:language-complex="en" fo:country="GB" style:country-complex="GB"/>
    </style:style>
    <style:style style:family="text" style:name="T726">
      <style:text-properties fo:language="en" fo:country="GB"/>
    </style:style>
    <style:style style:family="text" style:name="T727">
      <style:text-properties fo:language="en" fo:country="GB"/>
    </style:style>
    <style:style style:parent-style-name="713" style:list-style-name="WWNum21" style:family="paragraph" style:name="P123">
      <style:paragraph-properties/>
      <style:text-properties fo:language="en" fo:country="GB"/>
    </style:style>
    <style:style style:family="text" style:name="T728">
      <style:text-properties fo:language="en" fo:country="US"/>
    </style:style>
    <style:style style:family="text" style:name="T729">
      <style:text-properties fo:language="en" fo:country="GB"/>
    </style:style>
    <style:style style:parent-style-name="713" style:list-style-name="WWNum21" style:family="paragraph" style:name="P124">
      <style:paragraph-properties/>
      <style:text-properties fo:language="en" fo:country="GB"/>
    </style:style>
    <style:style style:family="text" style:name="T730">
      <style:text-properties fo:language="en" fo:country="US"/>
    </style:style>
    <style:style style:family="text" style:name="T731">
      <style:text-properties fo:language="en" fo:country="GB"/>
    </style:style>
    <style:style style:family="text" style:name="T732">
      <style:text-properties fo:language="en" style:language-complex="en" fo:country="GB" style:country-complex="GB"/>
    </style:style>
    <style:style style:family="text" style:name="T733">
      <style:text-properties fo:language="en" fo:country="GB"/>
    </style:style>
    <style:style style:family="text" style:name="T734">
      <style:text-properties fo:language="en" fo:country="GB"/>
    </style:style>
    <style:style style:family="paragraph" style:name="P125">
      <style:paragraph-properties/>
      <style:text-properties fo:language="en" fo:country="GB"/>
    </style:style>
    <style:style style:family="text" style:name="T735">
      <style:text-properties fo:language="en" fo:country="GB" fo:font-weight="bold"/>
    </style:style>
    <style:style style:family="text" style:name="T736">
      <style:text-properties fo:language="en" fo:country="US" fo:font-weight="bold"/>
    </style:style>
    <style:style style:family="text" style:name="T737">
      <style:text-properties fo:language="en" fo:country="GB" fo:font-weight="bold"/>
    </style:style>
    <style:style style:family="text" style:name="T738">
      <style:text-properties fo:language="en" fo:country="US" fo:font-weight="bold"/>
    </style:style>
    <style:style style:family="text" style:name="T739">
      <style:text-properties fo:language="en" fo:country="US" fo:font-weight="bold"/>
    </style:style>
    <style:style style:family="text" style:name="T740">
      <style:text-properties fo:language="en" fo:country="GB"/>
    </style:style>
    <style:style style:parent-style-name="713" style:list-style-name="WWNum22" style:family="paragraph" style:name="P126">
      <style:paragraph-properties/>
      <style:text-properties fo:language="en" fo:country="US"/>
    </style:style>
    <style:style style:family="text" style:name="T741">
      <style:text-properties fo:language="en" fo:country="US"/>
    </style:style>
    <style:style style:family="text" style:name="T742">
      <style:text-properties fo:language="en" fo:country="US"/>
    </style:style>
    <style:style style:parent-style-name="713" style:list-style-name="WWNum22" style:family="paragraph" style:name="P127">
      <style:paragraph-properties/>
      <style:text-properties fo:language="en" fo:country="US"/>
    </style:style>
    <style:style style:family="text" style:name="T743">
      <style:text-properties fo:language="en" style:language-complex="en" fo:country="US" style:country-complex="US"/>
    </style:style>
    <style:style style:family="text" style:name="T744">
      <style:text-properties fo:language="en" fo:country="US"/>
    </style:style>
    <style:style style:parent-style-name="713" style:list-style-name="WWNum22" style:family="paragraph" style:name="P128">
      <style:paragraph-properties/>
      <style:text-properties fo:language="en" fo:country="US"/>
    </style:style>
    <style:style style:family="text" style:name="T745">
      <style:text-properties fo:language="en" style:language-complex="en" fo:country="US" style:country-complex="US"/>
    </style:style>
    <style:style style:family="text" style:name="T746">
      <style:text-properties fo:language="en" fo:country="US"/>
    </style:style>
    <style:style style:parent-style-name="713" style:list-style-name="WWNum22" style:family="paragraph" style:name="P129">
      <style:paragraph-properties/>
      <style:text-properties fo:language="en" style:language-complex="en" fo:country="US" style:country-complex="US"/>
    </style:style>
    <style:style style:family="text" style:name="T747">
      <style:text-properties fo:language="en" style:language-complex="en" fo:country="US" style:country-complex="US"/>
    </style:style>
    <style:style style:family="text" style:name="T748">
      <style:text-properties fo:language="en" style:language-complex="en" fo:country="US" style:country-complex="US"/>
    </style:style>
    <style:style style:family="text" style:name="T749">
      <style:text-properties fo:language="en" fo:country="US"/>
    </style:style>
    <style:style style:parent-style-name="713" style:list-style-name="WWNum22" style:family="paragraph" style:name="P130">
      <style:paragraph-properties/>
      <style:text-properties fo:language="en" fo:country="US"/>
    </style:style>
    <style:style style:family="text" style:name="T750">
      <style:text-properties fo:language="en" style:language-complex="en" fo:country="US" style:country-complex="US"/>
    </style:style>
    <style:style style:family="text" style:name="T751">
      <style:text-properties fo:language="en" style:language-complex="en" fo:country="US" style:country-complex="US"/>
    </style:style>
    <style:style style:parent-style-name="713" style:list-style-name="WWNum22" style:family="paragraph" style:name="P131">
      <style:paragraph-properties/>
      <style:text-properties fo:language="en" fo:country="US"/>
    </style:style>
    <style:style style:family="text" style:name="T752">
      <style:text-properties fo:language="en" style:language-complex="en" fo:country="US" style:country-complex="US"/>
    </style:style>
    <style:style style:family="text" style:name="T753">
      <style:text-properties fo:language="en" fo:country="US"/>
    </style:style>
    <style:style style:parent-style-name="713" style:list-style-name="WWNum22" style:family="paragraph" style:name="P132">
      <style:paragraph-properties/>
      <style:text-properties fo:language="en" fo:country="US"/>
    </style:style>
    <style:style style:family="text" style:name="T754">
      <style:text-properties fo:language="en" style:language-complex="en" fo:country="US" style:country-complex="US"/>
    </style:style>
    <style:style style:family="text" style:name="T755">
      <style:text-properties fo:language="en" fo:country="US"/>
    </style:style>
    <style:style style:parent-style-name="713" style:list-style-name="WWNum22" style:family="paragraph" style:name="P133">
      <style:paragraph-properties/>
      <style:text-properties fo:language="en" fo:country="US"/>
    </style:style>
    <style:style style:family="text" style:name="T756">
      <style:text-properties fo:language="en" style:language-complex="en" fo:country="US" style:country-complex="US"/>
    </style:style>
    <style:style style:family="text" style:name="T757">
      <style:text-properties fo:language="en" fo:country="US"/>
    </style:style>
    <style:style style:parent-style-name="713" style:list-style-name="WWNum22" style:family="paragraph" style:name="P134">
      <style:paragraph-properties/>
      <style:text-properties fo:language="en" fo:country="US"/>
    </style:style>
    <style:style style:family="text" style:name="T758">
      <style:text-properties fo:language="en" style:language-complex="en" fo:country="US" style:country-complex="US"/>
    </style:style>
    <style:style style:family="text" style:name="T759">
      <style:text-properties fo:language="en" style:language-complex="en" fo:country="US" style:country-complex="US"/>
    </style:style>
    <style:style style:family="text" style:name="T760">
      <style:text-properties fo:language="en" style:language-complex="en" fo:country="US" style:country-complex="US"/>
    </style:style>
    <style:style style:family="paragraph" style:name="P135">
      <style:paragraph-properties/>
      <style:text-properties fo:language="en" fo:country="GB"/>
    </style:style>
    <style:style style:family="text" style:name="T761">
      <style:text-properties fo:language="en" fo:country="GB"/>
    </style:style>
    <style:style style:family="text" style:name="T762">
      <style:text-properties fo:language="en" fo:country="US"/>
    </style:style>
    <style:style style:family="text" style:name="T763">
      <style:text-properties fo:language="en" fo:country="GB"/>
    </style:style>
    <style:style style:family="paragraph" style:name="P136">
      <style:paragraph-properties/>
      <style:text-properties fo:language="en" fo:country="GB"/>
    </style:style>
    <style:style style:family="text" style:name="T764">
      <style:text-properties fo:language="en" style:language-complex="en" fo:country="GB" style:country-complex="GB"/>
    </style:style>
    <style:style style:family="text" style:name="T765">
      <style:text-properties fo:language="en" fo:country="GB"/>
    </style:style>
    <style:style style:family="paragraph" style:name="P137">
      <style:paragraph-properties/>
      <style:text-properties fo:font-weight="bold"/>
    </style:style>
    <style:style style:family="text" style:name="T766">
      <style:text-properties fo:language="en" fo:country="US" fo:font-weight="bold"/>
    </style:style>
    <style:style style:family="text" style:name="T767">
      <style:text-properties fo:language="en" fo:country="GB" fo:font-weight="bold"/>
    </style:style>
    <style:style style:family="text" style:name="T768">
      <style:text-properties fo:language="en" fo:country="US" fo:font-weight="bold"/>
    </style:style>
    <style:style style:family="text" style:name="T769">
      <style:text-properties fo:language="en" fo:country="GB" fo:font-weight="bold"/>
    </style:style>
    <style:style style:parent-style-name="713" style:list-style-name="WWNum23" style:family="paragraph" style:name="P138">
      <style:paragraph-properties/>
      <style:text-properties fo:language="en" fo:country="GB"/>
    </style:style>
    <style:style style:family="text" style:name="T770">
      <style:text-properties fo:language="en" fo:country="GB"/>
    </style:style>
    <style:style style:family="text" style:name="T771">
      <style:text-properties fo:language="en" fo:country="GB"/>
    </style:style>
    <style:style style:parent-style-name="713" style:list-style-name="WWNum23" style:family="paragraph" style:name="P139">
      <style:paragraph-properties/>
      <style:text-properties fo:language="en" style:language-complex="en" fo:country="GB" style:country-complex="GB"/>
    </style:style>
    <style:style style:family="text" style:name="T772">
      <style:text-properties fo:language="en" fo:country="GB"/>
    </style:style>
    <style:style style:family="text" style:name="T773">
      <style:text-properties fo:language="en" style:language-complex="en" fo:country="GB" style:country-complex="GB"/>
    </style:style>
    <style:style style:family="text" style:name="T774">
      <style:text-properties fo:language="en" fo:country="GB"/>
    </style:style>
    <style:style style:parent-style-name="713" style:list-style-name="WWNum23" style:family="paragraph" style:name="P140">
      <style:paragraph-properties/>
      <style:text-properties fo:language="en" style:language-complex="en" fo:country="GB" style:country-complex="GB"/>
    </style:style>
    <style:style style:family="text" style:name="T775">
      <style:text-properties fo:language="en" style:language-complex="en" fo:country="GB" style:country-complex="GB"/>
    </style:style>
    <style:style style:family="text" style:name="T776">
      <style:text-properties fo:language="en" style:language-complex="en" fo:country="GB" style:country-complex="GB"/>
    </style:style>
    <style:style style:family="text" style:name="T777">
      <style:text-properties fo:language="en" fo:country="GB"/>
    </style:style>
    <style:style style:parent-style-name="713" style:list-style-name="WWNum23" style:family="paragraph" style:name="P141">
      <style:paragraph-properties/>
      <style:text-properties fo:language="en" fo:country="GB"/>
    </style:style>
    <style:style style:family="text" style:name="T778">
      <style:text-properties fo:language="en" style:language-complex="en" fo:country="GB" style:country-complex="GB"/>
    </style:style>
    <style:style style:family="text" style:name="T779">
      <style:text-properties fo:language="en" style:language-complex="en" fo:country="GB" style:country-complex="GB"/>
    </style:style>
    <style:style style:family="text" style:name="T780">
      <style:text-properties fo:language="en" fo:country="GB"/>
    </style:style>
    <style:style style:family="paragraph" style:name="P142">
      <style:paragraph-properties/>
      <style:text-properties fo:language="en" fo:country="GB"/>
    </style:style>
    <style:style style:family="text" style:name="T781">
      <style:text-properties fo:language="en" fo:country="US" fo:font-weight="bold"/>
    </style:style>
    <style:style style:family="text" style:name="T782">
      <style:text-properties fo:language="en" fo:country="GB"/>
    </style:style>
    <style:style style:family="paragraph" style:name="P143">
      <style:paragraph-properties/>
      <style:text-properties/>
    </style:style>
    <style:style style:family="text" style:name="T783">
      <style:text-properties fo:language="en" fo:country="GB"/>
    </style:style>
    <style:style style:family="text" style:name="T784">
      <style:text-properties fo:language="en" fo:country="GB"/>
    </style:style>
    <style:style style:family="text" style:name="T785">
      <style:text-properties fo:language="en" fo:country="GB"/>
    </style:style>
    <style:style style:family="paragraph" style:name="P144">
      <style:paragraph-properties/>
      <style:text-properties fo:language="en" fo:country="GB"/>
    </style:style>
    <style:style style:family="text" style:name="T786">
      <style:text-properties fo:language="en" fo:country="GB"/>
    </style:style>
    <style:style style:family="text" style:name="T787">
      <style:text-properties fo:language="en" fo:country="GB"/>
    </style:style>
    <style:style style:parent-style-name="713" style:list-style-name="WWNum24" style:family="paragraph" style:name="P145">
      <style:paragraph-properties/>
      <style:text-properties fo:language="en" fo:country="GB"/>
    </style:style>
    <style:style style:family="text" style:name="T788">
      <style:text-properties fo:language="en" fo:country="GB"/>
    </style:style>
    <style:style style:family="text" style:name="T789">
      <style:text-properties fo:language="en" fo:country="GB"/>
    </style:style>
    <style:style style:parent-style-name="713" style:list-style-name="WWNum24" style:family="paragraph" style:name="P146">
      <style:paragraph-properties/>
      <style:text-properties fo:language="en" fo:country="GB"/>
    </style:style>
    <style:style style:family="text" style:name="T790">
      <style:text-properties fo:language="en" fo:country="GB"/>
    </style:style>
    <style:style style:family="text" style:name="T791">
      <style:text-properties fo:language="en" fo:country="GB"/>
    </style:style>
    <style:style style:family="text" style:name="T792">
      <style:text-properties fo:language="en" fo:country="GB"/>
    </style:style>
    <style:style style:family="text" style:name="T793">
      <style:text-properties fo:language="en" fo:country="GB"/>
    </style:style>
    <style:style style:family="text" style:name="T794">
      <style:text-properties fo:language="en" fo:country="GB"/>
    </style:style>
    <style:style style:family="paragraph" style:name="P147">
      <style:paragraph-properties/>
      <style:text-properties/>
    </style:style>
    <style:style style:family="text" style:name="T795">
      <style:text-properties fo:language="en" fo:country="GB"/>
    </style:style>
    <style:style style:parent-style-name="713" style:list-style-name="WWNum25" style:family="paragraph" style:name="P148">
      <style:paragraph-properties/>
      <style:text-properties fo:language="en" fo:country="GB"/>
    </style:style>
    <style:style style:family="text" style:name="T796">
      <style:text-properties fo:language="en" fo:country="GB"/>
    </style:style>
    <style:style style:family="text" style:name="T797">
      <style:text-properties fo:language="en" fo:country="GB"/>
    </style:style>
    <style:style style:parent-style-name="713" style:list-style-name="WWNum25" style:family="paragraph" style:name="P149">
      <style:paragraph-properties/>
      <style:text-properties fo:language="en" fo:country="GB"/>
    </style:style>
    <style:style style:family="text" style:name="T798">
      <style:text-properties fo:language="en" fo:country="GB"/>
    </style:style>
    <style:style style:family="text" style:name="T799">
      <style:text-properties fo:language="en" fo:country="GB"/>
    </style:style>
    <style:style style:family="text" style:name="T800">
      <style:text-properties fo:language="en" fo:country="GB"/>
    </style:style>
    <style:style style:parent-style-name="713" style:list-style-name="WWNum25" style:family="paragraph" style:name="P150">
      <style:paragraph-properties/>
      <style:text-properties fo:language="en" fo:country="GB"/>
    </style:style>
    <style:style style:family="text" style:name="T801">
      <style:text-properties fo:language="en" fo:country="GB"/>
    </style:style>
    <style:style style:family="text" style:name="T802">
      <style:text-properties fo:language="en" fo:country="GB"/>
    </style:style>
    <style:style style:family="text" style:name="T803">
      <style:text-properties fo:language="en" fo:country="GB"/>
    </style:style>
    <style:style style:parent-style-name="713" style:list-style-name="WWNum25" style:family="paragraph" style:name="P151">
      <style:paragraph-properties/>
      <style:text-properties fo:language="en" fo:country="GB"/>
    </style:style>
    <style:style style:family="text" style:name="T804">
      <style:text-properties fo:language="en" fo:country="GB"/>
    </style:style>
    <style:style style:family="text" style:name="T805">
      <style:text-properties fo:language="en" fo:country="GB"/>
    </style:style>
    <style:style style:family="text" style:name="T806">
      <style:text-properties fo:language="en" fo:country="GB"/>
    </style:style>
    <style:style style:parent-style-name="713" style:list-style-name="WWNum25" style:family="paragraph" style:name="P152">
      <style:paragraph-properties/>
      <style:text-properties fo:language="en" fo:country="GB"/>
    </style:style>
    <style:style style:family="text" style:name="T807">
      <style:text-properties fo:language="en" fo:country="GB"/>
    </style:style>
    <style:style style:family="text" style:name="T808">
      <style:text-properties fo:language="en" fo:country="GB"/>
    </style:style>
    <style:style style:family="text" style:name="T809">
      <style:text-properties fo:language="en" fo:country="GB"/>
    </style:style>
    <style:style style:family="text" style:name="T810">
      <style:text-properties fo:language="en" fo:country="GB"/>
    </style:style>
    <style:style style:family="text" style:name="T811">
      <style:text-properties fo:language="en" fo:country="GB"/>
    </style:style>
    <style:style style:family="paragraph" style:name="P153">
      <style:paragraph-properties/>
      <style:text-properties fo:language="en" fo:country="GB"/>
    </style:style>
    <style:style style:family="text" style:name="T812">
      <style:text-properties fo:language="en" fo:country="GB"/>
    </style:style>
    <style:style style:family="text" style:name="T813">
      <style:text-properties fo:language="en" fo:country="GB"/>
    </style:style>
    <style:style style:parent-style-name="713" style:list-style-name="WWNum26" style:family="paragraph" style:name="P154">
      <style:paragraph-properties/>
      <style:text-properties fo:language="en" fo:country="GB"/>
    </style:style>
    <style:style style:family="text" style:name="T814">
      <style:text-properties fo:language="en" fo:country="GB"/>
    </style:style>
    <style:style style:family="text" style:name="T815">
      <style:text-properties fo:language="en" fo:country="GB"/>
    </style:style>
    <style:style style:parent-style-name="713" style:list-style-name="WWNum26" style:family="paragraph" style:name="P155">
      <style:paragraph-properties/>
      <style:text-properties fo:language="en" fo:country="GB"/>
    </style:style>
    <style:style style:family="text" style:name="T816">
      <style:text-properties fo:language="en" fo:country="GB"/>
    </style:style>
    <style:style style:family="text" style:name="T817">
      <style:text-properties fo:language="en" fo:country="GB"/>
    </style:style>
    <style:style style:family="text" style:name="T818">
      <style:text-properties fo:language="en" fo:country="GB"/>
    </style:style>
    <style:style style:parent-style-name="713" style:list-style-name="WWNum26" style:family="paragraph" style:name="P156">
      <style:paragraph-properties/>
      <style:text-properties fo:language="en" fo:country="GB"/>
    </style:style>
    <style:style style:family="text" style:name="T819">
      <style:text-properties fo:language="en" fo:country="GB"/>
    </style:style>
    <style:style style:family="text" style:name="T820">
      <style:text-properties fo:language="en" fo:country="GB"/>
    </style:style>
    <style:style style:family="text" style:name="T821">
      <style:text-properties fo:language="en" fo:country="GB"/>
    </style:style>
    <style:style style:parent-style-name="713" style:list-style-name="WWNum26" style:family="paragraph" style:name="P157">
      <style:paragraph-properties/>
      <style:text-properties fo:language="en" fo:country="GB"/>
    </style:style>
    <style:style style:family="text" style:name="T822">
      <style:text-properties fo:language="en" fo:country="GB"/>
    </style:style>
    <style:style style:family="text" style:name="T823">
      <style:text-properties fo:language="en" fo:country="GB"/>
    </style:style>
    <style:style style:family="text" style:name="T824">
      <style:text-properties fo:language="en" fo:country="GB"/>
    </style:style>
    <style:style style:family="text" style:name="T825">
      <style:text-properties fo:language="en" fo:country="GB"/>
    </style:style>
    <style:style style:family="text" style:name="T826">
      <style:text-properties fo:language="en" fo:country="GB"/>
    </style:style>
    <style:style style:family="paragraph" style:name="P158">
      <style:paragraph-properties/>
      <style:text-properties/>
    </style:style>
    <style:style style:family="text" style:name="T827">
      <style:text-properties fo:language="en" fo:country="GB"/>
    </style:style>
    <style:style style:parent-style-name="713" style:list-style-name="WWNum27" style:family="paragraph" style:name="P159">
      <style:paragraph-properties/>
      <style:text-properties/>
    </style:style>
    <style:style style:family="text" style:name="T828">
      <style:text-properties fo:language="en" fo:country="GB"/>
    </style:style>
    <style:style style:parent-style-name="713" style:list-style-name="WWNum27" style:family="paragraph" style:name="P160">
      <style:paragraph-properties/>
      <style:text-properties fo:language="en" fo:country="GB"/>
    </style:style>
    <style:style style:family="text" style:name="T829">
      <style:text-properties fo:language="en" fo:country="GB"/>
    </style:style>
    <style:style style:family="text" style:name="T830">
      <style:text-properties fo:language="en" fo:country="GB"/>
    </style:style>
    <style:style style:family="text" style:name="T831">
      <style:text-properties fo:language="en" fo:country="GB"/>
    </style:style>
    <style:style style:family="text" style:name="T832">
      <style:text-properties fo:language="en" style:language-complex="en" fo:country="GB" style:country-complex="GB"/>
    </style:style>
    <style:style style:family="text" style:name="T833">
      <style:text-properties fo:language="en" fo:country="GB"/>
    </style:style>
    <style:style style:family="text" style:name="T834">
      <style:text-properties fo:language="en" fo:country="GB"/>
    </style:style>
    <style:style style:family="paragraph" style:name="P161">
      <style:paragraph-properties/>
      <style:text-properties fo:font-weight="bold"/>
    </style:style>
    <style:style style:family="text" style:name="T835">
      <style:text-properties fo:language="en" fo:country="US" fo:font-weight="bold"/>
    </style:style>
    <style:style style:family="text" style:name="T836">
      <style:text-properties fo:language="en" fo:country="GB" fo:font-weight="bold"/>
    </style:style>
    <style:style style:parent-style-name="713" style:list-style-name="WWNum28" style:family="paragraph" style:name="P162">
      <style:paragraph-properties/>
      <style:text-properties fo:language="en" fo:country="GB"/>
    </style:style>
    <style:style style:family="text" style:name="T837">
      <style:text-properties fo:language="en" fo:country="GB"/>
    </style:style>
    <style:style style:family="text" style:name="T838">
      <style:text-properties fo:language="en" fo:country="GB"/>
    </style:style>
    <style:style style:parent-style-name="713" style:list-style-name="WWNum28" style:family="paragraph" style:name="P163">
      <style:paragraph-properties/>
      <style:text-properties fo:language="en" fo:country="GB"/>
    </style:style>
    <style:style style:family="text" style:name="T839">
      <style:text-properties fo:language="en" fo:country="US"/>
    </style:style>
    <style:style style:family="text" style:name="T840">
      <style:text-properties fo:language="en" fo:country="GB"/>
    </style:style>
    <style:style style:family="text" style:name="T841">
      <style:text-properties fo:language="en" fo:country="US"/>
    </style:style>
    <style:style style:family="text" style:name="T842">
      <style:text-properties fo:language="en" fo:country="GB"/>
    </style:style>
    <style:style style:parent-style-name="713" style:list-style-name="WWNum28" style:family="paragraph" style:name="P164">
      <style:paragraph-properties/>
      <style:text-properties fo:language="en" fo:country="GB"/>
    </style:style>
    <style:style style:family="text" style:name="T843">
      <style:text-properties fo:language="en" fo:country="US"/>
    </style:style>
    <style:style style:family="text" style:name="T844">
      <style:text-properties fo:language="en" fo:country="GB"/>
    </style:style>
    <style:style style:parent-style-name="713" style:list-style-name="WWNum28" style:family="paragraph" style:name="P165">
      <style:paragraph-properties/>
      <style:text-properties fo:language="en" fo:country="US"/>
    </style:style>
    <style:style style:family="text" style:name="T845">
      <style:text-properties fo:language="en" fo:country="US"/>
    </style:style>
    <style:style style:family="text" style:name="T846">
      <style:text-properties fo:language="en" fo:country="GB"/>
    </style:style>
    <style:style style:parent-style-name="713" style:list-style-name="WWNum28" style:family="paragraph" style:name="P166">
      <style:paragraph-properties/>
      <style:text-properties fo:language="en" fo:country="GB"/>
    </style:style>
    <style:style style:family="text" style:name="T847">
      <style:text-properties fo:language="en" fo:country="US"/>
    </style:style>
    <style:style style:family="text" style:name="T848">
      <style:text-properties fo:language="en" fo:country="GB"/>
    </style:style>
    <style:style style:family="paragraph" style:name="P167">
      <style:paragraph-properties/>
      <style:text-properties fo:language="en" fo:country="GB"/>
    </style:style>
    <style:style style:family="text" style:name="T849">
      <style:text-properties fo:language="en" style:language-complex="en" fo:country="GB" style:country-complex="GB"/>
    </style:style>
    <style:style style:family="text" style:name="T850">
      <style:text-properties fo:language="en" fo:country="GB"/>
    </style:style>
    <style:style style:family="paragraph" style:name="P168">
      <style:paragraph-properties/>
      <style:text-properties fo:font-weight="bold"/>
    </style:style>
    <style:style style:family="text" style:name="T851">
      <style:text-properties fo:language="en" fo:country="US" fo:font-weight="bold"/>
    </style:style>
    <style:style style:family="text" style:name="T852">
      <style:text-properties fo:language="en" fo:country="US" fo:font-weight="bold"/>
    </style:style>
    <style:style style:family="text" style:name="T853">
      <style:text-properties fo:language="en" fo:country="GB" fo:font-weight="bold"/>
    </style:style>
    <style:style style:parent-style-name="713" style:list-style-name="WWNum29" style:family="paragraph" style:name="P169">
      <style:paragraph-properties/>
      <style:text-properties fo:language="en" fo:country="US"/>
    </style:style>
    <style:style style:family="text" style:name="T854">
      <style:text-properties fo:language="en" fo:country="GB"/>
    </style:style>
    <style:style style:family="text" style:name="T855">
      <style:text-properties fo:language="en" fo:country="US"/>
    </style:style>
    <style:style style:family="text" style:name="T856">
      <style:text-properties fo:language="en" fo:country="US"/>
    </style:style>
    <style:style style:parent-style-name="713" style:list-style-name="WWNum29" style:family="paragraph" style:name="P170">
      <style:paragraph-properties/>
      <style:text-properties fo:language="en" fo:country="GB"/>
    </style:style>
    <style:style style:family="text" style:name="T857">
      <style:text-properties fo:language="en" fo:country="US"/>
    </style:style>
    <style:style style:family="text" style:name="T858">
      <style:text-properties fo:language="en" fo:country="GB"/>
    </style:style>
    <style:style style:family="text" style:name="T859">
      <style:text-properties fo:language="en" fo:country="US"/>
    </style:style>
    <style:style style:parent-style-name="713" style:list-style-name="WWNum29" style:family="paragraph" style:name="P171">
      <style:paragraph-properties/>
      <style:text-properties fo:language="en" fo:country="US"/>
    </style:style>
    <style:style style:family="text" style:name="T860">
      <style:text-properties fo:language="en" fo:country="US"/>
    </style:style>
    <style:style style:family="text" style:name="T861">
      <style:text-properties fo:language="en" fo:country="US"/>
    </style:style>
    <style:style style:parent-style-name="713" style:list-style-name="WWNum29" style:family="paragraph" style:name="P172">
      <style:paragraph-properties/>
      <style:text-properties fo:language="en" fo:country="US"/>
    </style:style>
    <style:style style:family="text" style:name="T862">
      <style:text-properties fo:language="en" fo:country="US"/>
    </style:style>
    <style:style style:family="paragraph" style:name="P173">
      <style:paragraph-properties/>
      <style:text-properties fo:language="en" fo:country="GB"/>
    </style:style>
    <style:style style:family="text" style:name="T863">
      <style:text-properties fo:language="en" style:language-complex="en" fo:country="GB" style:country-complex="GB"/>
    </style:style>
    <style:style style:family="text" style:name="T864">
      <style:text-properties fo:language="en" fo:country="GB"/>
    </style:style>
    <style:style style:family="paragraph" style:name="P174">
      <style:paragraph-properties/>
      <style:text-properties fo:font-size="12pt" style:font-size-complex="12pt" fo:font-weight="bold"/>
    </style:style>
    <style:style style:family="text" style:name="T865">
      <style:text-properties fo:font-size="12pt" style:font-size-complex="12pt" fo:language="en" fo:country="US" fo:font-weight="bold"/>
    </style:style>
    <style:style style:family="text" style:name="T866">
      <style:text-properties fo:font-size="12pt" style:font-size-complex="12pt" fo:language="en" fo:country="US" fo:font-weight="bold"/>
    </style:style>
    <style:style style:family="text" style:name="T867">
      <style:text-properties fo:font-size="12pt" style:font-size-complex="12pt" fo:language="en" fo:country="GB" fo:font-weight="bold"/>
    </style:style>
    <style:style style:parent-style-name="713" style:list-style-name="WWNum30" style:family="paragraph" style:name="P175">
      <style:paragraph-properties/>
      <style:text-properties fo:language="en" fo:country="GB"/>
    </style:style>
    <style:style style:family="text" style:name="T868">
      <style:text-properties fo:language="en" fo:country="US"/>
    </style:style>
    <style:style style:family="text" style:name="T869">
      <style:text-properties fo:language="en" fo:country="GB"/>
    </style:style>
    <style:style style:family="paragraph" style:name="P176">
      <style:paragraph-properties/>
      <style:text-properties fo:font-size="11pt" style:font-size-complex="11pt" fo:language="en" fo:country="US" fo:font-weight="normal"/>
    </style:style>
    <style:style style:family="text" style:name="T870">
      <style:text-properties fo:font-size="12pt" style:font-size-complex="12pt" fo:language="en" fo:country="US" fo:font-weight="bold"/>
    </style:style>
    <style:style style:family="text" style:name="T871">
      <style:text-properties fo:font-size="11pt" style:font-size-complex="11pt" fo:language="en" fo:country="US" fo:font-weight="normal"/>
    </style:style>
    <style:style style:family="text" style:name="T872">
      <style:text-properties fo:font-size="11pt" style:font-size-complex="11pt" fo:font-weight="normal"/>
    </style:style>
    <style:style style:family="paragraph" style:name="P177">
      <style:paragraph-properties/>
      <style:text-properties fo:font-size="11pt" style:font-size-complex="11pt" fo:language="en" fo:country="US" fo:font-weight="normal"/>
    </style:style>
    <style:style style:family="text" style:name="T873">
      <style:text-properties fo:font-size="11pt" style:font-size-complex="11pt" fo:language="en" fo:country="US" fo:font-weight="normal"/>
    </style:style>
    <style:style style:family="text" style:name="T874">
      <style:text-properties fo:font-size="11pt" style:font-size-complex="11pt" fo:font-weight="normal"/>
    </style:style>
    <style:style style:parent-style-name="713" style:list-style-name="WWNum32" style:family="paragraph" style:name="P178">
      <style:paragraph-properties/>
      <style:text-properties fo:font-size="11pt" style:font-size-complex="11pt" fo:font-weight="normal"/>
    </style:style>
    <style:style style:family="text" style:name="T875">
      <style:text-properties fo:font-size="11pt" style:font-size-complex="11pt" fo:language="en" fo:country="US" fo:font-weight="normal"/>
    </style:style>
    <style:style style:family="text" style:name="T876">
      <style:text-properties fo:font-size="11pt" style:font-size-complex="11pt" fo:font-weight="normal"/>
    </style:style>
    <style:style style:parent-style-name="713" style:list-style-name="WWNum32" style:family="paragraph" style:name="P179">
      <style:paragraph-properties/>
      <style:text-properties fo:font-size="11pt" style:font-size-complex="11pt" fo:font-weight="normal"/>
    </style:style>
    <style:style style:family="text" style:name="T877">
      <style:text-properties fo:font-size="11pt" style:font-size-complex="11pt" fo:language="en" fo:country="US" fo:font-weight="normal"/>
    </style:style>
    <style:style style:family="text" style:name="T878">
      <style:text-properties fo:font-size="11pt" style:font-size-complex="11pt" fo:font-weight="normal"/>
    </style:style>
    <style:style style:parent-style-name="713" style:list-style-name="WWNum32" style:family="paragraph" style:name="P180">
      <style:paragraph-properties/>
      <style:text-properties fo:font-size="11pt" style:font-size-complex="11pt" fo:font-weight="normal"/>
    </style:style>
    <style:style style:family="text" style:name="T879">
      <style:text-properties fo:font-size="11pt" style:font-size-complex="11pt" fo:language="en" fo:country="US" fo:font-weight="normal"/>
    </style:style>
    <style:style style:family="text" style:name="T880">
      <style:text-properties fo:font-size="11pt" style:font-size-complex="11pt" fo:font-weight="normal"/>
    </style:style>
    <style:style style:family="text" style:name="T881">
      <style:text-properties fo:font-size="11pt" style:font-size-complex="11pt" fo:language="en" fo:country="US" fo:font-weight="normal"/>
    </style:style>
    <style:style style:family="text" style:name="T882">
      <style:text-properties fo:font-size="11pt" style:font-size-complex="11pt" fo:language="en" fo:country="US" fo:font-weight="normal"/>
    </style:style>
    <style:style style:family="text" style:name="T883">
      <style:text-properties fo:font-size="11pt" style:font-size-complex="11pt" fo:language="en" fo:country="US" fo:font-weight="normal"/>
    </style:style>
    <style:style style:family="text" style:name="T884">
      <style:text-properties fo:font-size="11pt" style:font-size-complex="11pt" fo:font-weight="normal"/>
    </style:style>
    <style:style style:family="paragraph" style:name="P181">
      <style:paragraph-properties/>
      <style:text-properties fo:language="en" fo:country="GB"/>
    </style:style>
    <style:style style:family="text" style:name="T885">
      <style:text-properties fo:language="en" fo:country="GB"/>
    </style:style>
    <style:style style:family="text" style:name="T886">
      <style:text-properties fo:language="en" fo:country="GB"/>
    </style:style>
    <style:style style:family="text" style:name="T887">
      <style:text-properties fo:language="en" fo:country="GB"/>
    </style:style>
    <style:style style:family="paragraph" style:name="P182">
      <style:paragraph-properties/>
      <style:text-properties fo:language="en" fo:country="GB"/>
    </style:style>
    <style:style style:family="text" style:name="T888">
      <style:text-properties fo:language="en" fo:country="GB"/>
    </style:style>
    <style:style style:family="text" style:name="T889">
      <style:text-properties fo:language="en" fo:country="GB"/>
    </style:style>
    <style:style style:family="text" style:name="T890">
      <style:text-properties fo:language="en" fo:country="GB"/>
    </style:style>
    <style:style style:family="paragraph" style:name="P183">
      <style:paragraph-properties/>
      <style:text-properties fo:language="en" fo:country="GB"/>
    </style:style>
    <style:style style:family="text" style:name="T891">
      <style:text-properties fo:language="en" fo:country="GB"/>
    </style:style>
    <style:style style:family="text" style:name="T892">
      <style:text-properties fo:language="en" fo:country="GB"/>
    </style:style>
    <style:style style:family="text" style:name="T893">
      <style:text-properties fo:language="en" fo:country="GB"/>
    </style:style>
    <style:style style:family="paragraph" style:name="P184">
      <style:paragraph-properties/>
      <style:text-properties fo:language="en" fo:country="GB"/>
    </style:style>
    <style:style style:family="text" style:name="T894">
      <style:text-properties fo:language="en" fo:country="GB"/>
    </style:style>
    <style:style style:family="text" style:name="T895">
      <style:text-properties fo:language="en" fo:country="GB"/>
    </style:style>
    <style:style style:family="text" style:name="T896">
      <style:text-properties fo:language="en" fo:country="GB"/>
    </style:style>
    <style:style style:family="paragraph" style:name="P185">
      <style:paragraph-properties/>
      <style:text-properties fo:language="en" fo:country="GB"/>
    </style:style>
    <style:style style:family="text" style:name="T897">
      <style:text-properties fo:language="en" fo:country="GB"/>
    </style:style>
    <style:style style:family="text" style:name="T898">
      <style:text-properties fo:language="en" fo:country="GB"/>
    </style:style>
    <style:style style:family="text" style:name="T899">
      <style:text-properties fo:language="en" fo:country="GB"/>
    </style:style>
    <style:style style:family="paragraph" style:name="P186">
      <style:paragraph-properties/>
      <style:text-properties fo:language="en" fo:country="GB"/>
    </style:style>
    <style:style style:family="text" style:name="T900">
      <style:text-properties fo:language="en" style:language-complex="en" fo:country="GB" style:country-complex="GB"/>
    </style:style>
    <style:style style:family="text" style:name="T901">
      <style:text-properties fo:language="en" fo:country="GB"/>
    </style:style>
    <style:style style:family="paragraph" style:name="P187">
      <style:paragraph-properties/>
      <style:text-properties fo:font-weight="bold"/>
    </style:style>
    <style:style style:family="text" style:name="T902">
      <style:text-properties fo:language="en" fo:country="US" fo:font-weight="bold"/>
    </style:style>
    <style:style style:family="text" style:name="T903">
      <style:text-properties fo:language="en" fo:country="GB" fo:font-weight="bold"/>
    </style:style>
    <style:style style:parent-style-name="713" style:list-style-name="WWNum31" style:family="paragraph" style:name="P188">
      <style:paragraph-properties/>
      <style:text-properties fo:language="en" fo:country="GB"/>
    </style:style>
    <style:style style:family="text" style:name="T904">
      <style:text-properties fo:language="en" fo:country="GB"/>
    </style:style>
    <style:style style:family="text" style:name="T905">
      <style:text-properties fo:language="en" fo:country="US"/>
    </style:style>
    <style:style style:family="text" style:name="T906">
      <style:text-properties fo:language="en" fo:country="GB"/>
    </style:style>
    <style:style style:family="text" style:name="T907">
      <style:text-properties fo:language="en" fo:country="GB"/>
    </style:style>
    <style:style style:parent-style-name="713" style:list-style-name="WWNum31" style:family="paragraph" style:name="P189">
      <style:paragraph-properties/>
      <style:text-properties fo:language="en" fo:country="GB"/>
    </style:style>
    <style:style style:family="text" style:name="T908">
      <style:text-properties fo:language="en" fo:country="US"/>
    </style:style>
    <style:style style:family="text" style:name="T909">
      <style:text-properties fo:language="en" fo:country="GB"/>
    </style:style>
    <style:style style:parent-style-name="713" style:list-style-name="WWNum31" style:family="paragraph" style:name="P190">
      <style:paragraph-properties/>
      <style:text-properties fo:language="en" fo:country="GB"/>
    </style:style>
    <style:style style:family="text" style:name="T910">
      <style:text-properties fo:language="en" fo:country="GB"/>
    </style:style>
    <style:style style:family="text" style:name="T911">
      <style:text-properties fo:language="en" fo:country="US"/>
    </style:style>
    <style:style style:family="text" style:name="T912">
      <style:text-properties fo:language="en" fo:country="GB"/>
    </style:style>
    <style:style style:family="text" style:name="T913">
      <style:text-properties fo:language="en" fo:country="US"/>
    </style:style>
    <style:style style:family="text" style:name="T914">
      <style:text-properties fo:language="en" fo:country="GB"/>
    </style:style>
    <style:style style:family="text" style:name="T915">
      <style:text-properties fo:language="en" fo:country="GB"/>
    </style:style>
    <style:style style:family="paragraph" style:name="P191">
      <style:paragraph-properties/>
      <style:text-properties fo:language="en" fo:country="GB"/>
    </style:style>
    <style:style style:family="text" style:name="T916">
      <style:text-properties fo:language="en" style:language-complex="en" fo:country="GB" style:country-complex="GB"/>
    </style:style>
    <style:style style:family="text" style:name="T917">
      <style:text-properties fo:language="en" fo:country="GB"/>
    </style:style>
    <style:style style:family="paragraph" style:name="P192">
      <style:paragraph-properties/>
      <style:text-properties fo:font-weight="bold"/>
    </style:style>
    <style:style style:family="text" style:name="T918">
      <style:text-properties fo:language="en" fo:country="US" fo:font-weight="bold"/>
    </style:style>
    <style:style style:family="text" style:name="T919">
      <style:text-properties fo:language="en" fo:country="GB" fo:font-weight="bold"/>
    </style:style>
    <style:style style:parent-style-name="713" style:list-style-name="WWNum35" style:family="paragraph" style:name="P193">
      <style:paragraph-properties/>
      <style:text-properties fo:language="en" fo:country="GB"/>
    </style:style>
    <style:style style:family="text" style:name="T920">
      <style:text-properties fo:language="en" fo:country="GB"/>
    </style:style>
    <style:style style:family="text" style:name="T921">
      <style:text-properties fo:language="en" fo:country="US"/>
    </style:style>
    <style:style style:family="text" style:name="T922">
      <style:text-properties fo:language="en" fo:country="GB"/>
    </style:style>
    <style:style style:family="text" style:name="T923">
      <style:text-properties fo:language="en" fo:country="GB"/>
    </style:style>
    <style:style style:parent-style-name="713" style:list-style-name="WWNum33" style:family="paragraph" style:name="P194">
      <style:paragraph-properties/>
      <style:text-properties fo:language="en" fo:country="US"/>
    </style:style>
    <style:style style:family="text" style:name="T924">
      <style:text-properties fo:language="en" fo:country="US"/>
    </style:style>
    <style:style style:family="text" style:name="T925">
      <style:text-properties fo:language="en" fo:country="US"/>
    </style:style>
    <style:style style:parent-style-name="713" style:list-style-name="WWNum33" style:family="paragraph" style:name="P195">
      <style:paragraph-properties/>
      <style:text-properties fo:language="en" fo:country="US"/>
    </style:style>
    <style:style style:family="text" style:name="T926">
      <style:text-properties fo:language="en" style:language-complex="en" fo:country="US" style:country-complex="US"/>
    </style:style>
    <style:style style:family="text" style:name="T927">
      <style:text-properties fo:language="en" style:language-complex="en" fo:country="US" style:country-complex="US"/>
    </style:style>
    <style:style style:family="text" style:name="T928">
      <style:text-properties fo:language="en" style:language-complex="en" fo:country="US" style:country-complex="US"/>
    </style:style>
    <style:style style:family="text" style:name="T929">
      <style:text-properties fo:language="en" style:language-complex="en" fo:country="US" style:country-complex="US"/>
    </style:style>
    <style:style style:family="text" style:name="T930">
      <style:text-properties fo:language="en" fo:country="US"/>
    </style:style>
    <style:style style:parent-style-name="713" style:list-style-name="WWNum33" style:family="paragraph" style:name="P196">
      <style:paragraph-properties/>
      <style:text-properties fo:language="en" fo:country="US"/>
    </style:style>
    <style:style style:family="text" style:name="T931">
      <style:text-properties fo:language="en" style:language-complex="en" fo:country="US" style:country-complex="US"/>
    </style:style>
    <style:style style:family="text" style:name="T932">
      <style:text-properties fo:language="en" fo:country="US"/>
    </style:style>
    <style:style style:parent-style-name="713" style:list-style-name="WWNum33" style:family="paragraph" style:name="P197">
      <style:paragraph-properties/>
      <style:text-properties fo:language="en" fo:country="US"/>
    </style:style>
    <style:style style:family="text" style:name="T933">
      <style:text-properties fo:language="en" style:language-complex="en" fo:country="US" style:country-complex="US"/>
    </style:style>
    <style:style style:family="text" style:name="T934">
      <style:text-properties fo:language="en" fo:country="US"/>
    </style:style>
    <style:style style:parent-style-name="713" style:list-style-name="WWNum33" style:family="paragraph" style:name="P198">
      <style:paragraph-properties/>
      <style:text-properties fo:language="en" fo:country="US"/>
    </style:style>
    <style:style style:family="text" style:name="T935">
      <style:text-properties fo:language="en" style:language-complex="en" fo:country="US" style:country-complex="US"/>
    </style:style>
    <style:style style:family="text" style:name="T936">
      <style:text-properties fo:language="en" fo:country="US"/>
    </style:style>
    <style:style style:parent-style-name="713" style:list-style-name="WWNum33" style:family="paragraph" style:name="P199">
      <style:paragraph-properties/>
      <style:text-properties fo:language="en" fo:country="US"/>
    </style:style>
    <style:style style:family="text" style:name="T937">
      <style:text-properties fo:language="en" style:language-complex="en" fo:country="US" style:country-complex="US"/>
    </style:style>
    <style:style style:family="text" style:name="T938">
      <style:text-properties fo:language="en" fo:country="US"/>
    </style:style>
    <style:style style:parent-style-name="713" style:list-style-name="WWNum33" style:family="paragraph" style:name="P200">
      <style:paragraph-properties/>
      <style:text-properties fo:language="en" style:language-complex="en" fo:country="US" style:country-complex="US"/>
    </style:style>
    <style:style style:family="text" style:name="T939">
      <style:text-properties fo:language="en" style:language-complex="en" fo:country="US" style:country-complex="US"/>
    </style:style>
    <style:style style:family="text" style:name="T940">
      <style:text-properties fo:language="en" fo:country="US"/>
    </style:style>
    <style:style style:parent-style-name="713" style:list-style-name="WWNum33" style:family="paragraph" style:name="P201">
      <style:paragraph-properties/>
      <style:text-properties fo:language="en" style:language-complex="en" fo:country="US" style:country-complex="US"/>
    </style:style>
    <style:style style:family="text" style:name="T941">
      <style:text-properties fo:language="en" style:language-complex="en" fo:country="US" style:country-complex="US"/>
    </style:style>
    <style:style style:family="text" style:name="T942">
      <style:text-properties fo:language="en" fo:country="US"/>
    </style:style>
    <style:style style:parent-style-name="713" style:list-style-name="WWNum33" style:family="paragraph" style:name="P202">
      <style:paragraph-properties/>
      <style:text-properties fo:language="en" style:language-complex="en" fo:country="US" style:country-complex="US"/>
    </style:style>
    <style:style style:family="text" style:name="T943">
      <style:text-properties fo:language="en" style:language-complex="en" fo:country="US" style:country-complex="US"/>
    </style:style>
    <style:style style:family="text" style:name="T944">
      <style:text-properties fo:language="en" fo:country="US"/>
    </style:style>
    <style:style style:parent-style-name="713" style:list-style-name="WWNum33" style:family="paragraph" style:name="P203">
      <style:paragraph-properties/>
      <style:text-properties fo:language="en" fo:country="US"/>
    </style:style>
    <style:style style:family="text" style:name="T945">
      <style:text-properties fo:language="en" style:language-complex="en" fo:country="US" style:country-complex="US"/>
    </style:style>
    <style:style style:parent-style-name="713" style:list-style-name="WWNum33" style:family="paragraph" style:name="P204">
      <style:paragraph-properties/>
      <style:text-properties fo:language="en" fo:country="GB"/>
    </style:style>
    <style:style style:family="text" style:name="T946">
      <style:text-properties fo:language="en" fo:country="US"/>
    </style:style>
    <style:style style:family="text" style:name="T947">
      <style:text-properties fo:language="en" fo:country="US"/>
    </style:style>
    <style:style style:family="text" style:name="T948">
      <style:text-properties fo:language="en" fo:country="GB"/>
    </style:style>
    <style:style style:family="text" style:name="T949">
      <style:text-properties fo:language="en" fo:country="US"/>
    </style:style>
    <style:style style:family="text" style:name="T950">
      <style:text-properties fo:language="en" fo:country="US"/>
    </style:style>
    <style:style style:family="text" style:name="T951">
      <style:text-properties fo:language="en" fo:country="US"/>
    </style:style>
    <style:style style:family="text" style:name="T952">
      <style:text-properties fo:language="en" fo:country="GB"/>
    </style:style>
    <style:style style:family="text" style:name="T953">
      <style:text-properties fo:language="en" fo:country="US"/>
    </style:style>
    <style:style style:family="text" style:name="T954">
      <style:text-properties fo:language="en" fo:country="GB"/>
    </style:style>
    <style:style style:parent-style-name="713" style:list-style-name="WWNum33" style:family="paragraph" style:name="P205">
      <style:paragraph-properties/>
      <style:text-properties fo:language="en" fo:country="GB"/>
    </style:style>
    <style:style style:family="text" style:name="T955">
      <style:text-properties fo:language="en" fo:country="US"/>
    </style:style>
    <style:style style:family="text" style:name="T956">
      <style:text-properties fo:language="en" fo:country="GB"/>
    </style:style>
    <style:style style:parent-style-name="713" style:list-style-name="WWNum33" style:family="paragraph" style:name="P206">
      <style:paragraph-properties/>
      <style:text-properties fo:language="en" fo:country="GB"/>
    </style:style>
    <style:style style:family="text" style:name="T957">
      <style:text-properties fo:language="en" fo:country="US"/>
    </style:style>
    <style:style style:family="text" style:name="T958">
      <style:text-properties fo:language="en" fo:country="GB"/>
    </style:style>
    <style:style style:parent-style-name="713" style:list-style-name="WWNum33" style:family="paragraph" style:name="P207">
      <style:paragraph-properties/>
      <style:text-properties fo:language="en" fo:country="GB"/>
    </style:style>
    <style:style style:family="text" style:name="T959">
      <style:text-properties fo:language="en" fo:country="US"/>
    </style:style>
    <style:style style:family="text" style:name="T960">
      <style:text-properties fo:language="en" fo:country="GB"/>
    </style:style>
    <style:style style:parent-style-name="713" style:list-style-name="WWNum33" style:family="paragraph" style:name="P208">
      <style:paragraph-properties/>
      <style:text-properties fo:language="en" fo:country="GB"/>
    </style:style>
    <style:style style:family="text" style:name="T961">
      <style:text-properties fo:language="en" fo:country="US"/>
    </style:style>
    <style:style style:family="text" style:name="T962">
      <style:text-properties fo:language="en" fo:country="GB"/>
    </style:style>
    <style:style style:parent-style-name="713" style:list-style-name="WWNum33" style:family="paragraph" style:name="P209">
      <style:paragraph-properties/>
      <style:text-properties fo:language="en" fo:country="GB"/>
    </style:style>
    <style:style style:family="text" style:name="T963">
      <style:text-properties fo:language="en" style:language-complex="en" fo:country="GB" style:country-complex="GB"/>
    </style:style>
    <style:style style:family="text" style:name="T964">
      <style:text-properties fo:language="en" fo:country="US"/>
    </style:style>
    <style:style style:family="text" style:name="T965">
      <style:text-properties fo:language="en" fo:country="GB"/>
    </style:style>
    <style:style style:parent-style-name="713" style:list-style-name="WWNum36" style:family="paragraph" style:name="P210">
      <style:paragraph-properties/>
      <style:text-properties fo:language="en" fo:country="GB"/>
    </style:style>
    <style:style style:family="text" style:name="T966">
      <style:text-properties fo:language="en" fo:country="GB"/>
    </style:style>
    <style:style style:family="text" style:name="T967">
      <style:text-properties fo:language="en" fo:country="GB"/>
    </style:style>
    <style:style style:parent-style-name="713" style:list-style-name="WWNum36" style:family="paragraph" style:name="P211">
      <style:paragraph-properties/>
      <style:text-properties fo:language="en" fo:country="US"/>
    </style:style>
    <style:style style:family="text" style:name="T968">
      <style:text-properties fo:language="en" fo:country="US"/>
    </style:style>
    <style:style style:family="text" style:name="T969">
      <style:text-properties fo:language="en" fo:country="GB"/>
    </style:style>
    <style:style style:parent-style-name="713" style:list-style-name="WWNum36" style:family="paragraph" style:name="P212">
      <style:paragraph-properties/>
      <style:text-properties fo:language="en" fo:country="GB"/>
    </style:style>
    <style:style style:family="text" style:name="T970">
      <style:text-properties fo:language="en" fo:country="US"/>
    </style:style>
    <style:style style:family="text" style:name="T971">
      <style:text-properties fo:language="en" fo:country="GB"/>
    </style:style>
    <style:style style:family="text" style:name="T972">
      <style:text-properties fo:language="en" style:language-complex="en" fo:country="GB" style:country-complex="GB"/>
    </style:style>
    <style:style style:family="text" style:name="T973">
      <style:text-properties fo:language="en" fo:country="GB"/>
    </style:style>
    <style:style style:family="text" style:name="T974">
      <style:text-properties fo:language="en" fo:country="GB"/>
    </style:style>
    <style:style style:parent-style-name="713" style:list-style-name="WWNum37" style:family="paragraph" style:name="P213">
      <style:paragraph-properties/>
      <style:text-properties fo:color="#00b050"/>
    </style:style>
    <style:style style:family="text" style:name="T975">
      <style:text-properties fo:color="#00b050" fo:language="en" fo:country="GB"/>
    </style:style>
    <style:style style:family="text" style:name="T976">
      <style:text-properties fo:color="#00b050"/>
    </style:style>
    <style:style style:parent-style-name="713" style:list-style-name="WWNum37" style:family="paragraph" style:name="P214">
      <style:paragraph-properties/>
      <style:text-properties fo:color="#00b050"/>
    </style:style>
    <style:style style:family="text" style:name="T977">
      <style:text-properties fo:color="#000000" fo:language="en" fo:country="US"/>
    </style:style>
    <style:style style:family="text" style:name="T978">
      <style:text-properties fo:color="#00b050" fo:language="en" fo:country="GB"/>
    </style:style>
    <style:style style:family="text" style:name="T979">
      <style:text-properties fo:color="#00b050" fo:language="en" fo:country="GB"/>
    </style:style>
    <style:style style:family="paragraph" style:name="P215">
      <style:paragraph-properties/>
      <style:text-properties fo:language="en" fo:country="US" fo:font-weight="bold"/>
    </style:style>
    <style:style style:family="text" style:name="T980">
      <style:text-properties fo:language="en" fo:country="US" fo:font-weight="bold"/>
    </style:style>
    <style:style style:family="text" style:name="T981">
      <style:text-properties fo:language="en" fo:country="US" fo:font-weight="bold"/>
    </style:style>
    <style:style style:parent-style-name="713" style:list-style-name="WWNum34" style:family="paragraph" style:name="P216">
      <style:paragraph-properties/>
      <style:text-properties fo:font-weight="normal"/>
    </style:style>
    <style:style style:family="text" style:name="T982">
      <style:text-properties fo:language="en" style:language-complex="en" fo:country="US" style:country-complex="US" fo:font-weight="normal"/>
    </style:style>
    <style:style style:family="text" style:name="T983">
      <style:text-properties fo:font-weight="normal"/>
    </style:style>
    <style:style style:parent-style-name="713" style:list-style-name="WWNum40" style:family="paragraph" style:name="P217">
      <style:paragraph-properties/>
      <style:text-properties fo:font-weight="normal"/>
    </style:style>
    <style:style style:family="text" style:name="T984">
      <style:text-properties fo:language="en" style:language-complex="en" fo:country="US" style:country-complex="US" fo:font-weight="normal"/>
    </style:style>
    <style:style style:family="text" style:name="T985">
      <style:text-properties fo:font-weight="normal"/>
    </style:style>
    <style:style style:family="text" style:name="T986">
      <style:text-properties fo:font-weight="normal"/>
    </style:style>
    <style:style style:family="text" style:name="T987">
      <style:text-properties fo:language="en" style:language-complex="en" fo:country="US" style:country-complex="US" fo:font-weight="normal"/>
    </style:style>
    <style:style style:family="text" style:name="T988">
      <style:text-properties fo:font-weight="normal"/>
    </style:style>
    <style:style style:family="text" style:name="T989">
      <style:text-properties fo:font-weight="normal"/>
    </style:style>
    <style:style style:parent-style-name="713" style:list-style-name="WWNum40" style:family="paragraph" style:name="P218">
      <style:paragraph-properties/>
      <style:text-properties fo:font-weight="normal"/>
    </style:style>
    <style:style style:family="text" style:name="T990">
      <style:text-properties fo:language="en" fo:country="US" fo:font-weight="normal"/>
    </style:style>
    <style:style style:family="text" style:name="T991">
      <style:text-properties fo:font-weight="normal"/>
    </style:style>
    <style:style style:parent-style-name="713" style:list-style-name="WWNum40" style:family="paragraph" style:name="P219">
      <style:paragraph-properties/>
      <style:text-properties fo:font-weight="normal"/>
    </style:style>
    <style:style style:family="text" style:name="T992">
      <style:text-properties fo:language="en" fo:country="US" fo:font-weight="normal"/>
    </style:style>
    <style:style style:family="text" style:name="T993">
      <style:text-properties fo:font-weight="normal"/>
    </style:style>
    <style:style style:parent-style-name="713" style:list-style-name="WWNum40" style:family="paragraph" style:name="P220">
      <style:paragraph-properties/>
      <style:text-properties fo:font-weight="normal"/>
    </style:style>
    <style:style style:family="text" style:name="T994">
      <style:text-properties fo:language="en" fo:country="US" fo:font-weight="normal"/>
    </style:style>
    <style:style style:family="text" style:name="T995">
      <style:text-properties fo:font-weight="normal"/>
    </style:style>
    <style:style style:parent-style-name="713" style:list-style-name="WWNum40" style:family="paragraph" style:name="P221">
      <style:paragraph-properties/>
      <style:text-properties fo:font-weight="normal"/>
    </style:style>
    <style:style style:family="text" style:name="T996">
      <style:text-properties fo:language="en" fo:country="US" fo:font-weight="normal"/>
    </style:style>
    <style:style style:family="text" style:name="T997">
      <style:text-properties fo:font-weight="normal"/>
    </style:style>
    <style:style style:parent-style-name="713" style:list-style-name="WWNum40" style:family="paragraph" style:name="P222">
      <style:paragraph-properties/>
      <style:text-properties fo:font-weight="normal"/>
    </style:style>
    <style:style style:family="text" style:name="T998">
      <style:text-properties fo:language="en" fo:country="US" fo:font-weight="normal"/>
    </style:style>
    <style:style style:family="text" style:name="T999">
      <style:text-properties fo:font-weight="normal"/>
    </style:style>
    <style:style style:parent-style-name="713" style:list-style-name="WWNum40" style:family="paragraph" style:name="P223">
      <style:paragraph-properties/>
      <style:text-properties fo:font-weight="normal"/>
    </style:style>
    <style:style style:family="text" style:name="T1000">
      <style:text-properties fo:language="en" fo:country="US" fo:font-weight="normal"/>
    </style:style>
    <style:style style:family="text" style:name="T1001">
      <style:text-properties fo:font-weight="normal"/>
    </style:style>
    <style:style style:parent-style-name="713" style:list-style-name="WWNum40" style:family="paragraph" style:name="P224">
      <style:paragraph-properties/>
      <style:text-properties fo:font-weight="normal"/>
    </style:style>
    <style:style style:family="text" style:name="T1002">
      <style:text-properties fo:language="en" fo:country="US" fo:font-weight="normal"/>
    </style:style>
    <style:style style:family="text" style:name="T1003">
      <style:text-properties fo:font-weight="normal"/>
    </style:style>
    <style:style style:parent-style-name="713" style:list-style-name="WWNum40" style:family="paragraph" style:name="P225">
      <style:paragraph-properties/>
      <style:text-properties fo:font-weight="normal"/>
    </style:style>
    <style:style style:family="text" style:name="T1004">
      <style:text-properties fo:language="en" fo:country="US" fo:font-weight="normal"/>
    </style:style>
    <style:style style:family="text" style:name="T1005">
      <style:text-properties fo:font-weight="normal"/>
    </style:style>
    <style:style style:family="text" style:name="T1006">
      <style:text-properties fo:language="en" fo:country="US" fo:font-weight="normal"/>
    </style:style>
    <style:style style:family="text" style:name="T1007">
      <style:text-properties fo:language="en" fo:country="US" fo:font-weight="normal"/>
    </style:style>
    <style:style style:family="text" style:name="T1008">
      <style:text-properties fo:language="en" fo:country="US" fo:font-weight="normal"/>
    </style:style>
    <style:style style:family="text" style:name="T1009">
      <style:text-properties fo:font-weight="normal"/>
    </style:style>
    <style:style style:family="paragraph" style:name="P226">
      <style:paragraph-properties/>
      <style:text-properties fo:language="en" style:language-complex="en" fo:country="US" style:country-complex="US" fo:font-weight="normal"/>
    </style:style>
    <style:style style:family="text" style:name="T1010">
      <style:text-properties fo:language="en" style:language-complex="en" fo:country="US" style:country-complex="US" fo:font-weight="bold"/>
    </style:style>
    <style:style style:family="text" style:name="T1011">
      <style:text-properties fo:language="en" style:language-complex="en" fo:country="US" style:country-complex="US" fo:font-weight="bold"/>
    </style:style>
    <style:style style:family="text" style:name="T1012">
      <style:text-properties fo:language="en" style:language-complex="en" fo:country="US" style:country-complex="US" fo:font-weight="bold"/>
    </style:style>
    <style:style style:family="paragraph" style:name="P227">
      <style:paragraph-properties/>
      <style:text-properties fo:language="en" style:language-complex="en" fo:country="US" style:country-complex="US" fo:font-weight="bold"/>
    </style:style>
    <style:style style:family="text" style:name="T1013">
      <style:text-properties fo:language="en" style:language-complex="en" fo:country="US" style:country-complex="US" fo:font-weight="bold"/>
    </style:style>
    <style:style style:family="text" style:name="T1014">
      <style:text-properties fo:language="en" style:language-complex="en" fo:country="US" style:country-complex="US" fo:font-weight="bold"/>
    </style:style>
    <style:style style:family="text" style:name="T1015">
      <style:text-properties fo:language="en" style:language-complex="en" fo:country="US" style:country-complex="US" fo:font-weight="bold"/>
    </style:style>
    <style:style style:family="paragraph" style:name="P228">
      <style:paragraph-properties/>
      <style:text-properties fo:language="en" style:language-complex="en" fo:country="US" style:country-complex="US" fo:font-weight="bold"/>
    </style:style>
    <style:style style:family="text" style:name="T1016">
      <style:text-properties fo:language="en" style:language-complex="en" fo:country="US" style:country-complex="US" fo:font-weight="bold"/>
    </style:style>
    <style:style style:family="text" style:name="T1017">
      <style:text-properties fo:language="en" style:language-complex="en" fo:country="US" style:country-complex="US" fo:font-weight="normal"/>
    </style:style>
    <style:style style:family="text" style:name="T1018">
      <style:text-properties fo:font-weight="normal"/>
    </style:style>
    <style:style style:parent-style-name="713" style:list-style-name="WWNum38" style:family="paragraph" style:name="P229">
      <style:paragraph-properties/>
      <style:text-properties fo:font-weight="normal"/>
    </style:style>
    <style:style style:family="text" style:name="T1019">
      <style:text-properties fo:language="en" style:language-complex="en" fo:country="US" style:country-complex="US" fo:font-weight="normal"/>
    </style:style>
    <style:style style:family="text" style:name="T1020">
      <style:text-properties fo:font-weight="normal"/>
    </style:style>
    <style:style style:parent-style-name="713" style:list-style-name="WWNum39" style:family="paragraph" style:name="P230">
      <style:paragraph-properties/>
      <style:text-properties fo:font-weight="normal"/>
    </style:style>
    <style:style style:family="text" style:name="T1021">
      <style:text-properties fo:language="en" style:language-complex="en" fo:country="US" style:country-complex="US" fo:font-weight="normal"/>
    </style:style>
    <style:style style:family="text" style:name="T1022">
      <style:text-properties fo:font-weight="normal"/>
    </style:style>
    <style:style style:family="text" style:name="T1023">
      <style:text-properties fo:font-weight="normal"/>
    </style:style>
    <style:style style:parent-style-name="713" style:list-style-name="WWNum39" style:family="paragraph" style:name="P231">
      <style:paragraph-properties/>
      <style:text-properties fo:font-weight="normal"/>
    </style:style>
    <style:style style:family="text" style:name="T1024">
      <style:text-properties fo:language="en" fo:country="US" fo:font-weight="normal"/>
    </style:style>
    <style:style style:family="text" style:name="T1025">
      <style:text-properties fo:font-weight="normal"/>
    </style:style>
    <style:style style:parent-style-name="713" style:list-style-name="WWNum39" style:family="paragraph" style:name="P232">
      <style:paragraph-properties/>
      <style:text-properties fo:font-weight="normal"/>
    </style:style>
    <style:style style:family="text" style:name="T1026">
      <style:text-properties fo:language="en" fo:country="US" fo:font-weight="normal"/>
    </style:style>
    <style:style style:family="text" style:name="T1027">
      <style:text-properties fo:font-weight="normal"/>
    </style:style>
    <style:style style:parent-style-name="713" style:list-style-name="WWNum39" style:family="paragraph" style:name="P233">
      <style:paragraph-properties/>
      <style:text-properties fo:font-weight="normal"/>
    </style:style>
    <style:style style:family="text" style:name="T1028">
      <style:text-properties fo:language="en" fo:country="US" fo:font-weight="normal"/>
    </style:style>
    <style:style style:family="text" style:name="T1029">
      <style:text-properties fo:font-weight="normal"/>
    </style:style>
    <style:style style:parent-style-name="713" style:list-style-name="WWNum39" style:family="paragraph" style:name="P234">
      <style:paragraph-properties/>
      <style:text-properties fo:font-weight="normal"/>
    </style:style>
    <style:style style:family="text" style:name="T1030">
      <style:text-properties fo:language="en" fo:country="US" fo:font-weight="normal"/>
    </style:style>
    <style:style style:family="text" style:name="T1031">
      <style:text-properties fo:font-weight="normal"/>
    </style:style>
    <style:style style:parent-style-name="713" style:list-style-name="WWNum39" style:family="paragraph" style:name="P235">
      <style:paragraph-properties/>
      <style:text-properties fo:font-weight="normal"/>
    </style:style>
    <style:style style:family="text" style:name="T1032">
      <style:text-properties fo:language="en" fo:country="US" fo:font-weight="normal"/>
    </style:style>
    <style:style style:family="text" style:name="T1033">
      <style:text-properties fo:font-weight="normal"/>
    </style:style>
    <style:style style:parent-style-name="713" style:list-style-name="WWNum39" style:family="paragraph" style:name="P236">
      <style:paragraph-properties/>
      <style:text-properties fo:font-weight="normal"/>
    </style:style>
    <style:style style:family="text" style:name="T1034">
      <style:text-properties fo:language="en" fo:country="US" fo:font-weight="normal"/>
    </style:style>
    <style:style style:family="text" style:name="T1035">
      <style:text-properties fo:font-weight="normal"/>
    </style:style>
    <style:style style:parent-style-name="713" style:list-style-name="WWNum39" style:family="paragraph" style:name="P237">
      <style:paragraph-properties/>
      <style:text-properties fo:font-weight="normal"/>
    </style:style>
    <style:style style:family="text" style:name="T1036">
      <style:text-properties fo:language="en" fo:country="US" fo:font-weight="normal"/>
    </style:style>
    <style:style style:family="text" style:name="T1037">
      <style:text-properties fo:language="en" fo:country="US" fo:font-weight="normal"/>
    </style:style>
    <style:style style:family="text" style:name="T1038">
      <style:text-properties fo:language="en" fo:country="US" fo:font-weight="normal"/>
    </style:style>
    <style:style style:family="paragraph" style:name="P238">
      <style:paragraph-properties/>
      <style:text-properties fo:font-weight="bold"/>
    </style:style>
    <style:style style:family="text" style:name="T1039">
      <style:text-properties fo:language="en" fo:country="US" fo:font-weight="bold"/>
    </style:style>
    <style:style style:family="text" style:name="T1040">
      <style:text-properties fo:language="en" fo:country="GB" fo:font-weight="bold"/>
    </style:style>
    <style:style style:family="text" style:name="T1041">
      <style:text-properties fo:language="en" fo:country="US" fo:font-weight="bold"/>
    </style:style>
    <style:style style:family="text" style:name="T1042">
      <style:text-properties fo:language="en" fo:country="GB" fo:font-weight="bold"/>
    </style:style>
    <style:style style:parent-style-name="713" style:list-style-name="WWNum41" style:family="paragraph" style:name="P239">
      <style:paragraph-properties/>
      <style:text-properties fo:language="en" fo:country="GB"/>
    </style:style>
    <style:style style:family="text" style:name="T1043">
      <style:text-properties fo:language="en" fo:country="GB"/>
    </style:style>
    <style:style style:family="text" style:name="T1044">
      <style:text-properties fo:language="en" fo:country="US"/>
    </style:style>
    <style:style style:family="text" style:name="T1045">
      <style:text-properties fo:language="en" fo:country="GB"/>
    </style:style>
    <style:style style:family="text" style:name="T1046">
      <style:text-properties fo:language="en" fo:country="GB"/>
    </style:style>
    <style:style style:parent-style-name="713" style:list-style-name="WWNum41" style:family="paragraph" style:name="P240">
      <style:paragraph-properties/>
      <style:text-properties fo:language="en" fo:country="GB"/>
    </style:style>
    <style:style style:family="text" style:name="T1047">
      <style:text-properties fo:language="en" fo:country="GB"/>
    </style:style>
    <style:style style:family="text" style:name="T1048">
      <style:text-properties fo:language="en" fo:country="GB"/>
    </style:style>
    <style:style style:parent-style-name="713" style:list-style-name="WWNum41" style:family="paragraph" style:name="P241">
      <style:paragraph-properties/>
      <style:text-properties fo:language="en" fo:country="GB"/>
    </style:style>
    <style:style style:family="text" style:name="T1049">
      <style:text-properties fo:language="en" fo:country="GB"/>
    </style:style>
    <style:style style:family="text" style:name="T1050">
      <style:text-properties fo:language="en" fo:country="GB"/>
    </style:style>
    <style:style style:family="paragraph" style:name="P242">
      <style:paragraph-properties/>
      <style:text-properties fo:language="en" fo:country="GB"/>
    </style:style>
    <style:style style:family="text" style:name="T1051">
      <style:text-properties fo:language="en" fo:country="GB"/>
    </style:style>
    <style:style style:family="text" style:name="T1052">
      <style:text-properties fo:language="en" fo:country="GB"/>
    </style:style>
    <style:style style:family="text" style:name="T1053">
      <style:text-properties fo:language="en" fo:country="GB"/>
    </style:style>
    <style:style style:family="paragraph" style:name="P243">
      <style:paragraph-properties/>
      <style:text-properties fo:language="en" fo:country="US" fo:font-weight="normal"/>
    </style:style>
    <style:style style:family="text" style:name="T1054">
      <style:text-properties fo:language="en" fo:country="GB"/>
    </style:style>
    <style:style style:family="text" style:name="T1055">
      <style:text-properties fo:language="en" fo:country="US" fo:font-weight="bold"/>
    </style:style>
    <style:style style:family="text" style:name="T1056">
      <style:text-properties fo:language="en" fo:country="US" fo:font-weight="normal"/>
    </style:style>
    <style:style style:family="text" style:name="T1057">
      <style:text-properties fo:font-weight="normal"/>
    </style:style>
    <style:style style:family="paragraph" style:name="P244">
      <style:paragraph-properties/>
      <style:text-properties fo:language="en" fo:country="US" fo:font-weight="normal"/>
    </style:style>
    <style:style style:family="text" style:name="T1058">
      <style:text-properties fo:language="en" fo:country="US" fo:font-weight="normal"/>
    </style:style>
    <style:style style:family="text" style:name="T1059">
      <style:text-properties fo:font-weight="normal"/>
    </style:style>
    <style:style style:parent-style-name="713" style:list-style-name="WWNum42" style:family="paragraph" style:name="P245">
      <style:paragraph-properties/>
      <style:text-properties fo:font-weight="normal"/>
    </style:style>
    <style:style style:family="text" style:name="T1060">
      <style:text-properties fo:language="en" fo:country="US" fo:font-weight="normal"/>
    </style:style>
    <style:style style:family="text" style:name="T1061">
      <style:text-properties fo:font-weight="normal"/>
    </style:style>
    <style:style style:parent-style-name="713" style:list-style-name="WWNum42" style:family="paragraph" style:name="P246">
      <style:paragraph-properties/>
      <style:text-properties fo:font-weight="normal"/>
    </style:style>
    <style:style style:family="text" style:name="T1062">
      <style:text-properties fo:language="en" fo:country="US" fo:font-weight="normal"/>
    </style:style>
    <style:style style:family="text" style:name="T1063">
      <style:text-properties fo:font-weight="normal"/>
    </style:style>
    <style:style style:parent-style-name="713" style:list-style-name="WWNum42" style:family="paragraph" style:name="P247">
      <style:paragraph-properties/>
      <style:text-properties fo:font-weight="normal"/>
    </style:style>
    <style:style style:family="text" style:name="T1064">
      <style:text-properties fo:language="en" fo:country="US" fo:font-weight="normal"/>
    </style:style>
    <style:style style:family="text" style:name="T1065">
      <style:text-properties fo:font-weight="normal"/>
    </style:style>
    <style:style style:parent-style-name="713" style:list-style-name="WWNum42" style:family="paragraph" style:name="P248">
      <style:paragraph-properties/>
      <style:text-properties fo:font-weight="normal"/>
    </style:style>
    <style:style style:family="text" style:name="T1066">
      <style:text-properties fo:language="en" fo:country="US" fo:font-weight="normal"/>
    </style:style>
    <style:style style:family="text" style:name="T1067">
      <style:text-properties fo:font-weight="normal"/>
    </style:style>
    <style:style style:parent-style-name="713" style:list-style-name="WWNum42" style:family="paragraph" style:name="P249">
      <style:paragraph-properties/>
      <style:text-properties fo:font-weight="normal"/>
    </style:style>
    <style:style style:family="text" style:name="T1068">
      <style:text-properties fo:language="en" fo:country="US" fo:font-weight="normal"/>
    </style:style>
    <style:style style:family="text" style:name="T1069">
      <style:text-properties fo:font-weight="normal"/>
    </style:style>
    <style:style style:parent-style-name="713" style:list-style-name="WWNum42" style:family="paragraph" style:name="P250">
      <style:paragraph-properties/>
      <style:text-properties fo:font-weight="normal"/>
    </style:style>
    <style:style style:family="text" style:name="T1070">
      <style:text-properties fo:language="en" fo:country="US" fo:font-weight="normal"/>
    </style:style>
    <style:style style:family="text" style:name="T1071">
      <style:text-properties fo:font-weight="normal"/>
    </style:style>
    <style:style style:family="paragraph" style:name="P251">
      <style:paragraph-properties/>
      <style:text-properties/>
    </style:style>
    <style:style style:family="text" style:name="T1072">
      <style:text-properties fo:language="en" fo:country="US" fo:font-weight="normal"/>
    </style:style>
    <style:style style:family="text" style:name="T1073">
      <style:text-properties fo:language="en" fo:country="US" fo:font-weight="normal"/>
    </style:style>
    <style:style style:family="text" style:name="T1074">
      <style:text-properties fo:language="en" fo:country="US" fo:font-weight="normal"/>
    </style:style>
    <style:style style:family="paragraph" style:name="P252">
      <style:paragraph-properties/>
      <style:text-properties fo:language="en" fo:country="US" fo:font-weight="normal"/>
    </style:style>
    <style:style style:family="text" style:name="T1075">
      <style:text-properties fo:language="en" fo:country="US" fo:font-weight="normal"/>
    </style:style>
    <style:style style:family="text" style:name="T1076">
      <style:text-properties fo:language="en" fo:country="US" fo:font-weight="normal"/>
    </style:style>
    <style:style style:parent-style-name="713" style:list-style-name="WWNum43" style:family="paragraph" style:name="P253">
      <style:paragraph-properties/>
      <style:text-properties fo:language="en" fo:country="US" fo:font-weight="normal"/>
    </style:style>
    <style:style style:family="text" style:name="T1077">
      <style:text-properties fo:language="en" fo:country="US" fo:font-weight="normal"/>
    </style:style>
    <style:style style:family="text" style:name="T1078">
      <style:text-properties fo:language="en" fo:country="US" fo:font-weight="normal"/>
    </style:style>
    <style:style style:parent-style-name="713" style:list-style-name="WWNum43" style:family="paragraph" style:name="P254">
      <style:paragraph-properties/>
      <style:text-properties fo:language="en" fo:country="US" fo:font-weight="normal"/>
    </style:style>
    <style:style style:family="text" style:name="T1079">
      <style:text-properties fo:language="en" fo:country="US" fo:font-weight="normal"/>
    </style:style>
    <style:style style:family="text" style:name="T1080">
      <style:text-properties fo:language="en" fo:country="US" fo:font-weight="normal"/>
    </style:style>
    <style:style style:family="text" style:name="T1081">
      <style:text-properties fo:language="en" fo:country="US" fo:font-weight="normal"/>
    </style:style>
    <style:style style:parent-style-name="713" style:list-style-name="WWNum43" style:family="paragraph" style:name="P255">
      <style:paragraph-properties/>
      <style:text-properties fo:language="en" fo:country="US" fo:font-weight="normal"/>
    </style:style>
    <style:style style:family="text" style:name="T1082">
      <style:text-properties fo:language="en" fo:country="US" fo:font-weight="normal"/>
    </style:style>
    <style:style style:family="text" style:name="T1083">
      <style:text-properties fo:language="en" fo:country="US" fo:font-weight="normal"/>
    </style:style>
    <style:style style:family="text" style:name="T1084">
      <style:text-properties fo:language="en" fo:country="US" fo:font-weight="normal"/>
    </style:style>
    <style:style style:parent-style-name="713" style:list-style-name="WWNum43" style:family="paragraph" style:name="P256">
      <style:paragraph-properties/>
      <style:text-properties fo:language="en" fo:country="US" fo:font-weight="normal"/>
    </style:style>
    <style:style style:family="text" style:name="T1085">
      <style:text-properties fo:language="en" fo:country="US" fo:font-weight="normal"/>
    </style:style>
    <style:style style:family="text" style:name="T1086">
      <style:text-properties fo:language="en" fo:country="US" fo:font-weight="normal"/>
    </style:style>
    <style:style style:family="text" style:name="T1087">
      <style:text-properties fo:language="en" fo:country="US" fo:font-weight="normal"/>
    </style:style>
    <style:style style:parent-style-name="713" style:list-style-name="WWNum43" style:family="paragraph" style:name="P257">
      <style:paragraph-properties/>
      <style:text-properties fo:language="en" fo:country="US" fo:font-weight="normal"/>
    </style:style>
    <style:style style:family="text" style:name="T1088">
      <style:text-properties fo:language="en" fo:country="US" fo:font-weight="normal"/>
    </style:style>
    <style:style style:family="text" style:name="T1089">
      <style:text-properties fo:language="en" fo:country="US" fo:font-weight="normal"/>
    </style:style>
    <style:style style:family="text" style:name="T1090">
      <style:text-properties fo:language="en" fo:country="US" fo:font-weight="normal"/>
    </style:style>
    <style:style style:parent-style-name="713" style:list-style-name="WWNum43" style:family="paragraph" style:name="P258">
      <style:paragraph-properties/>
      <style:text-properties fo:language="en" fo:country="US" fo:font-weight="normal"/>
    </style:style>
    <style:style style:family="text" style:name="T1091">
      <style:text-properties fo:language="en" fo:country="US" fo:font-weight="normal"/>
    </style:style>
    <style:style style:family="text" style:name="T1092">
      <style:text-properties fo:language="en" fo:country="US" fo:font-weight="normal"/>
    </style:style>
    <style:style style:family="text" style:name="T1093">
      <style:text-properties fo:language="en" fo:country="US" fo:font-weight="normal"/>
    </style:style>
    <style:style style:family="text" style:name="T1094">
      <style:text-properties fo:language="en" fo:country="US" fo:font-weight="normal"/>
    </style:style>
    <style:style style:family="text" style:name="T1095">
      <style:text-properties fo:language="en" fo:country="US" fo:font-weight="normal"/>
    </style:style>
    <style:style style:family="paragraph" style:name="P259">
      <style:paragraph-properties/>
      <style:text-properties/>
    </style:style>
    <style:style style:family="text" style:name="T1096">
      <style:text-properties fo:language="en" fo:country="US" fo:font-weight="normal"/>
    </style:style>
    <style:style style:family="text" style:name="T1097">
      <style:text-properties fo:language="en" fo:country="US" fo:font-weight="normal"/>
    </style:style>
    <style:style style:family="text" style:name="T1098">
      <style:text-properties fo:language="en" fo:country="US" fo:font-weight="normal"/>
    </style:style>
    <style:style style:parent-style-name="713" style:list-style-name="WWNum44" style:family="paragraph" style:name="P260">
      <style:paragraph-properties/>
      <style:text-properties fo:language="en" fo:country="US" fo:font-weight="normal"/>
    </style:style>
    <style:style style:family="text" style:name="T1099">
      <style:text-properties fo:language="en" fo:country="US" fo:font-weight="normal"/>
    </style:style>
    <style:style style:family="text" style:name="T1100">
      <style:text-properties fo:language="en" fo:country="US" fo:font-weight="normal"/>
    </style:style>
    <style:style style:parent-style-name="713" style:list-style-name="WWNum44" style:family="paragraph" style:name="P261">
      <style:paragraph-properties/>
      <style:text-properties fo:language="en" fo:country="US" fo:font-weight="normal"/>
    </style:style>
    <style:style style:family="text" style:name="T1101">
      <style:text-properties fo:language="en" fo:country="US" fo:font-weight="normal"/>
    </style:style>
    <style:style style:family="text" style:name="T1102">
      <style:text-properties fo:language="en" fo:country="US" fo:font-weight="normal"/>
    </style:style>
    <style:style style:family="text" style:name="T1103">
      <style:text-properties fo:language="en" fo:country="US" fo:font-weight="normal"/>
    </style:style>
    <style:style style:parent-style-name="713" style:list-style-name="WWNum44" style:family="paragraph" style:name="P262">
      <style:paragraph-properties/>
      <style:text-properties fo:language="en" fo:country="US" fo:font-weight="normal"/>
    </style:style>
    <style:style style:family="text" style:name="T1104">
      <style:text-properties fo:language="en" fo:country="US" fo:font-weight="normal"/>
    </style:style>
    <style:style style:family="text" style:name="T1105">
      <style:text-properties fo:language="en" fo:country="US" fo:font-weight="normal"/>
    </style:style>
    <style:style style:family="text" style:name="T1106">
      <style:text-properties fo:language="en" fo:country="US" fo:font-weight="normal"/>
    </style:style>
    <style:style style:parent-style-name="713" style:list-style-name="WWNum44" style:family="paragraph" style:name="P263">
      <style:paragraph-properties/>
      <style:text-properties fo:language="en" fo:country="US" fo:font-weight="normal"/>
    </style:style>
    <style:style style:family="text" style:name="T1107">
      <style:text-properties fo:language="en" fo:country="US" fo:font-weight="normal"/>
    </style:style>
    <style:style style:family="text" style:name="T1108">
      <style:text-properties fo:language="en" fo:country="US" fo:font-weight="normal"/>
    </style:style>
    <style:style style:family="text" style:name="T1109">
      <style:text-properties fo:language="en" fo:country="US" fo:font-weight="normal"/>
    </style:style>
    <style:style style:family="paragraph" style:name="P264">
      <style:paragraph-properties/>
      <style:text-properties fo:language="en" fo:country="GB"/>
    </style:style>
    <style:style style:family="text" style:name="T1110">
      <style:text-properties fo:language="en" fo:country="GB"/>
    </style:style>
    <style:style style:family="text" style:name="T1111">
      <style:text-properties fo:language="en" fo:country="GB"/>
    </style:style>
    <style:style style:family="text" style:name="T1112">
      <style:text-properties fo:language="en" fo:country="GB"/>
    </style:style>
    <style:style style:family="paragraph" style:name="P265">
      <style:paragraph-properties/>
      <style:text-properties fo:language="en" fo:country="GB"/>
    </style:style>
    <style:style style:family="text" style:name="T1113">
      <style:text-properties fo:language="en" fo:country="GB"/>
    </style:style>
    <style:style style:family="text" style:name="T1114">
      <style:text-properties fo:language="en" fo:country="GB"/>
    </style:style>
    <style:style style:family="text" style:name="T1115">
      <style:text-properties fo:language="en" fo:country="GB"/>
    </style:style>
    <style:style style:family="paragraph" style:name="P266">
      <style:paragraph-properties/>
      <style:text-properties/>
    </style:style>
    <style:style style:family="text" style:name="T1116">
      <style:text-properties fo:language="en" fo:country="GB"/>
    </style:style>
    <style:style style:family="text" style:name="T1117">
      <style:text-properties fo:language="en" fo:country="GB"/>
    </style:style>
    <style:style style:family="text" style:name="T1118">
      <style:text-properties fo:language="en" fo:country="GB"/>
    </style:style>
    <style:style style:family="paragraph" style:name="P267">
      <style:paragraph-properties/>
      <style:text-properties/>
    </style:style>
    <style:style style:family="text" style:name="T1119">
      <style:text-properties fo:language="en" fo:country="GB"/>
    </style:style>
    <style:style style:family="text" style:name="T1120">
      <style:text-properties fo:language="en" fo:country="GB"/>
    </style:style>
    <style:style style:family="text" style:name="T1121">
      <style:text-properties fo:language="en" fo:country="GB"/>
    </style:style>
    <style:style style:parent-style-name="713" style:list-style-name="WWNum45" style:family="paragraph" style:name="P268">
      <style:paragraph-properties/>
      <style:text-properties fo:language="en" fo:country="GB"/>
    </style:style>
    <style:style style:family="text" style:name="T1122">
      <style:text-properties fo:language="en" fo:country="GB"/>
    </style:style>
    <style:style style:family="text" style:name="T1123">
      <style:text-properties fo:language="en" fo:country="GB"/>
    </style:style>
    <style:style style:parent-style-name="713" style:list-style-name="WWNum45" style:family="paragraph" style:name="P269">
      <style:paragraph-properties/>
      <style:text-properties fo:language="en" fo:country="GB"/>
    </style:style>
    <style:style style:family="text" style:name="T1124">
      <style:text-properties fo:language="en" fo:country="GB"/>
    </style:style>
    <style:style style:family="text" style:name="T1125">
      <style:text-properties fo:language="en" fo:country="GB"/>
    </style:style>
    <style:style style:family="text" style:name="T1126">
      <style:text-properties fo:language="en" fo:country="GB"/>
    </style:style>
    <style:style style:parent-style-name="713" style:list-style-name="WWNum45" style:family="paragraph" style:name="P270">
      <style:paragraph-properties/>
      <style:text-properties fo:language="en" fo:country="GB"/>
    </style:style>
    <style:style style:family="text" style:name="T1127">
      <style:text-properties fo:language="en" fo:country="GB"/>
    </style:style>
    <style:style style:family="text" style:name="T1128">
      <style:text-properties fo:language="en" fo:country="GB"/>
    </style:style>
    <style:style style:family="text" style:name="T1129">
      <style:text-properties fo:language="en" fo:country="GB"/>
    </style:style>
    <style:style style:parent-style-name="713" style:list-style-name="WWNum45" style:family="paragraph" style:name="P271">
      <style:paragraph-properties/>
      <style:text-properties fo:language="en" fo:country="GB"/>
    </style:style>
    <style:style style:family="text" style:name="T1130">
      <style:text-properties fo:language="en" fo:country="GB"/>
    </style:style>
    <style:style style:family="text" style:name="T1131">
      <style:text-properties fo:language="en" fo:country="GB"/>
    </style:style>
    <style:style style:family="text" style:name="T1132">
      <style:text-properties fo:language="en" fo:country="GB"/>
    </style:style>
    <style:style style:family="paragraph" style:name="P272">
      <style:paragraph-properties/>
      <style:text-properties fo:language="en" fo:country="GB"/>
    </style:style>
    <style:style style:family="text" style:name="T1133">
      <style:text-properties fo:language="en" fo:country="GB"/>
    </style:style>
    <style:style style:family="text" style:name="T1134">
      <style:text-properties fo:language="en" fo:country="GB"/>
    </style:style>
    <style:style style:family="text" style:name="T1135">
      <style:text-properties fo:language="en" fo:country="GB"/>
    </style:style>
    <style:style style:family="paragraph" style:name="P273">
      <style:paragraph-properties/>
      <style:text-properties/>
    </style:style>
    <style:style style:family="text" style:name="T1136">
      <style:text-properties fo:language="en" fo:country="GB"/>
    </style:style>
    <style:style style:family="text" style:name="T1137">
      <style:text-properties fo:language="en" fo:country="US"/>
    </style:style>
    <style:style style:family="text" style:name="T1138">
      <style:text-properties fo:language="en" fo:country="GB"/>
    </style:style>
    <style:style style:family="text" style:name="T1139">
      <style:text-properties fo:language="en" fo:country="US"/>
    </style:style>
    <style:style style:family="text" style:name="T1140">
      <style:text-properties fo:language="en" fo:country="GB"/>
    </style:style>
    <style:style style:family="text" style:name="T1141">
      <style:text-properties fo:language="en" fo:country="GB"/>
    </style:style>
    <style:style style:family="text" style:name="T1142">
      <style:text-properties fo:language="en" fo:country="GB"/>
    </style:style>
    <style:style style:family="paragraph" style:name="P274">
      <style:paragraph-properties/>
      <style:text-properties fo:language="en" fo:country="GB"/>
    </style:style>
    <style:style style:family="text" style:name="T1143">
      <style:text-properties fo:language="en" fo:country="GB"/>
    </style:style>
    <style:style style:family="text" style:name="T1144">
      <style:text-properties fo:language="en" fo:country="GB"/>
    </style:style>
    <style:style style:parent-style-name="713" style:list-style-name="WWNum46" style:family="paragraph" style:name="P275">
      <style:paragraph-properties/>
      <style:text-properties fo:language="en" fo:country="GB"/>
    </style:style>
    <style:style style:family="text" style:name="T1145">
      <style:text-properties fo:language="en" fo:country="GB"/>
    </style:style>
    <style:style style:family="text" style:name="T1146">
      <style:text-properties fo:language="en" fo:country="GB"/>
    </style:style>
    <style:style style:parent-style-name="713" style:list-style-name="WWNum46" style:family="paragraph" style:name="P276">
      <style:paragraph-properties/>
      <style:text-properties fo:language="en" fo:country="GB"/>
    </style:style>
    <style:style style:family="text" style:name="T1147">
      <style:text-properties fo:language="en" fo:country="GB"/>
    </style:style>
    <style:style style:family="text" style:name="T1148">
      <style:text-properties fo:language="en" fo:country="GB"/>
    </style:style>
    <style:style style:family="text" style:name="T1149">
      <style:text-properties fo:language="en" fo:country="GB"/>
    </style:style>
    <style:style style:parent-style-name="713" style:list-style-name="WWNum46" style:family="paragraph" style:name="P277">
      <style:paragraph-properties/>
      <style:text-properties fo:language="en" fo:country="GB"/>
    </style:style>
    <style:style style:family="text" style:name="T1150">
      <style:text-properties fo:language="en" fo:country="GB"/>
    </style:style>
    <style:style style:family="text" style:name="T1151">
      <style:text-properties fo:language="en" fo:country="GB"/>
    </style:style>
    <style:style style:family="text" style:name="T1152">
      <style:text-properties fo:language="en" fo:country="GB"/>
    </style:style>
    <style:style style:parent-style-name="713" style:list-style-name="WWNum46" style:family="paragraph" style:name="P278">
      <style:paragraph-properties/>
      <style:text-properties fo:language="en" fo:country="GB"/>
    </style:style>
    <style:style style:family="text" style:name="T1153">
      <style:text-properties fo:language="en" fo:country="GB"/>
    </style:style>
    <style:style style:family="text" style:name="T1154">
      <style:text-properties fo:language="en" fo:country="GB"/>
    </style:style>
    <style:style style:family="text" style:name="T1155">
      <style:text-properties fo:language="en" fo:country="GB"/>
    </style:style>
    <style:style style:family="paragraph" style:name="P279">
      <style:paragraph-properties/>
      <style:text-properties fo:language="en" fo:country="GB"/>
    </style:style>
    <style:style style:family="text" style:name="T1156">
      <style:text-properties fo:language="en" fo:country="GB"/>
    </style:style>
    <style:style style:family="text" style:name="T1157">
      <style:text-properties fo:language="en" fo:country="GB"/>
    </style:style>
    <style:style style:family="text" style:name="T1158">
      <style:text-properties fo:language="en" fo:country="GB"/>
    </style:style>
    <style:style style:family="paragraph" style:name="P280">
      <style:paragraph-properties/>
      <style:text-properties fo:language="en" fo:country="GB"/>
    </style:style>
    <style:style style:family="text" style:name="T1159">
      <style:text-properties fo:language="en" fo:country="GB"/>
    </style:style>
    <style:style style:family="text" style:name="T1160">
      <style:text-properties fo:language="en" fo:country="GB"/>
    </style:style>
    <style:style style:family="paragraph" style:name="P281">
      <style:paragraph-properties/>
      <style:text-properties fo:language="en" fo:country="GB"/>
    </style:style>
    <style:style style:family="text" style:name="T1161">
      <style:text-properties fo:language="en" fo:country="GB"/>
    </style:style>
    <style:style style:family="text" style:name="T1162">
      <style:text-properties fo:language="en" fo:country="GB"/>
    </style:style>
    <style:style style:family="text" style:name="T1163">
      <style:text-properties fo:language="en" fo:country="GB"/>
    </style:style>
    <style:style style:parent-style-name="713" style:list-style-name="WWNum47" style:family="paragraph" style:name="P282">
      <style:paragraph-properties/>
      <style:text-properties fo:language="en" fo:country="GB"/>
    </style:style>
    <style:style style:family="text" style:name="T1164">
      <style:text-properties fo:language="en" fo:country="GB"/>
    </style:style>
    <style:style style:family="text" style:name="T1165">
      <style:text-properties fo:language="en" fo:country="GB"/>
    </style:style>
    <style:style style:parent-style-name="713" style:list-style-name="WWNum47" style:family="paragraph" style:name="P283">
      <style:paragraph-properties/>
      <style:text-properties fo:language="en" fo:country="GB"/>
    </style:style>
    <style:style style:family="text" style:name="T1166">
      <style:text-properties fo:language="en" fo:country="GB"/>
    </style:style>
    <style:style style:family="text" style:name="T1167">
      <style:text-properties fo:language="en" fo:country="GB"/>
    </style:style>
    <style:style style:family="text" style:name="T1168">
      <style:text-properties fo:language="en" fo:country="GB"/>
    </style:style>
    <style:style style:parent-style-name="713" style:list-style-name="WWNum47" style:family="paragraph" style:name="P284">
      <style:paragraph-properties/>
      <style:text-properties fo:language="en" fo:country="GB"/>
    </style:style>
    <style:style style:family="text" style:name="T1169">
      <style:text-properties fo:language="en" fo:country="GB"/>
    </style:style>
    <style:style style:family="text" style:name="T1170">
      <style:text-properties fo:language="en" fo:country="GB"/>
    </style:style>
    <style:style style:family="text" style:name="T1171">
      <style:text-properties fo:language="en" fo:country="GB"/>
    </style:style>
    <style:style style:parent-style-name="713" style:list-style-name="WWNum47" style:family="paragraph" style:name="P285">
      <style:paragraph-properties/>
      <style:text-properties fo:language="en" fo:country="GB"/>
    </style:style>
    <style:style style:family="text" style:name="T1172">
      <style:text-properties fo:language="en" fo:country="GB"/>
    </style:style>
    <style:style style:family="text" style:name="T1173">
      <style:text-properties fo:language="en" fo:country="GB"/>
    </style:style>
    <style:style style:family="text" style:name="T1174">
      <style:text-properties fo:language="en" fo:country="GB"/>
    </style:style>
    <style:style style:parent-style-name="713" style:list-style-name="WWNum47" style:family="paragraph" style:name="P286">
      <style:paragraph-properties/>
      <style:text-properties fo:language="en" fo:country="GB"/>
    </style:style>
    <style:style style:family="text" style:name="T1175">
      <style:text-properties fo:language="en" fo:country="GB"/>
    </style:style>
    <style:style style:family="text" style:name="T1176">
      <style:text-properties fo:language="en" fo:country="GB"/>
    </style:style>
    <style:style style:family="text" style:name="T1177">
      <style:text-properties fo:language="en" fo:country="GB"/>
    </style:style>
    <style:style style:family="paragraph" style:name="P287">
      <style:paragraph-properties/>
      <style:text-properties fo:language="en" fo:country="GB"/>
    </style:style>
    <style:style style:family="text" style:name="T1178">
      <style:text-properties fo:language="en" fo:country="GB"/>
    </style:style>
    <style:style style:family="text" style:name="T1179">
      <style:text-properties fo:language="en" fo:country="GB"/>
    </style:style>
    <style:style style:family="text" style:name="T1180">
      <style:text-properties fo:language="en" fo:country="GB"/>
    </style:style>
    <style:style style:family="paragraph" style:name="P288">
      <style:paragraph-properties/>
      <style:text-properties/>
    </style:style>
    <style:style style:family="text" style:name="T1181">
      <style:text-properties fo:language="en" fo:country="GB"/>
    </style:style>
    <style:style style:family="text" style:name="T1182">
      <style:text-properties fo:language="en" fo:country="GB"/>
    </style:style>
    <style:style style:family="text" style:name="T1183">
      <style:text-properties fo:language="en" fo:country="GB"/>
    </style:style>
    <style:style style:family="paragraph" style:name="P289">
      <style:paragraph-properties/>
      <style:text-properties/>
    </style:style>
    <style:style style:family="text" style:name="T1184">
      <style:text-properties fo:language="en" fo:country="GB"/>
    </style:style>
    <style:style style:parent-style-name="713" style:list-style-name="WWNum48" style:family="paragraph" style:name="P290">
      <style:paragraph-properties/>
      <style:text-properties fo:language="en" fo:country="GB"/>
    </style:style>
    <style:style style:family="text" style:name="T1185">
      <style:text-properties fo:language="en" fo:country="GB"/>
    </style:style>
    <style:style style:family="text" style:name="T1186">
      <style:text-properties fo:language="en" fo:country="GB"/>
    </style:style>
    <style:style style:parent-style-name="713" style:list-style-name="WWNum48" style:family="paragraph" style:name="P291">
      <style:paragraph-properties/>
      <style:text-properties fo:language="en" fo:country="GB"/>
    </style:style>
    <style:style style:family="text" style:name="T1187">
      <style:text-properties fo:language="en" fo:country="GB"/>
    </style:style>
    <style:style style:family="text" style:name="T1188">
      <style:text-properties fo:language="en" fo:country="GB"/>
    </style:style>
    <style:style style:family="text" style:name="T1189">
      <style:text-properties fo:language="en" fo:country="GB"/>
    </style:style>
    <style:style style:parent-style-name="713" style:list-style-name="WWNum48" style:family="paragraph" style:name="P292">
      <style:paragraph-properties/>
      <style:text-properties fo:language="en" fo:country="GB"/>
    </style:style>
    <style:style style:family="text" style:name="T1190">
      <style:text-properties fo:language="en" fo:country="GB"/>
    </style:style>
    <style:style style:family="text" style:name="T1191">
      <style:text-properties fo:language="en" fo:country="GB"/>
    </style:style>
    <style:style style:family="text" style:name="T1192">
      <style:text-properties fo:language="en" fo:country="GB"/>
    </style:style>
    <style:style style:parent-style-name="713" style:list-style-name="WWNum48" style:family="paragraph" style:name="P293">
      <style:paragraph-properties/>
      <style:text-properties fo:language="en" fo:country="GB"/>
    </style:style>
    <style:style style:family="text" style:name="T1193">
      <style:text-properties fo:language="en" fo:country="GB"/>
    </style:style>
    <style:style style:family="text" style:name="T1194">
      <style:text-properties fo:language="en" fo:country="GB"/>
    </style:style>
    <style:style style:family="text" style:name="T1195">
      <style:text-properties fo:language="en" fo:country="GB"/>
    </style:style>
    <style:style style:family="paragraph" style:name="P294">
      <style:paragraph-properties/>
      <style:text-properties fo:language="en" fo:country="GB"/>
    </style:style>
    <style:style style:family="text" style:name="T1196">
      <style:text-properties fo:language="en" fo:country="GB"/>
    </style:style>
    <style:style style:family="text" style:name="T1197">
      <style:text-properties fo:language="en" fo:country="GB"/>
    </style:style>
    <style:style style:family="text" style:name="T1198">
      <style:text-properties fo:language="en" fo:country="GB"/>
    </style:style>
    <style:style style:family="paragraph" style:name="P295">
      <style:paragraph-properties/>
      <style:text-properties fo:language="en" fo:country="GB"/>
    </style:style>
    <style:style style:family="text" style:name="T1199">
      <style:text-properties fo:language="en" fo:country="GB"/>
    </style:style>
    <style:style style:family="text" style:name="T1200">
      <style:text-properties fo:language="en" fo:country="GB"/>
    </style:style>
    <style:style style:family="text" style:name="T1201">
      <style:text-properties fo:language="en" fo:country="GB"/>
    </style:style>
    <style:style style:family="paragraph" style:name="P296">
      <style:paragraph-properties/>
      <style:text-properties fo:language="en" fo:country="GB"/>
    </style:style>
    <style:style style:family="text" style:name="T1202">
      <style:text-properties fo:language="en" fo:country="GB"/>
    </style:style>
    <style:style style:family="text" style:name="T1203">
      <style:text-properties fo:language="en" fo:country="GB"/>
    </style:style>
    <style:style style:family="text" style:name="T1204">
      <style:text-properties fo:language="en" fo:country="GB"/>
    </style:style>
    <style:style style:family="paragraph" style:name="P297">
      <style:paragraph-properties/>
      <style:text-properties fo:language="en" fo:country="GB"/>
    </style:style>
    <style:style style:family="text" style:name="T1205">
      <style:text-properties fo:language="en" fo:country="GB"/>
    </style:style>
    <style:style style:family="text" style:name="T1206">
      <style:text-properties fo:language="en" fo:country="GB"/>
    </style:style>
    <style:style style:family="text" style:name="T1207">
      <style:text-properties fo:language="en" fo:country="GB"/>
    </style:style>
    <style:style style:family="paragraph" style:name="P298">
      <style:paragraph-properties/>
      <style:text-properties fo:language="en" fo:country="GB"/>
    </style:style>
    <style:style style:family="text" style:name="T1208">
      <style:text-properties fo:language="en" fo:country="GB"/>
    </style:style>
    <style:style style:family="text" style:name="T1209">
      <style:text-properties fo:language="en" fo:country="GB"/>
    </style:style>
    <style:style style:family="text" style:name="T1210">
      <style:text-properties fo:language="en" fo:country="GB"/>
    </style:style>
    <style:style style:family="paragraph" style:name="P299">
      <style:paragraph-properties/>
      <style:text-properties fo:language="en" fo:country="GB"/>
    </style:style>
    <style:style style:family="text" style:name="T1211">
      <style:text-properties fo:language="en" fo:country="GB"/>
    </style:style>
    <style:style style:family="text" style:name="T1212">
      <style:text-properties fo:language="en" fo:country="GB"/>
    </style:style>
    <style:style style:family="text" style:name="T1213">
      <style:text-properties fo:language="en" fo:country="GB"/>
    </style:style>
    <style:style style:family="paragraph" style:name="P300">
      <style:paragraph-properties/>
      <style:text-properties fo:language="en" fo:country="GB"/>
    </style:style>
    <style:style style:family="text" style:name="T1214">
      <style:text-properties fo:language="en" fo:country="GB"/>
    </style:style>
    <style:style style:family="text" style:name="T1215">
      <style:text-properties fo:language="en" fo:country="GB"/>
    </style:style>
    <style:style style:family="text" style:name="T1216">
      <style:text-properties fo:language="en" fo:country="GB"/>
    </style:style>
    <style:style style:family="paragraph" style:name="P301">
      <style:paragraph-properties/>
      <style:text-properties/>
    </style:style>
    <style:style style:family="text" style:name="T1217">
      <style:text-properties fo:language="en" fo:country="GB"/>
    </style:style>
    <style:style style:family="text" style:name="T1218">
      <style:text-properties fo:language="en" fo:country="GB"/>
    </style:style>
    <style:style style:family="text" style:name="T1219">
      <style:text-properties fo:language="en" fo:country="GB"/>
    </style:style>
    <style:style style:parent-style-name="713" style:list-style-name="WWNum49" style:family="paragraph" style:name="P302">
      <style:paragraph-properties/>
      <style:text-properties fo:language="en" fo:country="GB"/>
    </style:style>
    <style:style style:family="text" style:name="T1220">
      <style:text-properties fo:language="en" fo:country="GB"/>
    </style:style>
    <style:style style:family="text" style:name="T1221">
      <style:text-properties fo:language="en" fo:country="GB"/>
    </style:style>
    <style:style style:parent-style-name="713" style:list-style-name="WWNum49" style:family="paragraph" style:name="P303">
      <style:paragraph-properties/>
      <style:text-properties fo:language="en" fo:country="GB"/>
    </style:style>
    <style:style style:family="text" style:name="T1222">
      <style:text-properties fo:language="en" fo:country="GB"/>
    </style:style>
    <style:style style:family="text" style:name="T1223">
      <style:text-properties fo:language="en" fo:country="GB"/>
    </style:style>
    <style:style style:family="text" style:name="T1224">
      <style:text-properties fo:language="en" fo:country="GB"/>
    </style:style>
    <style:style style:parent-style-name="713" style:list-style-name="WWNum49" style:family="paragraph" style:name="P304">
      <style:paragraph-properties/>
      <style:text-properties fo:language="en" fo:country="GB"/>
    </style:style>
    <style:style style:family="text" style:name="T1225">
      <style:text-properties fo:language="en" fo:country="GB"/>
    </style:style>
    <style:style style:family="text" style:name="T1226">
      <style:text-properties fo:language="en" fo:country="GB"/>
    </style:style>
    <style:style style:family="text" style:name="T1227">
      <style:text-properties fo:language="en" fo:country="GB"/>
    </style:style>
    <style:style style:parent-style-name="713" style:list-style-name="WWNum49" style:family="paragraph" style:name="P305">
      <style:paragraph-properties/>
      <style:text-properties fo:language="en" fo:country="GB"/>
    </style:style>
    <style:style style:family="text" style:name="T1228">
      <style:text-properties fo:language="en" fo:country="GB"/>
    </style:style>
    <style:style style:family="text" style:name="T1229">
      <style:text-properties fo:language="en" fo:country="GB"/>
    </style:style>
    <style:style style:family="text" style:name="T1230">
      <style:text-properties fo:language="en" fo:country="GB"/>
    </style:style>
    <style:style style:parent-style-name="713" style:list-style-name="WWNum49" style:family="paragraph" style:name="P306">
      <style:paragraph-properties/>
      <style:text-properties fo:language="en" fo:country="GB"/>
    </style:style>
    <style:style style:family="text" style:name="T1231">
      <style:text-properties fo:language="en" fo:country="GB"/>
    </style:style>
    <style:style style:family="text" style:name="T1232">
      <style:text-properties fo:language="en" fo:country="GB"/>
    </style:style>
    <style:style style:family="text" style:name="T1233">
      <style:text-properties fo:language="en" fo:country="GB"/>
    </style:style>
    <style:style style:parent-style-name="713" style:list-style-name="WWNum49" style:family="paragraph" style:name="P307">
      <style:paragraph-properties/>
      <style:text-properties fo:language="en" fo:country="GB"/>
    </style:style>
    <style:style style:family="text" style:name="T1234">
      <style:text-properties fo:language="en" fo:country="GB"/>
    </style:style>
    <style:style style:family="text" style:name="T1235">
      <style:text-properties fo:language="en" fo:country="GB"/>
    </style:style>
    <style:style style:family="text" style:name="T1236">
      <style:text-properties fo:language="en" fo:country="GB"/>
    </style:style>
    <style:style style:family="paragraph" style:name="P308">
      <style:paragraph-properties/>
      <style:text-properties fo:language="en" fo:country="GB"/>
    </style:style>
    <style:style style:family="text" style:name="T1237">
      <style:text-properties fo:language="en" fo:country="GB"/>
    </style:style>
    <style:style style:family="text" style:name="T1238">
      <style:text-properties fo:language="en" fo:country="GB"/>
    </style:style>
    <style:style style:family="text" style:name="T1239">
      <style:text-properties fo:language="en" fo:country="GB"/>
    </style:style>
    <style:style style:family="paragraph" style:name="P309">
      <style:paragraph-properties/>
      <style:text-properties/>
    </style:style>
    <style:style style:family="text" style:name="T1240">
      <style:text-properties fo:language="en" fo:country="GB"/>
    </style:style>
    <style:style style:family="text" style:name="T1241">
      <style:text-properties fo:language="en" fo:country="GB"/>
    </style:style>
    <style:style style:family="text" style:name="T1242">
      <style:text-properties fo:language="en" fo:country="GB"/>
    </style:style>
    <style:style style:family="paragraph" style:name="P310">
      <style:paragraph-properties/>
      <style:text-properties/>
    </style:style>
    <style:style style:family="text" style:name="T1243">
      <style:text-properties fo:language="en" fo:country="GB"/>
    </style:style>
    <style:style style:parent-style-name="713" style:list-style-name="WWNum50" style:family="paragraph" style:name="P311">
      <style:paragraph-properties/>
      <style:text-properties fo:language="en" fo:country="GB"/>
    </style:style>
    <style:style style:family="text" style:name="T1244">
      <style:text-properties fo:language="en" fo:country="GB"/>
    </style:style>
    <style:style style:family="text" style:name="T1245">
      <style:text-properties fo:language="en" fo:country="GB"/>
    </style:style>
    <style:style style:parent-style-name="713" style:list-style-name="WWNum50" style:family="paragraph" style:name="P312">
      <style:paragraph-properties/>
      <style:text-properties fo:language="en" fo:country="GB"/>
    </style:style>
    <style:style style:family="text" style:name="T1246">
      <style:text-properties fo:language="en" fo:country="GB"/>
    </style:style>
    <style:style style:family="text" style:name="T1247">
      <style:text-properties fo:language="en" fo:country="GB"/>
    </style:style>
    <style:style style:family="text" style:name="T1248">
      <style:text-properties fo:language="en" fo:country="GB"/>
    </style:style>
    <style:style style:parent-style-name="713" style:list-style-name="WWNum50" style:family="paragraph" style:name="P313">
      <style:paragraph-properties/>
      <style:text-properties fo:language="en" fo:country="GB"/>
    </style:style>
    <style:style style:family="text" style:name="T1249">
      <style:text-properties fo:language="en" fo:country="GB"/>
    </style:style>
    <style:style style:family="text" style:name="T1250">
      <style:text-properties fo:language="en" fo:country="GB"/>
    </style:style>
    <style:style style:family="text" style:name="T1251">
      <style:text-properties fo:language="en" fo:country="GB"/>
    </style:style>
    <style:style style:parent-style-name="713" style:list-style-name="WWNum50" style:family="paragraph" style:name="P314">
      <style:paragraph-properties/>
      <style:text-properties fo:language="en" fo:country="GB"/>
    </style:style>
    <style:style style:family="text" style:name="T1252">
      <style:text-properties fo:language="en" fo:country="GB"/>
    </style:style>
    <style:style style:family="text" style:name="T1253">
      <style:text-properties fo:language="en" fo:country="GB"/>
    </style:style>
    <style:style style:family="text" style:name="T1254">
      <style:text-properties fo:language="en" fo:country="GB"/>
    </style:style>
    <style:style style:family="text" style:name="T1255">
      <style:text-properties fo:language="en" fo:country="GB"/>
    </style:style>
    <style:style style:family="paragraph" style:name="P315">
      <style:paragraph-properties fo:margin-left="0cm" fo:margin-right="0cm" fo:text-indent="0cm" fo:border="none"/>
      <style:text-properties fo:font-size="14pt" style:font-size-complex="12pt" fo:font-weight="bold"/>
    </style:style>
    <style:style style:family="text" style:name="T1256">
      <style:text-properties fo:font-size="12pt" style:font-size-complex="12pt" fo:font-weight="bold"/>
    </style:style>
    <style:style style:family="text" style:name="T1257">
      <style:text-properties fo:font-size="12pt" style:font-size-complex="12pt" fo:font-weight="bold"/>
    </style:style>
    <style:style style:family="paragraph" style:name="P316">
      <style:paragraph-properties fo:margin-left="0cm" fo:margin-right="0cm" fo:text-indent="0cm" fo:border="none"/>
      <style:text-properties/>
    </style:style>
    <style:style style:family="text" style:name="T1258">
      <style:text-properties fo:font-family="Times" style:font-family-asian="Times" style:font-family-complex="Times" fo:font-size="12pt"/>
    </style:style>
    <style:style style:parent-style-name="713" style:list-style-name="WWNum51" style:family="paragraph" style:name="P317">
      <style:paragraph-properties fo:margin-right="0cm" fo:border="none"/>
      <style:text-properties/>
    </style:style>
    <style:style style:family="text" style:name="T1259">
      <style:text-properties fo:font-family="Times" style:font-family-asian="Times" style:font-family-complex="Times" fo:font-size="12pt" style:font-size-complex="12pt"/>
    </style:style>
    <style:style style:parent-style-name="713" style:list-style-name="WWNum51" style:family="paragraph" style:name="P318">
      <style:paragraph-properties fo:margin-right="0cm" fo:border="none"/>
      <style:text-properties/>
    </style:style>
    <style:style style:family="text" style:name="T1260">
      <style:text-properties fo:font-family="Times" style:font-family-asian="Times" style:font-family-complex="Times" fo:font-size="12pt" style:font-size-complex="12pt"/>
    </style:style>
    <style:style style:parent-style-name="713" style:list-style-name="WWNum51" style:family="paragraph" style:name="P319">
      <style:paragraph-properties fo:margin-right="0cm" fo:border="none"/>
      <style:text-properties/>
    </style:style>
    <style:style style:family="text" style:name="T1261">
      <style:text-properties fo:font-family="Times" style:font-family-asian="Times" style:font-family-complex="Times" fo:font-size="12pt" style:font-size-complex="12pt"/>
    </style:style>
    <style:style style:parent-style-name="713" style:list-style-name="WWNum51" style:family="paragraph" style:name="P320">
      <style:paragraph-properties fo:margin-right="0cm" fo:border="none"/>
      <style:text-properties/>
    </style:style>
    <style:style style:family="text" style:name="T1262">
      <style:text-properties fo:font-family="Times" style:font-family-asian="Times" style:font-family-complex="Times" fo:font-size="12pt" style:font-size-complex="12pt"/>
    </style:style>
    <style:style style:parent-style-name="713" style:list-style-name="WWNum51" style:family="paragraph" style:name="P321">
      <style:paragraph-properties fo:margin-right="0cm" fo:border="none"/>
      <style:text-properties fo:font-family="Times" style:font-family-asian="Times" style:font-family-complex="Times" fo:font-size="12pt" style:font-size-complex="12pt"/>
    </style:style>
    <style:style style:family="paragraph" style:name="P322">
      <style:paragraph-properties fo:margin-left="0cm" fo:margin-right="0cm" fo:text-indent="0cm" fo:border="none"/>
      <style:text-properties/>
    </style:style>
    <style:style style:family="paragraph" style:name="P323">
      <style:paragraph-properties fo:margin-left="0cm" fo:margin-right="0cm" fo:text-indent="0cm" fo:border="none"/>
      <style:text-properties/>
    </style:style>
    <style:style style:family="paragraph" style:name="P324">
      <style:paragraph-properties fo:margin-left="0cm" fo:margin-right="0cm" fo:text-indent="0cm" fo:border="none"/>
      <style:text-properties/>
    </style:style>
    <style:style style:family="paragraph" style:name="P325">
      <style:paragraph-properties/>
      <style:text-properties fo:language="en" fo:country="GB"/>
    </style:style>
    <style:style style:family="text" style:name="T1263">
      <style:text-properties fo:language="en" fo:country="GB"/>
    </style:style>
    <style:style style:family="text" style:name="T1264">
      <style:text-properties fo:language="en" fo:country="GB"/>
    </style:style>
    <style:style style:family="text" style:name="T1265">
      <style:text-properties fo:language="en" fo:country="GB"/>
    </style:style>
    <style:style style:family="paragraph" style:name="P326">
      <style:paragraph-properties/>
      <style:text-properties fo:language="en" fo:country="GB"/>
    </style:style>
    <style:style style:family="text" style:name="T1266">
      <style:text-properties fo:language="en" style:language-complex="en" fo:country="GB" style:country-complex="GB"/>
    </style:style>
    <style:style style:family="text" style:name="T1267">
      <style:text-properties fo:language="en" style:language-complex="en" fo:country="GB" style:country-complex="GB"/>
    </style:style>
    <style:style style:family="text" style:name="T1268">
      <style:text-properties fo:language="en" fo:country="GB"/>
    </style:style>
    <style:style style:family="paragraph" style:name="P327">
      <style:paragraph-properties/>
      <style:text-properties fo:language="en" fo:country="GB"/>
    </style:style>
    <style:style style:family="text" style:name="T1269">
      <style:text-properties fo:language="en" fo:country="GB"/>
    </style:style>
    <style:style style:family="text" style:name="T1270">
      <style:text-properties fo:language="en" fo:country="GB"/>
    </style:style>
    <style:style style:family="text" style:name="T1271">
      <style:text-properties fo:language="en" fo:country="GB"/>
    </style:style>
    <style:style style:family="paragraph" style:name="P328">
      <style:paragraph-properties/>
      <style:text-properties fo:language="en" fo:country="GB"/>
    </style:style>
    <style:style style:family="text" style:name="T1272">
      <style:text-properties fo:language="en" fo:country="GB"/>
    </style:style>
    <style:style style:family="text" style:name="T1273">
      <style:text-properties fo:language="en" fo:country="GB"/>
    </style:style>
    <style:style style:family="text" style:name="T1274">
      <style:text-properties fo:language="en" fo:country="GB"/>
    </style:style>
    <style:style style:family="paragraph" style:name="P329">
      <style:paragraph-properties/>
      <style:text-properties fo:language="en" fo:country="GB"/>
    </style:style>
    <style:style style:family="text" style:name="T1275">
      <style:text-properties fo:language="en" fo:country="US"/>
    </style:style>
    <style:style style:family="text" style:name="T1276">
      <style:text-properties fo:language="en" fo:country="GB"/>
    </style:style>
    <style:style style:family="paragraph" style:name="P330">
      <style:paragraph-properties/>
      <style:text-properties fo:language="en" fo:country="GB"/>
    </style:style>
    <style:style style:family="text" style:name="T1277">
      <style:text-properties fo:language="en" fo:country="GB"/>
    </style:style>
    <style:style style:family="text" style:name="T1278">
      <style:text-properties fo:language="en" fo:country="GB"/>
    </style:style>
    <style:style style:family="paragraph" style:name="P331">
      <style:paragraph-properties/>
      <style:text-properties fo:language="en" fo:country="GB"/>
    </style:style>
    <style:style style:family="text" style:name="T1279">
      <style:text-properties fo:language="en" fo:country="GB"/>
    </style:style>
    <style:style style:family="text" style:name="T1280">
      <style:text-properties fo:language="en" fo:country="GB"/>
    </style:style>
    <style:style style:family="text" style:name="T1281">
      <style:text-properties fo:language="en" style:language-complex="en" fo:country="GB" style:country-complex="GB"/>
    </style:style>
    <style:style style:family="text" style:name="T1282">
      <style:text-properties fo:language="en" fo:country="GB"/>
    </style:style>
    <style:style style:family="text" style:name="T1283">
      <style:text-properties fo:language="en" fo:country="GB"/>
    </style:style>
  </office:automatic-styles>
  <office:body>
    <office:text text:use-soft-page-breaks="true">
      <text:p text:style-name="P49"><text:span text:style-name="T495">Komodo Hub – Spec Document</text:span><text:span text:style-name="T496"/></text:p>
      <text:p text:style-name="P50"><text:span text:style-name="T497">Key:</text:span><text:span text:style-name="T498">RED = HIGH Priority</text:span><text:span text:style-name="T499"><text:line-break/></text:span><text:span text:style-name="T500">AMBER = MEDIUM Priority</text:span><text:span text:style-name="T501"><text:line-break/></text:span><text:span text:style-name="T502">GREEN = LOW Priority</text:span><text:span text:style-name="T503">? = Not sure if we will implement yet</text:span><text:span text:style-name="T504"/><text:span text:style-name="T505"/><text:span text:style-name="T506"/></text:p>
      <text:p text:style-name="P51"><text:span text:style-name="T507">Core System</text:span><text:span text:style-name="T508"/></text:p>
      <text:p text:style-name="P52"><text:span text:style-name="T509">Authentication &amp; </text:span><text:span text:style-name="T510">Authorisation</text:span><text:span text:style-name="T511"/></text:p>
      <text:list text:style-name="WWNum11" text:continue-numbering="true">
        <text:list-item>
          <text:p text:style-name="P53"><text:span text:style-name="T512">User registration</text:span><text:span text:style-name="T513"/></text:p>
        </text:list-item>
        <text:list-item>
          <text:p text:style-name="P54"><text:span text:style-name="T514">L</text:span><text:span text:style-name="T515">ogin/</text:span><text:span text:style-name="T516">L</text:span><text:span text:style-name="T517">ogout</text:span><text:span text:style-name="T518"/></text:p>
        </text:list-item>
        <text:list-item>
          <text:p text:style-name="P55"><text:span text:style-name="T519">P</text:span><text:span text:style-name="T520">assword reset</text:span><text:span text:style-name="T521"/><text:span text:style-name="T522"/></text:p>
        </text:list-item>
        <text:list-item>
          <text:p text:style-name="P56"><text:span text:style-name="T523"/><text:span text:style-name="T524">Role-based access control</text:span><text:span text:style-name="T525"/></text:p>
        </text:list-item>
        <text:list-item>
          <text:p text:style-name="P57"><text:span text:style-name="T526">S</text:span><text:span text:style-name="T527">ession management</text:span><text:span text:style-name="T528"/></text:p>
        </text:list-item>
        <text:list-item>
          <text:p text:style-name="P58"><text:span text:style-name="T529"/><text:span text:style-name="T530">Secure password hashing, email verification</text:span><text:span text:style-name="T531"/><text:span text:style-name="T532"/></text:p>
        </text:list-item>
      </text:list>
      <text:p text:style-name="P59"><text:span text:style-name="T533">Roles:</text:span><text:span text:style-name="T534"/></text:p>
      <text:p text:style-name="P60"><text:span text:style-name="T535">Public, </text:span><text:span text:style-name="T536">Individual </text:span><text:span text:style-name="T537">User, Student, Teacher, School Admin, Community Member, Community Admin, Foundation Admin</text:span><text:span text:style-name="T538"/></text:p>
      <text:p text:style-name="P61"><text:span text:style-name="T539"/><text:span text:style-name="T540"/></text:p>
      <text:p text:style-name="P62"><text:span text:style-name="T541">Public </text:span><text:span text:style-name="T542">Pages</text:span><text:span text:style-name="T543"/></text:p>
      <text:list text:style-name="WWNum12" text:continue-numbering="true">
        <text:list-item>
          <text:p text:style-name="P63"><text:span text:style-name="T544">Homepage</text:span><text:span text:style-name="T545"/></text:p>
        </text:list-item>
        <text:list-item>
          <text:p text:style-name="P64"><text:span text:style-name="T546">About page</text:span><text:span text:style-name="T547"/><text:span text:style-name="T548"/></text:p>
        </text:list-item>
        <text:list-item>
          <text:p text:style-name="P65"><text:span text:style-name="T549"/><text:span text:style-name="T550">Browse/search endangered species</text:span><text:span text:style-name="T551"/></text:p>
        </text:list-item>
        <text:list-item>
          <text:p text:style-name="P66"><text:span text:style-name="T552"/><text:span text:style-name="T553">P</text:span><text:span text:style-name="T554">ublic programs</text:span><text:span text:style-name="T555"/></text:p>
        </text:list-item>
        <text:list-item>
          <text:p text:style-name="P67"><text:span text:style-name="T556">L</text:span><text:span text:style-name="T557">ibraries</text:span><text:span text:style-name="T558"/></text:p>
        </text:list-item>
        <text:list-item>
          <text:p text:style-name="P68"><text:span text:style-name="T559">A</text:span><text:span text:style-name="T560">rticles, sighting reports</text:span><text:span text:style-name="T561"/><text:span text:style-name="T562"/></text:p>
        </text:list-item>
      </text:list>
      <text:p text:style-name="P69"><text:span text:style-name="T563">- Student profiles are never public</text:span><text:span text:style-name="T564"/></text:p>
      <text:p text:style-name="P70"><text:span text:style-name="T565"/><text:span text:style-name="T566"/></text:p>
      <text:p text:style-name="P71"><text:span text:style-name="T567">School Management</text:span><text:span text:style-name="T568"/></text:p>
      <text:p text:style-name="P72"><text:span text:style-name="T569">School </text:span><text:span text:style-name="T570">Accounts</text:span><text:span text:style-name="T571"/></text:p>
      <text:p text:style-name="P73"><text:span text:style-name="T572">School Admin</text:span><text:span text:style-name="T573"/></text:p>
      <text:list text:style-name="WWNum13" text:continue-numbering="true">
        <text:list-item>
          <text:p text:style-name="P74"><text:span text:style-name="T574">Register School</text:span><text:span text:style-name="T575"/></text:p>
        </text:list-item>
        <text:list-item>
          <text:p text:style-name="P75"><text:span text:style-name="T576">Manage school </text:span><text:span text:style-name="T577">profile</text:span><text:span text:style-name="T578"/></text:p>
        </text:list-item>
        <text:list-item>
          <text:p text:style-name="P76"><text:span text:style-name="T579">Create t</text:span><text:span text:style-name="T580">eacher </text:span><text:span text:style-name="T581">accounts</text:span><text:span text:style-name="T582"/><text:span text:style-name="T583"/></text:p>
        </text:list-item>
        <text:list-item>
          <text:p text:style-name="P77"><text:span text:style-name="T584">Generate s</text:span><text:span text:style-name="T585">tudent access codes</text:span><text:span text:style-name="T586">?</text:span><text:span text:style-name="T587"/></text:p>
        </text:list-item>
        <text:list-item>
          <text:p text:style-name="P78"><text:span text:style-name="T588">Approve s</text:span><text:span text:style-name="T589">tudent </text:span><text:span text:style-name="T590">registration</text:span><text:span text:style-name="T591">s</text:span><text:span text:style-name="T592"/></text:p>
        </text:list-item>
        <text:list-item>
          <text:p text:style-name="P79"><text:span text:style-name="T593">View all school activities and statistics</text:span><text:span text:style-name="T594"/><text:span text:style-name="T595"/></text:p>
        </text:list-item>
      </text:list>
      <text:p text:style-name="P80"><text:span text:style-name="T596">School Teacher</text:span><text:span text:style-name="T597"/></text:p>
      <text:list text:style-name="WWNum15" text:continue-numbering="true">
        <text:list-item>
          <text:p text:style-name="P81"><text:span text:style-name="T598">Create c</text:span><text:span text:style-name="T599">lasses, syllabus, activities</text:span><text:span text:style-name="T600"/></text:p>
        </text:list-item>
        <text:list-item>
          <text:p text:style-name="P82"><text:span text:style-name="T601"/><text:span text:style-name="T602">Enrole</text:span><text:span text:style-name="T603"> students in acticities &amp; classes</text:span><text:span text:style-name="T604"/></text:p>
        </text:list-item>
        <text:list-item>
          <text:p text:style-name="P83"><text:span text:style-name="T605">View student</text:span><text:span text:style-name="T606"> submissions</text:span><text:span text:style-name="T607"/></text:p>
        </text:list-item>
        <text:list-item>
          <text:list>
            <text:list-item>
              <text:p text:style-name="P84"><text:span text:style-name="T608"/><text:span text:style-name="T609">Leave </text:span><text:span text:style-name="T610">feedback</text:span><text:span text:style-name="T611"> &amp; notes</text:span><text:span text:style-name="T612"/><text:span text:style-name="T613"/></text:p>
            </text:list-item>
          </text:list>
        </text:list-item>
        <text:list-item>
          <text:p text:style-name="P85"><text:span text:style-name="T614">Send m</text:span><text:span text:style-name="T615">essag</text:span><text:span text:style-name="T616">es to users within their </text:span><text:span text:style-name="T617">school</text:span><text:span text:style-name="T618"/></text:p>
        </text:list-item>
      </text:list>
      <text:p text:style-name="P86"><text:span text:style-name="T619"/><text:span text:style-name="T620"/></text:p>
      <text:p text:style-name="P87"><text:span text:style-name="T621">Student Features:</text:span><text:span text:style-name="T622"/></text:p>
      <text:list text:style-name="WWNum16" text:continue-numbering="true">
        <text:list-item>
          <text:p text:style-name="P88"><text:span text:style-name="T623">Register </text:span><text:span text:style-name="T624">using school</text:span><text:span text:style-name="T625"> access code</text:span><text:span text:style-name="T626"/></text:p>
        </text:list-item>
        <text:list-item>
          <text:p text:style-name="P89"><text:span text:style-name="T627">View enrolled a</text:span><text:span text:style-name="T628">ctivities</text:span><text:span text:style-name="T629">/classes</text:span><text:span text:style-name="T630"/><text:span text:style-name="T631"/></text:p>
        </text:list-item>
        <text:list-item>
          <text:list>
            <text:list-item>
              <text:p text:style-name="P90"><text:span text:style-name="T632">View own </text:span><text:span text:style-name="T633">submissions</text:span><text:span text:style-name="T634"> &amp;</text:span><text:span text:style-name="T635"> feedback</text:span><text:span text:style-name="T636"/></text:p>
            </text:list-item>
          </text:list>
        </text:list-item>
        <text:list-item>
          <text:p text:style-name="P91"><text:span text:style-name="T637">Submit work to classes/activities</text:span><text:span text:style-name="T638"/></text:p>
        </text:list-item>
        <text:list-item>
          <text:p text:style-name="P92"><text:span text:style-name="T639">Message teachers and other students within school</text:span><text:span text:style-name="T640"/><text:span text:style-name="T641"/></text:p>
        </text:list-item>
      </text:list>
      <text:p text:style-name="P93"><text:span text:style-name="T642"/><text:span text:style-name="T643"/><text:span text:style-name="T644"/></text:p>
      <text:p text:style-name="P94"><text:span text:style-name="T645">Community Management</text:span><text:span text:style-name="T646"/><text:span text:style-name="T647"/></text:p>
      <text:p text:style-name="P95"><text:span text:style-name="T648">Community Leader (Admin)</text:span><text:span text:style-name="T649"/></text:p>
      <text:list text:style-name="WWNum17" text:continue-numbering="true">
        <text:list-item>
          <text:p text:style-name="P96"><text:span text:style-name="T650">Register Community</text:span><text:span text:style-name="T651"/></text:p>
        </text:list-item>
        <text:list-item>
          <text:p text:style-name="P97"><text:span text:style-name="T652">Manage member accounts</text:span><text:span text:style-name="T653"/></text:p>
        </text:list-item>
        <text:list-item>
          <text:p text:style-name="P98"><text:span text:style-name="T654">Manage community activities</text:span><text:span text:style-name="T655"/></text:p>
        </text:list-item>
      </text:list>
      <text:p text:style-name="P99"><text:span text:style-name="T656">Community Members</text:span><text:span text:style-name="T657"/></text:p>
      <text:list text:style-name="WWNum18" text:continue-numbering="true">
        <text:list-item>
          <text:p text:style-name="P100"><text:span text:style-name="T658">Public profile</text:span><text:span text:style-name="T659"/></text:p>
        </text:list-item>
        <text:list-item>
          <text:p text:style-name="P101"><text:span text:style-name="T660">Can Submit:</text:span><text:span text:style-name="T661"/></text:p>
        </text:list-item>
        <text:list-item>
          <text:list>
            <text:list-item>
              <text:p text:style-name="P102"><text:span text:style-name="T662">Articles</text:span><text:span text:style-name="T663"/></text:p>
            </text:list-item>
            <text:list-item>
              <text:p text:style-name="P103"><text:span text:style-name="T664">Essays</text:span><text:span text:style-name="T665"/></text:p>
            </text:list-item>
            <text:list-item>
              <text:p text:style-name="P104"><text:span text:style-name="T666">Sighting reports</text:span><text:span text:style-name="T667"/></text:p>
            </text:list-item>
            <text:list-item>
              <text:p text:style-name="P105"><text:span text:style-name="T668">Upload media</text:span><text:span text:style-name="T669"/></text:p>
            </text:list-item>
          </text:list>
        </text:list-item>
        <text:list-item>
          <text:p text:style-name="P106"><text:span text:style-name="T670">View own contirbution history and history of others</text:span><text:span text:style-name="T671"/></text:p>
        </text:list-item>
        <text:list-item>
          <text:p text:style-name="P107"><text:span text:style-name="T672">Message all other public users</text:span><text:span text:style-name="T673"/><text:span text:style-name="T674"/></text:p>
        </text:list-item>
      </text:list>
      <text:p text:style-name="P108"><text:span text:style-name="T675">Conservation </text:span><text:span text:style-name="T676">P</text:span><text:span text:style-name="T677">rogram</text:span><text:span text:style-name="T678"> S</text:span><text:span text:style-name="T679">ystem</text:span><text:span text:style-name="T680">?</text:span><text:span text:style-name="T681"/><text:span text:style-name="T682"/></text:p>
      <text:list text:style-name="WWNum20" text:continue-numbering="true">
        <text:list-item>
          <text:p text:style-name="P109"><text:span text:style-name="T683">PLEASE COME BACK AND REWRITE THIS</text:span><text:span text:style-name="T684"/><text:span text:style-name="T685"/><text:span text:style-name="T686"/><text:span text:style-name="T687"/></text:p>
        </text:list-item>
      </text:list>
      <text:p text:style-name="P110"><text:span text:style-name="T688"/><text:span text:style-name="T689"/><text:span text:style-name="T690"/></text:p>
      <text:p text:style-name="P111"><text:span text:style-name="T691"/><text:span text:style-name="T692"/><text:span text:style-name="T693"/></text:p>
      <text:p text:style-name="P112"><text:span text:style-name="T694"/><text:span text:style-name="T695"/><text:span text:style-name="T696"/></text:p>
      <text:p text:style-name="P113"><text:span text:style-name="T697"/><text:span text:style-name="T698"/><text:span text:style-name="T699"/></text:p>
      <text:p text:style-name="P114"><text:span text:style-name="T700"/><text:span text:style-name="T701"/><text:span text:style-name="T702"/></text:p>
      <text:p text:style-name="P115"><text:span text:style-name="T703">Knowledge </text:span><text:span text:style-name="T704">B</text:span><text:span text:style-name="T705">ase</text:span><text:span text:style-name="T706">/</text:span><text:span text:style-name="T707">Species database</text:span><text:span text:style-name="T708"/><text:span text:style-name="T709"/></text:p>
      <text:list text:style-name="WWNum21" text:continue-numbering="true">
        <text:list-item>
          <text:p text:style-name="P116"><text:span text:style-name="T710">Each species has a page</text:span><text:span text:style-name="T711"/></text:p>
        </text:list-item>
        <text:list-item>
          <text:p text:style-name="P117"><text:span text:style-name="T712">Images can be uploaded?</text:span><text:span text:style-name="T713"/></text:p>
        </text:list-item>
        <text:list-item>
          <text:p text:style-name="P118"><text:span text:style-name="T714">Can search and filter results</text:span><text:span text:style-name="T715"/></text:p>
        </text:list-item>
        <text:list-item>
          <text:p text:style-name="P119"><text:span text:style-name="T716">Main categories:</text:span><text:span text:style-name="T717"/></text:p>
        </text:list-item>
        <text:list-item>
          <text:list>
            <text:list-item>
              <text:p text:style-name="P120"><text:span text:style-name="T718">Mammals</text:span><text:span text:style-name="T719"/></text:p>
            </text:list-item>
            <text:list-item>
              <text:p text:style-name="P121"><text:span text:style-name="T720">Birds</text:span><text:span text:style-name="T721"/></text:p>
            </text:list-item>
            <text:list-item>
              <text:p text:style-name="P122"><text:span text:style-name="T722">Reptiles</text:span><text:span text:style-name="T723"/><text:span text:style-name="T724"/><text:span text:style-name="T725"/><text:span text:style-name="T726"/><text:span text:style-name="T727"/></text:p>
            </text:list-item>
          </text:list>
        </text:list-item>
        <text:list-item>
          <text:p text:style-name="P123"><text:span text:style-name="T728">Subcategories?</text:span><text:span text:style-name="T729"/></text:p>
        </text:list-item>
        <text:list-item>
          <text:p text:style-name="P124"><text:span text:style-name="T730">Site admins can moderate and manage content</text:span><text:span text:style-name="T731"/><text:span text:style-name="T732"/><text:span text:style-name="T733"/><text:span text:style-name="T734"/></text:p>
        </text:list-item>
      </text:list>
      <text:p text:style-name="P125"><text:span text:style-name="T735">L</text:span><text:span text:style-name="T736">ibrary</text:span><text:span text:style-name="T737"> S</text:span><text:span text:style-name="T738">ystem</text:span><text:span text:style-name="T739">?</text:span><text:span text:style-name="T740"/></text:p>
      <text:list text:style-name="WWNum22" text:continue-numbering="true">
        <text:list-item>
          <text:p text:style-name="P126"><text:span text:style-name="T741">School Libraries:</text:span><text:span text:style-name="T742"/></text:p>
        </text:list-item>
        <text:list-item>
          <text:list>
            <text:list-item>
              <text:p text:style-name="P127"><text:span text:style-name="T743">Only viewable by members of school</text:span><text:span text:style-name="T744"/></text:p>
            </text:list-item>
            <text:list-item>
              <text:p text:style-name="P128"><text:span text:style-name="T745">Managed and moderated by school admins/teachers</text:span><text:span text:style-name="T746"/></text:p>
            </text:list-item>
            <text:list-item>
              <text:p text:style-name="P129"><text:span text:style-name="T747">Still viewable by site admins</text:span><text:span text:style-name="T748"><text:s/></text:span><text:span text:style-name="T749"/></text:p>
            </text:list-item>
            <text:list-item>
              <text:list>
                <text:list-item>
                  <text:p text:style-name="P130"><text:span text:style-name="T750">Can remove content but cannot upload?</text:span><text:span text:style-name="T751"/><text:span/></text:p>
                </text:list-item>
              </text:list>
            </text:list-item>
          </text:list>
        </text:list-item>
        <text:list-item>
          <text:p text:style-name="P131"><text:span text:style-name="T752">Community Libraries</text:span><text:span text:style-name="T753"/></text:p>
        </text:list-item>
        <text:list-item>
          <text:list>
            <text:list-item>
              <text:p text:style-name="P132"><text:span text:style-name="T754">Publicly visible</text:span><text:span text:style-name="T755"/></text:p>
            </text:list-item>
            <text:list-item>
              <text:p text:style-name="P133"><text:span text:style-name="T756">Managed and moderated by community leaders and site admins (mainly community leaders)</text:span><text:span text:style-name="T757"/></text:p>
            </text:list-item>
            <text:list-item>
              <text:p text:style-name="P134"><text:span text:style-name="T758">Member profiles visible</text:span><text:span text:style-name="T759"/><text:span text:style-name="T760"/></text:p>
            </text:list-item>
          </text:list>
        </text:list-item>
      </text:list>
      <text:p text:style-name="P135"><text:span text:style-name="T761">- Content </text:span><text:span text:style-name="T762">will not be published until approved by appropriate admin (unless being posted by said admin)?</text:span><text:span text:style-name="T763"/></text:p>
      <text:p text:style-name="P136"><text:span text:style-name="T764"/><text:span text:style-name="T765"/></text:p>
      <text:p text:style-name="P137"><text:span text:style-name="T766">Messaging </text:span><text:span text:style-name="T767">S</text:span><text:span text:style-name="T768">ystem</text:span><text:span text:style-name="T769"/></text:p>
      <text:list text:style-name="WWNum23" text:continue-numbering="true">
        <text:list-item>
          <text:p text:style-name="P138"><text:span text:style-name="T770">Secure internal messaging</text:span><text:span text:style-name="T771"/></text:p>
        </text:list-item>
        <text:list-item>
          <text:p text:style-name="P139"><text:span text:style-name="T772"/><text:span text:style-name="T773">We need a messaging system that allows users to communicate with each other on the website.</text:span><text:span text:style-name="T774"/></text:p>
        </text:list-item>
        <text:list-item>
          <text:p text:style-name="P140"><text:span text:style-name="T775"/><text:span text:style-name="T776">Student accounts should only be able to comunicate with accounts within their school</text:span><text:span text:style-name="T777"/></text:p>
        </text:list-item>
        <text:list-item>
          <text:p text:style-name="P141"><text:span text:style-name="T778"/><text:span text:style-name="T779">Public accounts should be able to communicate with other public accounts</text:span><text:span text:style-name="T780"/><text:span/></text:p>
        </text:list-item>
      </text:list>
      <text:p text:style-name="P142"><text:span text:style-name="T781">Dashboards</text:span><text:span text:style-name="T782"/></text:p>
      <text:p text:style-name="P143"><text:span text:style-name="T783">Each role (student, teacher, community member, school admin, community leader and site admin) needs a different dashboard.</text:span><text:span/><text:span text:style-name="T784"/><text:span/><text:span text:style-name="T785"/></text:p>
      <text:p text:style-name="P144"><text:span text:style-name="T786">School Admin Dashboard:</text:span><text:span text:style-name="T787"/></text:p>
      <text:list text:style-name="WWNum24" text:continue-numbering="true">
        <text:list-item>
          <text:p text:style-name="P145"><text:span text:style-name="T788">Overview (Total teachers/students, other statistics)</text:span><text:span text:style-name="T789"/></text:p>
        </text:list-item>
        <text:list-item>
          <text:p text:style-name="P146"><text:span text:style-name="T790"/><text:span text:style-name="T791">Settings</text:span><text:span text:style-name="T792"/><text:span/><text:span text:style-name="T793"/><text:span/><text:span text:style-name="T794"/></text:p>
        </text:list-item>
      </text:list>
      <text:p text:style-name="P147"><text:span text:style-name="T795">Teacher Dashboard:</text:span><text:span/></text:p>
      <text:list text:style-name="WWNum25" text:continue-numbering="true">
        <text:list-item>
          <text:p text:style-name="P148"><text:span text:style-name="T796">Classes</text:span><text:span text:style-name="T797"/></text:p>
        </text:list-item>
        <text:list-item>
          <text:p text:style-name="P149"><text:span text:style-name="T798"/><text:span text:style-name="T799">?Create activity</text:span><text:span text:style-name="T800"/></text:p>
        </text:list-item>
        <text:list-item>
          <text:p text:style-name="P150"><text:span text:style-name="T801"/><text:span text:style-name="T802">?Student Submissions</text:span><text:span text:style-name="T803"/></text:p>
        </text:list-item>
        <text:list-item>
          <text:p text:style-name="P151"><text:span text:style-name="T804"/><text:span text:style-name="T805">?Messages</text:span><text:span text:style-name="T806"/></text:p>
        </text:list-item>
        <text:list-item>
          <text:p text:style-name="P152"><text:span text:style-name="T807"/><text:span text:style-name="T808">?Progress Tracking</text:span><text:span text:style-name="T809"/><text:span/><text:span text:style-name="T810"/><text:span/><text:span text:style-name="T811"/></text:p>
        </text:list-item>
      </text:list>
      <text:p text:style-name="P153"><text:span text:style-name="T812">Student Dashboard</text:span><text:span text:style-name="T813"/></text:p>
      <text:list text:style-name="WWNum26" text:continue-numbering="true">
        <text:list-item>
          <text:p text:style-name="P154"><text:span text:style-name="T814">My Activities</text:span><text:span text:style-name="T815"/></text:p>
        </text:list-item>
        <text:list-item>
          <text:p text:style-name="P155"><text:span text:style-name="T816"/><text:span text:style-name="T817">My Classes</text:span><text:span text:style-name="T818"/></text:p>
        </text:list-item>
        <text:list-item>
          <text:p text:style-name="P156"><text:span text:style-name="T819"/><text:span text:style-name="T820">?Messages</text:span><text:span text:style-name="T821"/></text:p>
        </text:list-item>
        <text:list-item>
          <text:p text:style-name="P157"><text:span text:style-name="T822"/><text:span text:style-name="T823">?Progress</text:span><text:span text:style-name="T824"/><text:span/><text:span text:style-name="T825"/><text:span/><text:span text:style-name="T826"/></text:p>
        </text:list-item>
      </text:list>
      <text:p text:style-name="P158"><text:span text:style-name="T827">Community Leader Dashboard:</text:span><text:span/></text:p>
      <text:list text:style-name="WWNum27" text:continue-numbering="true">
        <text:list-item>
          <text:p text:style-name="P159"><text:span text:style-name="T828">Member management</text:span><text:span/></text:p>
        </text:list-item>
        <text:list-item>
          <text:p text:style-name="P160"><text:span text:style-name="T829">Statistics</text:span><text:span/><text:span text:style-name="T830"/><text:span text:style-name="T831"/><text:span text:style-name="T832"/><text:span text:style-name="T833"/><text:span text:style-name="T834"/></text:p>
        </text:list-item>
      </text:list>
      <text:p text:style-name="P161"><text:span text:style-name="T835">Security Requirements</text:span><text:span text:style-name="T836"/></text:p>
      <text:list text:style-name="WWNum28" text:continue-numbering="true">
        <text:list-item>
          <text:p text:style-name="P162"><text:span text:style-name="T837">HTTPS</text:span><text:span text:style-name="T838"/></text:p>
        </text:list-item>
        <text:list-item>
          <text:p text:style-name="P163"><text:span text:style-name="T839">E</text:span><text:span text:style-name="T840">ncrypt</text:span><text:span text:style-name="T841"> sensitive data</text:span><text:span text:style-name="T842"/></text:p>
        </text:list-item>
        <text:list-item>
          <text:p text:style-name="P164"><text:span text:style-name="T843">Secure file storage</text:span><text:span text:style-name="T844"/></text:p>
        </text:list-item>
        <text:list-item>
          <text:p text:style-name="P165"><text:span text:style-name="T845">Backup/Recovery plan?</text:span><text:span text:style-name="T846"/></text:p>
        </text:list-item>
        <text:list-item>
          <text:p text:style-name="P166"><text:span text:style-name="T847"/><text:span text:style-name="T848">File validation</text:span><text:span/></text:p>
        </text:list-item>
      </text:list>
      <text:p text:style-name="P167"><text:span text:style-name="T849"/><text:span text:style-name="T850"/></text:p>
      <text:p text:style-name="P168"><text:span text:style-name="T851">UX/UI </text:span><text:span text:style-name="T852">Requirements</text:span><text:span text:style-name="T853"/></text:p>
      <text:list text:style-name="WWNum29" text:continue-numbering="true">
        <text:list-item>
          <text:p text:style-name="P169"><text:span text:style-name="T854">Child-friendly</text:span><text:span text:style-name="T855"> interface (where required)</text:span><text:span text:style-name="T856"/></text:p>
        </text:list-item>
        <text:list-item>
          <text:p text:style-name="P170"><text:span text:style-name="T857">Fairly simple and </text:span><text:span text:style-name="T858">responsive</text:span><text:span text:style-name="T859"/></text:p>
        </text:list-item>
        <text:list-item>
          <text:p text:style-name="P171"><text:span text:style-name="T860">Clear buttons/actions</text:span><text:span text:style-name="T861"/></text:p>
        </text:list-item>
        <text:list-item>
          <text:p text:style-name="P172"><text:span text:style-name="T862">Accesible design</text:span><text:span/></text:p>
        </text:list-item>
      </text:list>
      <text:p text:style-name="P173"><text:span text:style-name="T863"/><text:span text:style-name="T864"/></text:p>
      <text:p text:style-name="P174"><text:span text:style-name="T865"/><text:span text:style-name="T866">Scalability</text:span><text:span text:style-name="T867"/></text:p>
      <text:list text:style-name="WWNum30" text:continue-numbering="true">
        <text:list-item>
          <text:p text:style-name="P175"><text:span text:style-name="T868">Idfk ask Will he knows this shit</text:span><text:span text:style-name="T869"/></text:p>
        </text:list-item>
      </text:list>
      <text:p text:style-name="P176"><text:span text:style-name="T870">Game</text:span><text:span text:style-name="T871"/><text:span text:style-name="T872"/></text:p>
      <text:p text:style-name="P177"><text:span text:style-name="T873">Apparently we need to make a game to go on our site, we currently need to decide</text:span><text:span text:style-name="T874"/></text:p>
      <text:list text:style-name="WWNum32" text:continue-numbering="true">
        <text:list-item>
          <text:p text:style-name="P178"><text:span text:style-name="T875">What this game will be</text:span><text:span text:style-name="T876"/></text:p>
        </text:list-item>
        <text:list-item>
          <text:p text:style-name="P179"><text:span text:style-name="T877">How we will make it</text:span><text:span text:style-name="T878"/></text:p>
        </text:list-item>
        <text:list-item>
          <text:p text:style-name="P180"><text:span text:style-name="T879">Where it will be</text:span><text:span text:style-name="T880"/><text:span text:style-name="T881"/><text:span text:style-name="T882"/><text:span text:style-name="T883"/><text:span text:style-name="T884"/></text:p>
        </text:list-item>
      </text:list>
      <text:p text:style-name="P181"><text:span text:style-name="T885"/><text:span text:style-name="T886"/><text:span text:style-name="T887"/></text:p>
      <text:p text:style-name="P182"><text:span text:style-name="T888"/><text:span text:style-name="T889"/><text:span text:style-name="T890"/></text:p>
      <text:p text:style-name="P183"><text:span text:style-name="T891"/><text:span text:style-name="T892"/><text:span text:style-name="T893"/></text:p>
      <text:p text:style-name="P184"><text:span text:style-name="T894"/><text:span text:style-name="T895"/><text:span text:style-name="T896"/></text:p>
      <text:p text:style-name="P185"><text:span text:style-name="T897"/><text:span text:style-name="T898"/><text:span text:style-name="T899"/></text:p>
      <text:p text:style-name="P186"><text:span text:style-name="T900"/><text:span text:style-name="T901"/></text:p>
      <text:p text:style-name="P187"><text:span text:style-name="T902">Optional Features (If we have time left over, which is unlikely because we all have the time management skills of a depressed child who’s never seen a clock)</text:span><text:span text:style-name="T903"/></text:p>
      <text:list text:style-name="WWNum31" text:continue-numbering="true">
        <text:list-item>
          <text:p text:style-name="P188"><text:span text:style-name="T904">Gamification</text:span><text:span text:style-name="T905"> (idk what this means but apparently it’d be good)</text:span><text:span text:style-name="T906"/><text:span text:style-name="T907"/></text:p>
        </text:list-item>
        <text:list-item>
          <text:p text:style-name="P189"><text:span text:style-name="T908">Graphical maps for sighting reports/population density</text:span><text:span text:style-name="T909"/></text:p>
        </text:list-item>
        <text:list-item>
          <text:p text:style-name="P190"><text:span text:style-name="T910">AI moderation</text:span><text:span text:style-name="T911"> (yeah right)</text:span><text:span text:style-name="T912"/><text:span text:style-name="T913"/><text:span text:style-name="T914"/><text:span text:style-name="T915"/></text:p>
        </text:list-item>
      </text:list>
      <text:p text:style-name="P191"><text:span text:style-name="T916"/><text:span text:style-name="T917"/></text:p>
      <text:p text:style-name="P192"><text:span text:style-name="T918">Homepage</text:span><text:span text:style-name="T919"/></text:p>
      <text:list text:style-name="WWNum35" text:continue-numbering="true">
        <text:list-item>
          <text:p text:style-name="P193"><text:span text:style-name="T920">Navigation</text:span><text:span text:style-name="T921"> bar**</text:span><text:span text:style-name="T922"/><text:span text:style-name="T923"/></text:p>
        </text:list-item>
      </text:list>
      <text:list text:style-name="WWNum33" text:continue-numbering="true">
        <text:list-item>
          <text:p text:style-name="P194"><text:span text:style-name="T924">Banner ‘Hero’ section</text:span><text:span text:style-name="T925"/></text:p>
        </text:list-item>
        <text:list-item>
          <text:list>
            <text:list-item>
              <text:p text:style-name="P195"><text:span text:style-name="T926">Main</text:span><text:span text:style-name="T927"> Heading (e.g. </text:span><text:span text:style-name="T928">‘Protecting Indonesia’s Endangered Species Together</text:span><text:span text:style-name="T929">’)</text:span><text:span text:style-name="T930"/></text:p>
            </text:list-item>
            <text:list-item>
              <text:p text:style-name="P196"><text:span text:style-name="T931">Short ‘Mission Statement’ (1-2 Sentences)</text:span><text:span text:style-name="T932"/></text:p>
            </text:list-item>
            <text:list-item>
              <text:p text:style-name="P197"><text:span text:style-name="T933">‘Call to action’ button</text:span><text:span text:style-name="T934"/></text:p>
            </text:list-item>
            <text:list-item>
              <text:p text:style-name="P198"><text:span text:style-name="T935">‘Explore species’ button</text:span><text:span text:style-name="T936"/></text:p>
            </text:list-item>
            <text:list-item>
              <text:p text:style-name="P199"><text:span text:style-name="T937">‘Join the movement’ button (shortcut to registration page)</text:span><text:span text:style-name="T938"/></text:p>
            </text:list-item>
          </text:list>
        </text:list-item>
        <text:list-item>
          <text:p text:style-name="P200"><text:span text:style-name="T939">Brief about section</text:span><text:span text:style-name="T940"/></text:p>
        </text:list-item>
        <text:list-item>
          <text:list>
            <text:list-item>
              <text:p text:style-name="P201"><text:span text:style-name="T941">Heading: What is Komodo Hub</text:span><text:span text:style-name="T942"/></text:p>
            </text:list-item>
            <text:list-item>
              <text:p text:style-name="P202"><text:span text:style-name="T943">Main text (e.g. ‘A digital platform designed to support conservation and species...’)</text:span><text:span text:style-name="T944"/></text:p>
            </text:list-item>
            <text:list-item>
              <text:p text:style-name="P203"><text:span text:style-name="T945">‘Read more’/’Learn more’ button linking to the full About page</text:span><text:span/><text:span/></text:p>
            </text:list-item>
          </text:list>
        </text:list-item>
        <text:list-item>
          <text:p text:style-name="P204"><text:span text:style-name="T946"/><text:span text:style-name="T947">F</text:span><text:span text:style-name="T948">eature</text:span><text:span text:style-name="T949">d</text:span><text:span text:style-name="T950"><text:s/></text:span><text:span text:style-name="T951">S</text:span><text:span text:style-name="T952">pecies</text:span><text:span text:style-name="T953">?</text:span><text:span text:style-name="T954"/></text:p>
        </text:list-item>
        <text:list-item>
          <text:list>
            <text:list-item>
              <text:p text:style-name="P205"><text:span text:style-name="T955">Random or most endangered species with hyperlinks to their detail page</text:span><text:span text:style-name="T956"/></text:p>
            </text:list-item>
            <text:list-item>
              <text:list>
                <text:list-item>
                  <text:p text:style-name="P206"><text:span text:style-name="T957">All that’s displayed is</text:span><text:span text:style-name="T958"/></text:p>
                </text:list-item>
                <text:list-item>
                  <text:list>
                    <text:list-item>
                      <text:p text:style-name="P207"><text:span text:style-name="T959">Species Name e.g. Komodo Dragon</text:span><text:span text:style-name="T960"/></text:p>
                    </text:list-item>
                    <text:list-item>
                      <text:p text:style-name="P208"><text:span text:style-name="T961">Main category e.g. Reptile</text:span><text:span text:style-name="T962"/></text:p>
                    </text:list-item>
                  </text:list>
                </text:list-item>
              </text:list>
            </text:list-item>
            <text:list-item>
              <text:p text:style-name="P209"><text:span text:style-name="T963"/><text:span text:style-name="T964">‘View all species’ button underneath?</text:span><text:span text:style-name="T965"/></text:p>
            </text:list-item>
          </text:list>
        </text:list-item>
      </text:list>
      <text:list text:style-name="WWNum36" text:continue-numbering="true">
        <text:list-item>
          <text:p text:style-name="P210"><text:span text:style-name="T966">Schools &amp; communities section</text:span><text:span text:style-name="T967"/></text:p>
        </text:list-item>
        <text:list-item>
          <text:list>
            <text:list-item>
              <text:p text:style-name="P211"><text:span text:style-name="T968">Explanation of what schools and communites can do</text:span><text:span text:style-name="T969"/></text:p>
            </text:list-item>
            <text:list-item>
              <text:p text:style-name="P212"><text:span text:style-name="T970">links to school and community registration pages</text:span><text:span text:style-name="T971"/><text:span/><text:span text:style-name="T972"/><text:span text:style-name="T973"/><text:span text:style-name="T974"/></text:p>
            </text:list-item>
          </text:list>
        </text:list-item>
      </text:list>
      <text:list text:style-name="WWNum37" text:continue-numbering="true">
        <text:list-item>
          <text:p text:style-name="P213"><text:span text:style-name="T975">Privacy statement and CTA</text:span><text:span text:style-name="T976"/></text:p>
        </text:list-item>
        <text:list-item>
          <text:p text:style-name="P214"><text:span text:style-name="T977">Footer***</text:span><text:span text:style-name="T978"/><text:span text:style-name="T979"/></text:p>
        </text:list-item>
      </text:list>
      <text:p text:style-name="P215"><text:span text:style-name="T980">**Navigation Bar</text:span><text:span text:style-name="T981"/></text:p>
      <text:list text:style-name="WWNum34" text:continue-numbering="true">
        <text:list-item>
          <text:p text:style-name="P216"><text:span text:style-name="T982">All pages will have the navgation bar</text:span><text:span text:style-name="T983"/></text:p>
        </text:list-item>
      </text:list>
      <text:list text:style-name="WWNum40" text:continue-numbering="true">
        <text:list-item>
          <text:p text:style-name="P217"><text:span text:style-name="T984">It can be designed separately from the pages</text:span><text:span text:style-name="T985"/><text:span text:style-name="T986"/><text:span text:style-name="T987"/><text:span text:style-name="T988"/><text:span text:style-name="T989"/></text:p>
        </text:list-item>
        <text:list-item>
          <text:p text:style-name="P218"><text:span text:style-name="T990">Links</text:span><text:span text:style-name="T991"/></text:p>
        </text:list-item>
        <text:list-item>
          <text:list>
            <text:list-item>
              <text:p text:style-name="P219"><text:span text:style-name="T992">Komodo Hub Logo (which links to homepage)</text:span><text:span text:style-name="T993"/></text:p>
            </text:list-item>
            <text:list-item>
              <text:p text:style-name="P220"><text:span text:style-name="T994">Home</text:span><text:span text:style-name="T995"/></text:p>
            </text:list-item>
            <text:list-item>
              <text:p text:style-name="P221"><text:span text:style-name="T996">About</text:span><text:span text:style-name="T997"/></text:p>
            </text:list-item>
            <text:list-item>
              <text:p text:style-name="P222"><text:span text:style-name="T998">Explore scpecies</text:span><text:span text:style-name="T999"/></text:p>
            </text:list-item>
            <text:list-item>
              <text:p text:style-name="P223"><text:span text:style-name="T1000">Schools</text:span><text:span text:style-name="T1001"/></text:p>
            </text:list-item>
            <text:list-item>
              <text:p text:style-name="P224"><text:span text:style-name="T1002">Communities</text:span><text:span text:style-name="T1003"/></text:p>
            </text:list-item>
            <text:list-item>
              <text:p text:style-name="P225"><text:span text:style-name="T1004">Login/Register</text:span><text:span text:style-name="T1005"/><text:span text:style-name="T1006"/><text:span text:style-name="T1007"/><text:span text:style-name="T1008"/><text:span text:style-name="T1009"/></text:p>
            </text:list-item>
          </text:list>
        </text:list-item>
      </text:list>
      <text:p text:style-name="P226"><text:span text:style-name="T1010"/><text:span text:style-name="T1011"/><text:span text:style-name="T1012"/></text:p>
      <text:p text:style-name="P227"><text:span text:style-name="T1013"/><text:span text:style-name="T1014"/><text:span text:style-name="T1015"/></text:p>
      <text:p text:style-name="P228"><text:span text:style-name="T1016">***Footer</text:span><text:span text:style-name="T1017"/><text:span text:style-name="T1018"/></text:p>
      <text:list text:style-name="WWNum38" text:continue-numbering="true">
        <text:list-item>
          <text:p text:style-name="P229"><text:span text:style-name="T1019">All pages will have the footer</text:span><text:span text:style-name="T1020"/></text:p>
        </text:list-item>
      </text:list>
      <text:list text:style-name="WWNum39" text:continue-numbering="true">
        <text:list-item>
          <text:p text:style-name="P230"><text:span text:style-name="T1021">It can be designed separately from the pages</text:span><text:span text:style-name="T1022"/><text:span text:style-name="T1023"/></text:p>
        </text:list-item>
        <text:list-item>
          <text:p text:style-name="P231"><text:span text:style-name="T1024">Links</text:span><text:span text:style-name="T1025"/></text:p>
        </text:list-item>
        <text:list-item>
          <text:list>
            <text:list-item>
              <text:p text:style-name="P232"><text:span text:style-name="T1026">About</text:span><text:span text:style-name="T1027"/></text:p>
            </text:list-item>
            <text:list-item>
              <text:p text:style-name="P233"><text:span text:style-name="T1028">Privacy Policy</text:span><text:span text:style-name="T1029"/></text:p>
            </text:list-item>
            <text:list-item>
              <text:p text:style-name="P234"><text:span text:style-name="T1030">ToS</text:span><text:span text:style-name="T1031"/></text:p>
            </text:list-item>
            <text:list-item>
              <text:p text:style-name="P235"><text:span text:style-name="T1032">Contact</text:span><text:span text:style-name="T1033"/></text:p>
            </text:list-item>
            <text:list-item>
              <text:p text:style-name="P236"><text:span text:style-name="T1034">Social Links</text:span><text:span text:style-name="T1035"/></text:p>
            </text:list-item>
            <text:list-item>
              <text:p text:style-name="P237"><text:span text:style-name="T1036">Copyright (More like CopyLeft, am I right? Or am I left? This is confusing)</text:span><text:span text:style-name="T1037"/><text:span text:style-name="T1038"/></text:p>
            </text:list-item>
          </text:list>
        </text:list-item>
      </text:list>
      <text:p text:style-name="P238"><text:span text:style-name="T1039">Authentication </text:span><text:span text:style-name="T1040">P</text:span><text:span text:style-name="T1041">ages</text:span><text:span text:style-name="T1042"/></text:p>
      <text:list text:style-name="WWNum41" text:continue-numbering="true">
        <text:list-item>
          <text:p text:style-name="P239"><text:span text:style-name="T1043">Logi</text:span><text:span text:style-name="T1044">n</text:span><text:span text:style-name="T1045"/><text:span text:style-name="T1046"/></text:p>
        </text:list-item>
        <text:list-item>
          <text:p text:style-name="P240"><text:span text:style-name="T1047">Register</text:span><text:span text:style-name="T1048"/></text:p>
        </text:list-item>
        <text:list-item>
          <text:p text:style-name="P241"><text:span text:style-name="T1049">Password Reset</text:span><text:span text:style-name="T1050"/></text:p>
        </text:list-item>
      </text:list>
      <text:p text:style-name="P242"><text:span text:style-name="T1051"/><text:span text:style-name="T1052"/><text:span text:style-name="T1053"/></text:p>
      <text:p text:style-name="P243"><text:span text:style-name="T1054"/><text:span text:style-name="T1055">School Pages</text:span><text:span text:style-name="T1056"/><text:span text:style-name="T1057"/></text:p>
      <text:p text:style-name="P244"><text:span text:style-name="T1058">School Registration Page</text:span><text:span text:style-name="T1059"/></text:p>
      <text:list text:style-name="WWNum42" text:continue-numbering="true">
        <text:list-item>
          <text:p text:style-name="P245"><text:span text:style-name="T1060">School name</text:span><text:span text:style-name="T1061"/></text:p>
        </text:list-item>
        <text:list-item>
          <text:p text:style-name="P246"><text:span text:style-name="T1062">Location</text:span><text:span text:style-name="T1063"/></text:p>
        </text:list-item>
        <text:list-item>
          <text:p text:style-name="P247"><text:span text:style-name="T1064">Contact email</text:span><text:span text:style-name="T1065"/></text:p>
        </text:list-item>
        <text:list-item>
          <text:p text:style-name="P248"><text:span text:style-name="T1066">Principal Name</text:span><text:span text:style-name="T1067"/></text:p>
        </text:list-item>
        <text:list-item>
          <text:p text:style-name="P249"><text:span text:style-name="T1068">Submit Button</text:span><text:span text:style-name="T1069"/></text:p>
        </text:list-item>
        <text:list-item>
          <text:p text:style-name="P250"><text:span text:style-name="T1070">Admin approval notice</text:span><text:span text:style-name="T1071"/></text:p>
        </text:list-item>
      </text:list>
      <text:p text:style-name="P251"><text:span text:style-name="T1072">School Admin Dashboard</text:span><text:span/><text:span text:style-name="T1073"/><text:span/><text:span text:style-name="T1074"/></text:p>
      <text:p text:style-name="P252"><text:span text:style-name="T1075">Sections:</text:span><text:span text:style-name="T1076"/></text:p>
      <text:list text:style-name="WWNum43" text:continue-numbering="true">
        <text:list-item>
          <text:p text:style-name="P253"><text:span text:style-name="T1077">Overview (statistics)</text:span><text:span text:style-name="T1078"/></text:p>
        </text:list-item>
        <text:list-item>
          <text:p text:style-name="P254"><text:span text:style-name="T1079"/><text:span text:style-name="T1080">Teachers Management</text:span><text:span text:style-name="T1081"/></text:p>
        </text:list-item>
        <text:list-item>
          <text:p text:style-name="P255"><text:span text:style-name="T1082"/><text:span text:style-name="T1083">Students Management</text:span><text:span text:style-name="T1084"/></text:p>
        </text:list-item>
        <text:list-item>
          <text:p text:style-name="P256"><text:span text:style-name="T1085"/><text:span text:style-name="T1086">Programs</text:span><text:span text:style-name="T1087"/></text:p>
        </text:list-item>
        <text:list-item>
          <text:p text:style-name="P257"><text:span text:style-name="T1088"/><text:span text:style-name="T1089">School Library</text:span><text:span text:style-name="T1090"/></text:p>
        </text:list-item>
        <text:list-item>
          <text:p text:style-name="P258"><text:span text:style-name="T1091"/><text:span text:style-name="T1092">Settings</text:span><text:span text:style-name="T1093"/><text:span/><text:span text:style-name="T1094"/><text:span/><text:span text:style-name="T1095"/></text:p>
        </text:list-item>
      </text:list>
      <text:p text:style-name="P259"><text:span text:style-name="T1096">Widgets:</text:span><text:span/><text:span text:style-name="T1097"/><text:span/><text:span text:style-name="T1098"/></text:p>
      <text:list text:style-name="WWNum44" text:continue-numbering="true">
        <text:list-item>
          <text:p text:style-name="P260"><text:span text:style-name="T1099">Total teachers</text:span><text:span text:style-name="T1100"/></text:p>
        </text:list-item>
        <text:list-item>
          <text:p text:style-name="P261"><text:span text:style-name="T1101"/><text:span text:style-name="T1102">Total students</text:span><text:span text:style-name="T1103"/></text:p>
        </text:list-item>
        <text:list-item>
          <text:p text:style-name="P262"><text:span text:style-name="T1104"/><text:span text:style-name="T1105">Active programs</text:span><text:span text:style-name="T1106"/></text:p>
        </text:list-item>
        <text:list-item>
          <text:p text:style-name="P263"><text:span text:style-name="T1107"/><text:span text:style-name="T1108">Recent submissions</text:span><text:span text:style-name="T1109"/><text:span/></text:p>
        </text:list-item>
      </text:list>
      <text:p text:style-name="P264"><text:span text:style-name="T1110"/><text:span text:style-name="T1111"/><text:span text:style-name="T1112"/></text:p>
      <text:p text:style-name="P265"><text:span text:style-name="T1113"/><text:span text:style-name="T1114"/><text:span text:style-name="T1115"/></text:p>
      <text:p text:style-name="P266"><text:span text:style-name="T1116">Create Teacher Page</text:span><text:span/><text:span text:style-name="T1117"/><text:span/><text:span text:style-name="T1118"/></text:p>
      <text:p text:style-name="P267"><text:span text:style-name="T1119">Fields:</text:span><text:span/><text:span text:style-name="T1120"/><text:span/><text:span text:style-name="T1121"/></text:p>
      <text:list text:style-name="WWNum45" text:continue-numbering="true">
        <text:list-item>
          <text:p text:style-name="P268"><text:span text:style-name="T1122">Teacher name</text:span><text:span text:style-name="T1123"/></text:p>
        </text:list-item>
        <text:list-item>
          <text:p text:style-name="P269"><text:span text:style-name="T1124"/><text:span text:style-name="T1125">Email</text:span><text:span text:style-name="T1126"/></text:p>
        </text:list-item>
        <text:list-item>
          <text:p text:style-name="P270"><text:span text:style-name="T1127"/><text:span text:style-name="T1128">Assign to class</text:span><text:span text:style-name="T1129"/></text:p>
        </text:list-item>
        <text:list-item>
          <text:p text:style-name="P271"><text:span text:style-name="T1130"/><text:span text:style-name="T1131">Create button</text:span><text:span text:style-name="T1132"/><text:span/></text:p>
        </text:list-item>
      </text:list>
      <text:p text:style-name="P272"><text:span text:style-name="T1133"/><text:span text:style-name="T1134"/><text:span text:style-name="T1135"/></text:p>
      <text:p text:style-name="P273"><text:span text:style-name="T1136">Student Access Code</text:span><text:span text:style-name="T1137"><text:s/></text:span><text:span text:style-name="T1138">Generat</text:span><text:span text:style-name="T1139">ion</text:span><text:span text:style-name="T1140"> Page</text:span><text:span/><text:span text:style-name="T1141"/><text:span/><text:span text:style-name="T1142"/></text:p>
      <text:p text:style-name="P274"><text:span text:style-name="T1143">Features:</text:span><text:span text:style-name="T1144"/></text:p>
      <text:list text:style-name="WWNum46" text:continue-numbering="true">
        <text:list-item>
          <text:p text:style-name="P275"><text:span text:style-name="T1145">Generate code button</text:span><text:span text:style-name="T1146"/></text:p>
        </text:list-item>
        <text:list-item>
          <text:p text:style-name="P276"><text:span text:style-name="T1147"/><text:span text:style-name="T1148">Expiry date option</text:span><text:span text:style-name="T1149"/></text:p>
        </text:list-item>
        <text:list-item>
          <text:p text:style-name="P277"><text:span text:style-name="T1150"/><text:span text:style-name="T1151">Copy/share code</text:span><text:span text:style-name="T1152"/></text:p>
        </text:list-item>
        <text:list-item>
          <text:p text:style-name="P278"><text:span text:style-name="T1153"/><text:span text:style-name="T1154">View active codes list</text:span><text:span text:style-name="T1155"/><text:span/></text:p>
        </text:list-item>
      </text:list>
      <text:p text:style-name="P279"><text:span text:style-name="T1156"/><text:span text:style-name="T1157"/><text:span text:style-name="T1158"/></text:p>
      <text:p text:style-name="P280"><text:span text:style-name="T1159">Teacher Dashboard</text:span><text:span text:style-name="T1160"/></text:p>
      <text:p text:style-name="P281"><text:span text:style-name="T1161"/><text:span text:style-name="T1162">Sections:</text:span><text:span text:style-name="T1163"/></text:p>
      <text:list text:style-name="WWNum47" text:continue-numbering="true">
        <text:list-item>
          <text:p text:style-name="P282"><text:span text:style-name="T1164">My Classes</text:span><text:span text:style-name="T1165"/></text:p>
        </text:list-item>
        <text:list-item>
          <text:p text:style-name="P283"><text:span text:style-name="T1166"/><text:span text:style-name="T1167">Create Activity</text:span><text:span text:style-name="T1168"/></text:p>
        </text:list-item>
        <text:list-item>
          <text:p text:style-name="P284"><text:span text:style-name="T1169"/><text:span text:style-name="T1170">Student Submissions</text:span><text:span text:style-name="T1171"/></text:p>
        </text:list-item>
        <text:list-item>
          <text:p text:style-name="P285"><text:span text:style-name="T1172"/><text:span text:style-name="T1173">Messages</text:span><text:span text:style-name="T1174"/></text:p>
        </text:list-item>
        <text:list-item>
          <text:p text:style-name="P286"><text:span text:style-name="T1175"/><text:span text:style-name="T1176">Progress Tracking</text:span><text:span text:style-name="T1177"/><text:span/></text:p>
        </text:list-item>
      </text:list>
      <text:p text:style-name="P287"><text:span text:style-name="T1178"/><text:span text:style-name="T1179"/><text:span text:style-name="T1180"/></text:p>
      <text:p text:style-name="P288"><text:span text:style-name="T1181">Create Class Page</text:span><text:span/><text:span text:style-name="T1182"/><text:span/><text:span text:style-name="T1183"/></text:p>
      <text:p text:style-name="P289"><text:span text:style-name="T1184">Fields:</text:span><text:span/></text:p>
      <text:list text:style-name="WWNum48" text:continue-numbering="true">
        <text:list-item>
          <text:p text:style-name="P290"><text:span text:style-name="T1185">Class name</text:span><text:span text:style-name="T1186"/></text:p>
        </text:list-item>
        <text:list-item>
          <text:p text:style-name="P291"><text:span text:style-name="T1187"/><text:span text:style-name="T1188">Description</text:span><text:span text:style-name="T1189"/></text:p>
        </text:list-item>
        <text:list-item>
          <text:p text:style-name="P292"><text:span text:style-name="T1190"/><text:span text:style-name="T1191">Assign students</text:span><text:span text:style-name="T1192"/></text:p>
        </text:list-item>
        <text:list-item>
          <text:p text:style-name="P293"><text:span text:style-name="T1193"/><text:span text:style-name="T1194">Save button</text:span><text:span text:style-name="T1195"/><text:span/></text:p>
        </text:list-item>
      </text:list>
      <text:p text:style-name="P294"><text:span text:style-name="T1196"/><text:span text:style-name="T1197"/><text:span text:style-name="T1198"/></text:p>
      <text:p text:style-name="P295"><text:span text:style-name="T1199"/><text:span text:style-name="T1200"/><text:span text:style-name="T1201"/></text:p>
      <text:p text:style-name="P296"><text:span text:style-name="T1202"/><text:span text:style-name="T1203"/><text:span text:style-name="T1204"/></text:p>
      <text:p text:style-name="P297"><text:span text:style-name="T1205"/><text:span text:style-name="T1206"/><text:span text:style-name="T1207"/></text:p>
      <text:p text:style-name="P298"><text:span text:style-name="T1208"/><text:span text:style-name="T1209"/><text:span text:style-name="T1210"/></text:p>
      <text:p text:style-name="P299"><text:span text:style-name="T1211"/><text:span text:style-name="T1212"/><text:span text:style-name="T1213"/></text:p>
      <text:p text:style-name="P300"><text:span text:style-name="T1214">Create Activity Page</text:span><text:span/><text:span text:style-name="T1215"/><text:span/><text:span text:style-name="T1216"/></text:p>
      <text:p text:style-name="P301"><text:span text:style-name="T1217">Fields:</text:span><text:span/><text:span text:style-name="T1218"/><text:span/><text:span text:style-name="T1219"/></text:p>
      <text:list text:style-name="WWNum49" text:continue-numbering="true">
        <text:list-item>
          <text:p text:style-name="P302"><text:span text:style-name="T1220">Activity title</text:span><text:span text:style-name="T1221"/></text:p>
        </text:list-item>
        <text:list-item>
          <text:p text:style-name="P303"><text:span text:style-name="T1222"/><text:span text:style-name="T1223">Description</text:span><text:span text:style-name="T1224"/></text:p>
        </text:list-item>
        <text:list-item>
          <text:p text:style-name="P304"><text:span text:style-name="T1225"/><text:span text:style-name="T1226">Select related species/program</text:span><text:span text:style-name="T1227"/></text:p>
        </text:list-item>
        <text:list-item>
          <text:p text:style-name="P305"><text:span text:style-name="T1228"/><text:span text:style-name="T1229">Due date</text:span><text:span text:style-name="T1230"/></text:p>
        </text:list-item>
        <text:list-item>
          <text:p text:style-name="P306"><text:span text:style-name="T1231"/><text:span text:style-name="T1232">Upload materials</text:span><text:span text:style-name="T1233"/></text:p>
        </text:list-item>
        <text:list-item>
          <text:p text:style-name="P307"><text:span text:style-name="T1234"/><text:span text:style-name="T1235">Publish button</text:span><text:span text:style-name="T1236"/><text:span/></text:p>
        </text:list-item>
      </text:list>
      <text:p text:style-name="P308"><text:span text:style-name="T1237"/><text:span text:style-name="T1238"/><text:span text:style-name="T1239"/></text:p>
      <text:p text:style-name="P309"><text:span text:style-name="T1240">Submit Work Page</text:span><text:span/><text:span text:style-name="T1241"/><text:span/><text:span text:style-name="T1242"/></text:p>
      <text:p text:style-name="P310"><text:span text:style-name="T1243">Fields:</text:span><text:span/></text:p>
      <text:list text:style-name="WWNum50" text:continue-numbering="true">
        <text:list-item>
          <text:p text:style-name="P311"><text:span text:style-name="T1244">Activity title</text:span><text:span text:style-name="T1245"/></text:p>
        </text:list-item>
        <text:list-item>
          <text:p text:style-name="P312"><text:span text:style-name="T1246"/><text:span text:style-name="T1247">Text submission box</text:span><text:span text:style-name="T1248"/></text:p>
        </text:list-item>
        <text:list-item>
          <text:p text:style-name="P313"><text:span text:style-name="T1249"/><text:span text:style-name="T1250">Upload file/photo</text:span><text:span text:style-name="T1251"/></text:p>
        </text:list-item>
        <text:list-item>
          <text:p text:style-name="P314"><text:span text:style-name="T1252"/><text:span text:style-name="T1253">Submit button</text:span><text:span text:style-name="T1254"/><text:span text:style-name="T1255"/></text:p>
        </text:list-item>
      </text:list>
      <text:p text:style-name="P315"><text:span text:style-name="T1256">Community Pages</text:span><text:span text:style-name="T1257"/></text:p>
      <text:p text:style-name="P316"><text:span>Community Registration Page</text:span><text:span text:style-name="T1258"/></text:p>
      <text:list text:style-name="WWNum51" text:continue-numbering="true">
        <text:list-item>
          <text:p text:style-name="P317"><text:span>Community name</text:span><text:span text:style-name="T1259"/></text:p>
        </text:list-item>
        <text:list-item>
          <text:p text:style-name="P318"><text:span>Location</text:span><text:span/><text:span text:style-name="T1260"/></text:p>
        </text:list-item>
        <text:list-item>
          <text:p text:style-name="P319"><text:span>Contact email</text:span><text:span text:style-name="T1261"/></text:p>
        </text:list-item>
        <text:list-item>
          <text:p text:style-name="P320"><text:span>Admin name</text:span><text:span text:style-name="T1262"/></text:p>
        </text:list-item>
        <text:list-item>
          <text:p text:style-name="P321"><text:span>Submit button</text:span><text:span/><text:span/></text:p>
        </text:list-item>
      </text:list>
      <text:p text:style-name="P322"><text:span>Community Admin Dashboard Sections: – Member management – Program enrolment – Community library – Contribution approvals – Statistics</text:span><text:span/></text:p>
      <text:p text:style-name="P323"><text:span>Community Member Profile Page Features: – Profile photo – Bio – Contributions list – Public visibility toggle</text:span><text:span/></text:p>
      <text:p text:style-name="P324"><text:span>Submit Article / Report Page Fields: – Title – Category – Text editor – Upload images – Submit button</text:span><text:span/></text:p>
      <text:p text:style-name="P325"><text:span text:style-name="T1263"/><text:span text:style-name="T1264"/><text:span text:style-name="T1265"/></text:p>
      <text:p text:style-name="P326"><text:span text:style-name="T1266"/><text:span text:style-name="T1267"/><text:span text:style-name="T1268"/></text:p>
      <text:p text:style-name="P327"><text:span text:style-name="T1269"/><text:span text:style-name="T1270"/><text:span text:style-name="T1271"/></text:p>
      <text:p text:style-name="P328"><text:span text:style-name="T1272"/><text:span text:style-name="T1273"/><text:span text:style-name="T1274"/></text:p>
      <text:p text:style-name="P329"><text:span text:style-name="T1275"/><text:span text:style-name="T1276"/></text:p>
      <text:p text:style-name="P330"><text:span text:style-name="T1277">ADMIN &amp; CONTENT MANAGEMENT</text:span><text:span text:style-name="T1278"/></text:p>
      <text:p text:style-name="P331"><text:span text:style-name="T1279">- Approvals, moderation, analytics</text:span><text:span text:style-name="T1280"/><text:span text:style-name="T1281"/><text:span text:style-name="T1282"/><text:span text:style-name="T12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6pt" fo:margin-top="0pt" fo:margin-bottom="10pt"/>
      <style:text-properties fo:font-family="Cambria" style:font-family-asian="Arial" style:font-family-complex="Arial" fo:font-size="11pt" style:font-size-complex="11pt" fo:language="en" style:language-complex="ar" fo:country="GB" style:country-complex="SA"/>
    </style:default-style>
    <style:default-style style:family="text">
      <style:text-properties fo:font-family="Cambria" style:font-family-asian="Arial" style:font-family-complex="Arial" fo:font-size="11pt" style:font-size-complex="11pt" fo:language="en" style:language-complex="ar" fo:country="GB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8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702" style:display-name="Footnote Text Char" style:family="text" style:name="182">
      <style:paragraph-properties/>
      <style:text-properties fo:font-size="10pt" style:font-size-complex="10pt"/>
    </style:style>
    <style:style style:parent-style-name="702" style:display-name="footnote reference" style:family="text" style:name="183">
      <style:paragraph-properties/>
      <style:text-properties style:text-position="super 58%"/>
    </style:style>
    <style:style style:parent-style-name="68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702" style:display-name="Endnote Text Char" style:family="text" style:name="185">
      <style:paragraph-properties/>
      <style:text-properties fo:font-size="10pt" style:font-size-complex="10pt"/>
    </style:style>
    <style:style style:parent-style-name="702" style:display-name="endnote reference" style:family="text" style:name="186">
      <style:paragraph-properties/>
      <style:text-properties style:text-position="super 58%"/>
    </style:style>
    <style:style style:parent-style-name="702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02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8" style:display-name="toc 1" style:family="paragraph" style:name="189">
      <style:paragraph-properties fo:margin-bottom="5pt"/>
    </style:style>
    <style:style style:parent-style-name="688" style:display-name="toc 2" style:family="paragraph" style:name="190">
      <style:paragraph-properties fo:margin-left="0.3881cm" fo:margin-bottom="5pt"/>
    </style:style>
    <style:style style:parent-style-name="688" style:display-name="toc 3" style:family="paragraph" style:name="191">
      <style:paragraph-properties fo:margin-left="0.7762cm" fo:margin-bottom="5pt"/>
    </style:style>
    <style:style style:parent-style-name="688" style:display-name="toc 4" style:family="paragraph" style:name="192">
      <style:paragraph-properties fo:margin-left="1.164cm" fo:margin-bottom="5pt"/>
    </style:style>
    <style:style style:parent-style-name="688" style:display-name="toc 5" style:family="paragraph" style:name="193">
      <style:paragraph-properties fo:margin-left="1.552cm" fo:margin-bottom="5pt"/>
    </style:style>
    <style:style style:parent-style-name="688" style:display-name="toc 6" style:family="paragraph" style:name="194">
      <style:paragraph-properties fo:margin-left="1.94cm" fo:margin-bottom="5pt"/>
    </style:style>
    <style:style style:parent-style-name="688" style:display-name="toc 7" style:family="paragraph" style:name="195">
      <style:paragraph-properties fo:margin-left="2.328cm" fo:margin-bottom="5pt"/>
    </style:style>
    <style:style style:parent-style-name="688" style:display-name="toc 8" style:family="paragraph" style:name="196">
      <style:paragraph-properties fo:margin-left="2.717cm" fo:margin-bottom="5pt"/>
    </style:style>
    <style:style style:parent-style-name="688" style:display-name="toc 9" style:family="paragraph" style:name="197">
      <style:paragraph-properties fo:margin-left="3.105cm" fo:margin-bottom="5pt"/>
    </style:style>
    <style:style style:parent-style-name="702" style:display-name="Placeholder Text" style:family="text" style:name="198">
      <style:paragraph-properties/>
      <style:text-properties fo:color="#666666"/>
    </style:style>
    <style:style style:parent-style-name="688" style:display-name="table of figures" style:family="paragraph" style:name="209">
      <style:paragraph-properties fo:margin-bottom="0pt"/>
    </style:style>
    <style:style style:class="default" style:display-name="Normal" style:family="paragraph" style:name="688">
      <style:paragraph-properties fo:line-height="115%" fo:margin-top="0pt" fo:margin-bottom="10pt"/>
      <style:text-properties/>
    </style:style>
    <style:style style:parent-style-name="688" style:display-name="Header" style:family="paragraph" style:name="689">
      <style:paragraph-properties fo:line-height="100%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02" style:display-name="Header Char" style:family="text" style:name="690">
      <style:paragraph-properties/>
    </style:style>
    <style:style style:parent-style-name="688" style:display-name="Footer" style:family="paragraph" style:name="691">
      <style:paragraph-properties fo:line-height="100%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02" style:display-name="Footer Char" style:family="text" style:name="692">
      <style:paragraph-properties/>
    </style:style>
    <style:style style:parent-style-name="688" style:display-name="Heading 1" style:family="paragraph" style:name="693">
      <style:paragraph-properties fo:margin-top="24pt" fo:margin-bottom="0pt"/>
      <style:text-properties fo:color="#365f91" fo:font-family="Calibri" style:font-family-asian="Arial" style:font-family-complex="Arial" fo:font-size="14pt" style:font-size-complex="14pt" fo:font-weight="bold"/>
    </style:style>
    <style:style style:parent-style-name="688" style:display-name="Heading 2" style:family="paragraph" style:name="694">
      <style:paragraph-properties fo:margin-top="10pt" fo:margin-bottom="0pt"/>
      <style:text-properties fo:color="#4f81bd" fo:font-family="Calibri" style:font-family-asian="Arial" style:font-family-complex="Arial" fo:font-size="13pt" style:font-size-complex="13pt" fo:font-weight="bold"/>
    </style:style>
    <style:style style:parent-style-name="688" style:display-name="Heading 3" style:family="paragraph" style:name="695">
      <style:paragraph-properties fo:margin-top="10pt" fo:margin-bottom="0pt"/>
      <style:text-properties fo:color="#4f81bd" fo:font-family="Calibri" style:font-family-asian="Arial" style:font-family-complex="Arial" fo:font-weight="bold"/>
    </style:style>
    <style:style style:parent-style-name="688" style:display-name="Heading 4" style:family="paragraph" style:name="696">
      <style:paragraph-properties fo:margin-top="10pt" fo:margin-bottom="0pt"/>
      <style:text-properties fo:color="#4f81bd" fo:font-family="Calibri" style:font-family-asian="Arial" style:font-family-complex="Arial" fo:font-style="italic" fo:font-weight="bold"/>
    </style:style>
    <style:style style:parent-style-name="688" style:display-name="Heading 5" style:family="paragraph" style:name="697">
      <style:paragraph-properties fo:margin-top="10pt" fo:margin-bottom="0pt"/>
      <style:text-properties fo:color="#243f60" fo:font-family="Calibri" style:font-family-asian="Arial" style:font-family-complex="Arial"/>
    </style:style>
    <style:style style:parent-style-name="688" style:display-name="Heading 6" style:family="paragraph" style:name="698">
      <style:paragraph-properties fo:margin-top="10pt" fo:margin-bottom="0pt"/>
      <style:text-properties fo:color="#243f60" fo:font-family="Calibri" style:font-family-asian="Arial" style:font-family-complex="Arial" fo:font-style="italic"/>
    </style:style>
    <style:style style:parent-style-name="688" style:display-name="Heading 7" style:family="paragraph" style:name="699">
      <style:paragraph-properties fo:margin-top="10pt" fo:margin-bottom="0pt"/>
      <style:text-properties fo:color="#404040" fo:font-family="Calibri" style:font-family-asian="Arial" style:font-family-complex="Arial" fo:font-style="italic"/>
    </style:style>
    <style:style style:parent-style-name="688" style:display-name="Heading 8" style:family="paragraph" style:name="700">
      <style:paragraph-properties fo:margin-top="10pt" fo:margin-bottom="0pt"/>
      <style:text-properties fo:color="#4f81bd" fo:font-family="Calibri" style:font-family-asian="Arial" style:font-family-complex="Arial" fo:font-size="10pt" style:font-size-complex="10pt"/>
    </style:style>
    <style:style style:parent-style-name="688" style:display-name="Heading 9" style:family="paragraph" style:name="701">
      <style:paragraph-properties fo:margin-top="10pt" fo:margin-bottom="0pt"/>
      <style:text-properties fo:color="#404040" fo:font-family="Calibri" style:font-family-asian="Arial" style:font-family-complex="Arial" fo:font-size="10pt" style:font-size-complex="10pt" fo:font-style="italic"/>
    </style:style>
    <style:style style:class="default" style:display-name="Default Paragraph Font" style:family="text" style:name="702">
      <style:paragraph-properties fo:line-height="115%" fo:margin-top="0pt" fo:margin-bottom="10pt"/>
    </style:style>
    <style:style style:display-name="No Spacing" style:family="paragraph" style:name="705">
      <style:paragraph-properties fo:line-height="100%" fo:margin-bottom="0pt"/>
    </style:style>
    <style:style style:parent-style-name="702" style:display-name="Heading 1 Char" style:family="text" style:name="706">
      <style:paragraph-properties/>
      <style:text-properties fo:color="#365f91" fo:font-family="Calibri" style:font-family-asian="Arial" style:font-family-complex="Arial" fo:font-size="14pt" style:font-size-complex="14pt" fo:font-weight="bold"/>
    </style:style>
    <style:style style:parent-style-name="702" style:display-name="Heading 2 Char" style:family="text" style:name="707">
      <style:paragraph-properties/>
      <style:text-properties fo:color="#4f81bd" fo:font-family="Calibri" style:font-family-asian="Arial" style:font-family-complex="Arial" fo:font-size="13pt" style:font-size-complex="13pt" fo:font-weight="bold"/>
    </style:style>
    <style:style style:parent-style-name="702" style:display-name="Heading 3 Char" style:family="text" style:name="708">
      <style:paragraph-properties/>
      <style:text-properties fo:color="#4f81bd" fo:font-family="Calibri" style:font-family-asian="Arial" style:font-family-complex="Arial" fo:font-weight="bold"/>
    </style:style>
    <style:style style:parent-style-name="688" style:display-name="Title" style:family="paragraph" style:name="709">
      <style:paragraph-properties fo:line-height="100%" fo:margin-bottom="15pt" style:contextual-spacing="true" fo:border-bottom="0.03528cm solid #4F81BD"/>
      <style:text-properties fo:color="#17365d" fo:font-family="Calibri" style:font-family-asian="Arial" style:font-family-complex="Arial" fo:font-size="26pt" style:font-size-complex="26pt" fo:letter-spacing="0.25pt"/>
    </style:style>
    <style:style style:parent-style-name="702" style:display-name="Title Char" style:family="text" style:name="710">
      <style:paragraph-properties/>
      <style:text-properties fo:color="#17365d" fo:font-family="Calibri" style:font-family-asian="Arial" style:font-family-complex="Arial" fo:font-size="26pt" style:font-size-complex="26pt" fo:letter-spacing="0.25pt"/>
    </style:style>
    <style:style style:parent-style-name="688" style:display-name="Subtitle" style:family="paragraph" style:name="711">
      <style:paragraph-properties/>
      <style:text-properties fo:color="#4f81bd" fo:font-family="Calibri" style:font-family-asian="Arial" style:font-family-complex="Arial" fo:font-size="12pt" style:font-size-complex="12pt" fo:letter-spacing="0.75pt" fo:font-style="italic"/>
    </style:style>
    <style:style style:parent-style-name="702" style:display-name="Subtitle Char" style:family="text" style:name="712">
      <style:paragraph-properties/>
      <style:text-properties fo:color="#4f81bd" fo:font-family="Calibri" style:font-family-asian="Arial" style:font-family-complex="Arial" fo:font-size="12pt" style:font-size-complex="12pt" fo:letter-spacing="0.75pt" fo:font-style="italic"/>
    </style:style>
    <style:style style:parent-style-name="688" style:display-name="List Paragraph" style:family="paragraph" style:name="713">
      <style:paragraph-properties fo:margin-left="1.27cm" style:contextual-spacing="true"/>
      <style:text-properties/>
    </style:style>
    <style:style style:parent-style-name="688" style:display-name="Body Text" style:family="paragraph" style:name="714">
      <style:paragraph-properties fo:margin-bottom="6pt"/>
    </style:style>
    <style:style style:parent-style-name="702" style:display-name="Body Text Char" style:family="text" style:name="715">
      <style:paragraph-properties/>
    </style:style>
    <style:style style:parent-style-name="688" style:display-name="Body Text 2" style:family="paragraph" style:name="716">
      <style:paragraph-properties fo:line-height="200%" fo:margin-bottom="6pt"/>
    </style:style>
    <style:style style:parent-style-name="702" style:display-name="Body Text 2 Char" style:family="text" style:name="717">
      <style:paragraph-properties/>
    </style:style>
    <style:style style:parent-style-name="688" style:display-name="Body Text 3" style:family="paragraph" style:name="718">
      <style:paragraph-properties fo:margin-bottom="6pt"/>
      <style:text-properties fo:font-size="8pt" style:font-size-complex="8pt"/>
    </style:style>
    <style:style style:parent-style-name="702" style:display-name="Body Text 3 Char" style:family="text" style:name="719">
      <style:paragraph-properties/>
      <style:text-properties fo:font-size="8pt" style:font-size-complex="8pt"/>
    </style:style>
    <style:style style:parent-style-name="688" style:display-name="List" style:family="paragraph" style:name="720">
      <style:paragraph-properties fo:margin-left="0.635cm" fo:text-indent="-0.635cm" style:contextual-spacing="true"/>
    </style:style>
    <style:style style:parent-style-name="688" style:display-name="List 2" style:family="paragraph" style:name="721">
      <style:paragraph-properties fo:margin-left="1.27cm" fo:text-indent="-0.635cm" style:contextual-spacing="true"/>
    </style:style>
    <style:style style:parent-style-name="688" style:display-name="List 3" style:family="paragraph" style:name="722">
      <style:paragraph-properties fo:margin-left="1.905cm" fo:text-indent="-0.635cm" style:contextual-spacing="true"/>
    </style:style>
    <style:style style:parent-style-name="688" style:list-style-name="WWNum1" style:display-name="List Bullet" style:family="paragraph" style:name="723">
      <style:paragraph-properties style:contextual-spacing="true"/>
    </style:style>
    <style:style style:parent-style-name="688" style:list-style-name="WWNum2" style:display-name="List Bullet 2" style:family="paragraph" style:name="724">
      <style:paragraph-properties style:contextual-spacing="true"/>
    </style:style>
    <style:style style:parent-style-name="688" style:list-style-name="WWNum3" style:display-name="List Bullet 3" style:family="paragraph" style:name="725">
      <style:paragraph-properties style:contextual-spacing="true"/>
    </style:style>
    <style:style style:parent-style-name="688" style:list-style-name="WWNum5" style:display-name="List Number" style:family="paragraph" style:name="726">
      <style:paragraph-properties style:contextual-spacing="true"/>
    </style:style>
    <style:style style:parent-style-name="688" style:list-style-name="WWNum6" style:display-name="List Number 2" style:family="paragraph" style:name="727">
      <style:paragraph-properties style:contextual-spacing="true"/>
    </style:style>
    <style:style style:parent-style-name="688" style:list-style-name="WWNum7" style:display-name="List Number 3" style:family="paragraph" style:name="728">
      <style:paragraph-properties style:contextual-spacing="true"/>
    </style:style>
    <style:style style:parent-style-name="688" style:display-name="List Continue" style:family="paragraph" style:name="729">
      <style:paragraph-properties fo:margin-left="0.635cm" fo:margin-bottom="6pt" style:contextual-spacing="true"/>
    </style:style>
    <style:style style:parent-style-name="688" style:display-name="List Continue 2" style:family="paragraph" style:name="730">
      <style:paragraph-properties fo:margin-left="1.27cm" fo:margin-bottom="6pt" style:contextual-spacing="true"/>
    </style:style>
    <style:style style:parent-style-name="688" style:display-name="List Continue 3" style:family="paragraph" style:name="731">
      <style:paragraph-properties fo:margin-left="1.905cm" fo:margin-bottom="6pt" style:contextual-spacing="true"/>
    </style:style>
    <style:style style:display-name="macro" style:family="paragraph" style:name="732">
      <style:paragraph-properties>
        <style:tab-stops>
          <style:tab-stop style:position="1.016cm" style:type="left"/>
          <style:tab-stop style:position="2.032cm" style:type="left"/>
          <style:tab-stop style:position="3.048cm" style:type="left"/>
          <style:tab-stop style:position="4.064cm" style:type="left"/>
          <style:tab-stop style:position="5.08cm" style:type="left"/>
          <style:tab-stop style:position="6.096cm" style:type="left"/>
          <style:tab-stop style:position="7.112cm" style:type="left"/>
        </style:tab-stops>
      </style:paragraph-properties>
      <style:text-properties fo:font-family="Courier" fo:font-size="10pt" style:font-size-complex="10pt"/>
    </style:style>
    <style:style style:parent-style-name="702" style:display-name="Macro Text Char" style:family="text" style:name="733">
      <style:paragraph-properties/>
      <style:text-properties fo:font-family="Courier" fo:font-size="10pt" style:font-size-complex="10pt"/>
    </style:style>
    <style:style style:parent-style-name="688" style:display-name="Quote" style:family="paragraph" style:name="734">
      <style:paragraph-properties/>
      <style:text-properties fo:color="#000000" fo:font-style="italic"/>
    </style:style>
    <style:style style:parent-style-name="702" style:display-name="Quote Char" style:family="text" style:name="735">
      <style:paragraph-properties/>
      <style:text-properties fo:color="#000000" fo:font-style="italic"/>
    </style:style>
    <style:style style:parent-style-name="702" style:display-name="Heading 4 Char" style:family="text" style:name="736">
      <style:paragraph-properties/>
      <style:text-properties fo:color="#4f81bd" fo:font-family="Calibri" style:font-family-asian="Arial" style:font-family-complex="Arial" fo:font-style="italic" fo:font-weight="bold"/>
    </style:style>
    <style:style style:parent-style-name="702" style:display-name="Heading 5 Char" style:family="text" style:name="737">
      <style:paragraph-properties/>
      <style:text-properties fo:color="#243f60" fo:font-family="Calibri" style:font-family-asian="Arial" style:font-family-complex="Arial"/>
    </style:style>
    <style:style style:parent-style-name="702" style:display-name="Heading 6 Char" style:family="text" style:name="738">
      <style:paragraph-properties/>
      <style:text-properties fo:color="#243f60" fo:font-family="Calibri" style:font-family-asian="Arial" style:font-family-complex="Arial" fo:font-style="italic"/>
    </style:style>
    <style:style style:parent-style-name="702" style:display-name="Heading 7 Char" style:family="text" style:name="739">
      <style:paragraph-properties/>
      <style:text-properties fo:color="#404040" fo:font-family="Calibri" style:font-family-asian="Arial" style:font-family-complex="Arial" fo:font-style="italic"/>
    </style:style>
    <style:style style:parent-style-name="702" style:display-name="Heading 8 Char" style:family="text" style:name="740">
      <style:paragraph-properties/>
      <style:text-properties fo:color="#4f81bd" fo:font-family="Calibri" style:font-family-asian="Arial" style:font-family-complex="Arial" fo:font-size="10pt" style:font-size-complex="10pt"/>
    </style:style>
    <style:style style:parent-style-name="702" style:display-name="Heading 9 Char" style:family="text" style:name="741">
      <style:paragraph-properties/>
      <style:text-properties fo:color="#404040" fo:font-family="Calibri" style:font-family-asian="Arial" style:font-family-complex="Arial" fo:font-size="10pt" style:font-size-complex="10pt" fo:font-style="italic"/>
    </style:style>
    <style:style style:parent-style-name="688" style:display-name="Caption" style:family="paragraph" style:name="742">
      <style:paragraph-properties fo:line-height="100%"/>
      <style:text-properties fo:color="#4f81bd" fo:font-size="9pt" style:font-size-complex="9pt" fo:font-weight="bold"/>
    </style:style>
    <style:style style:parent-style-name="702" style:display-name="Strong" style:family="text" style:name="743">
      <style:paragraph-properties/>
      <style:text-properties fo:font-weight="bold"/>
    </style:style>
    <style:style style:parent-style-name="702" style:display-name="Emphasis" style:family="text" style:name="744">
      <style:paragraph-properties/>
      <style:text-properties fo:font-style="italic"/>
    </style:style>
    <style:style style:parent-style-name="688" style:display-name="Intense Quote" style:family="paragraph" style:name="745">
      <style:paragraph-properties fo:margin-left="1.651cm" fo:margin-right="1.651cm" fo:margin-top="10pt" fo:margin-bottom="14pt" fo:border-bottom="0.01764cm solid #4F81BD"/>
      <style:text-properties fo:color="#4f81bd" fo:font-style="italic" fo:font-weight="bold"/>
    </style:style>
    <style:style style:parent-style-name="702" style:display-name="Intense Quote Char" style:family="text" style:name="746">
      <style:paragraph-properties/>
      <style:text-properties fo:color="#4f81bd" fo:font-style="italic" fo:font-weight="bold"/>
    </style:style>
    <style:style style:parent-style-name="702" style:display-name="Subtle Emphasis" style:family="text" style:name="747">
      <style:paragraph-properties/>
      <style:text-properties fo:color="#808080" fo:font-style="italic"/>
    </style:style>
    <style:style style:parent-style-name="702" style:display-name="Intense Emphasis" style:family="text" style:name="748">
      <style:paragraph-properties/>
      <style:text-properties fo:color="#4f81bd" fo:font-style="italic" fo:font-weight="bold"/>
    </style:style>
    <style:style style:parent-style-name="702" style:display-name="Subtle Reference" style:family="text" style:name="749">
      <style:paragraph-properties/>
      <style:text-properties fo:font-variant="small-caps" fo:color="#c0504d" style:text-underline-type="single" style:text-underline-style="solid" style:text-underline-width="auto" style:text-underline-color="font-color"/>
    </style:style>
    <style:style style:parent-style-name="702" style:display-name="Intense Reference" style:family="text" style:name="750">
      <style:paragraph-properties/>
      <style:text-properties fo:font-variant="small-caps" fo:color="#c0504d" fo:letter-spacing="0.25pt" style:text-underline-type="single" style:text-underline-style="solid" style:text-underline-width="auto" style:text-underline-color="font-color" fo:font-weight="bold"/>
    </style:style>
    <style:style style:parent-style-name="702" style:display-name="Book Title" style:family="text" style:name="751">
      <style:paragraph-properties/>
      <style:text-properties fo:font-variant="small-caps" fo:letter-spacing="0.25pt" fo:font-weight="bold"/>
    </style:style>
    <style:style style:parent-style-name="693" style:display-name="TOC Heading" style:family="paragraph" style:name="752">
      <style:paragraph-properties/>
    </style:style>
    <style:style style:family="text" style:name="T1">
      <style:text-properties fo:font-family="Symbol"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 fo:font-family="Symbol"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 fo:font-family="Arial" style:font-family-asian="Arial" style:font-family-complex="Aria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Arial" style:font-family-asian="Arial" style:font-family-complex="Aria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Arial" style:font-family-asian="Arial" style:font-family-complex="Aria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Arial" style:font-family-asian="Arial" style:font-family-complex="Aria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Arial" style:font-family-asian="Arial" style:font-family-complex="Aria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Arial" style:font-family-asian="Arial" style:font-family-complex="Aria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Arial" style:font-family-asian="Arial" style:font-family-complex="Aria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Arial" style:font-family-asian="Arial" style:font-family-complex="Aria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Arial" style:font-family-asian="Arial" style:font-family-complex="Aria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Arial" style:font-family-asian="Arial" style:font-family-complex="Aria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Arial" style:font-family-asian="Arial" style:font-family-complex="Aria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Arial" style:font-family-asian="Arial" style:font-family-complex="Aria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Arial" style:font-family-asian="Arial" style:font-family-complex="Aria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Arial" style:font-family-asian="Arial" style:font-family-complex="Aria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Arial" style:font-family-asian="Arial" style:font-family-complex="Aria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Arial" style:font-family-asian="Arial" style:font-family-complex="Aria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Arial" style:font-family-asian="Arial" style:font-family-complex="Aria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Arial" style:font-family-asian="Arial" style:font-family-complex="Aria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Arial" style:font-family-asian="Arial" style:font-family-complex="Aria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Arial" style:font-family-asian="Arial" style:font-family-complex="Aria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Arial" style:font-family-asian="Arial" style:font-family-complex="Aria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Arial" style:font-family-asian="Arial" style:font-family-complex="Aria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Arial" style:font-family-asian="Arial" style:font-family-complex="Aria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Arial" style:font-family-asian="Arial" style:font-family-complex="Aria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Arial" style:font-family-asian="Arial" style:font-family-complex="Aria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Arial" style:font-family-asian="Arial" style:font-family-complex="Aria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Arial" style:font-family-asian="Arial" style:font-family-complex="Aria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Arial" style:font-family-asian="Arial" style:font-family-complex="Aria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Arial" style:font-family-asian="Arial" style:font-family-complex="Aria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Arial" style:font-family-asian="Arial" style:font-family-complex="Aria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Arial" style:font-family-asian="Arial" style:font-family-complex="Aria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Arial" style:font-family-asian="Arial" style:font-family-complex="Aria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Arial" style:font-family-asian="Arial" style:font-family-complex="Aria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Arial" style:font-family-asian="Arial" style:font-family-complex="Aria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Arial" style:font-family-asian="Arial" style:font-family-complex="Aria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Arial" style:font-family-asian="Arial" style:font-family-complex="Aria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Arial" style:font-family-asian="Arial" style:font-family-complex="Aria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Arial" style:font-family-asian="Arial" style:font-family-complex="Aria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Arial" style:font-family-asian="Arial" style:font-family-complex="Aria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Arial" style:font-family-asian="Arial" style:font-family-complex="Aria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Arial" style:font-family-asian="Arial" style:font-family-complex="Aria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Arial" style:font-family-asian="Arial" style:font-family-complex="Aria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 fo:font-family="Symbol"/>
      </text:list-level-style-bullet>
      <text:list-level-style-bullet text:level="2" text:style-name="T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 fo:font-family="Symbol"/>
      </text:list-level-style-bullet>
      <text:list-level-style-bullet text:level="2" text:style-name="T1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1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1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1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1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1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1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18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 fo:font-family="Symbol"/>
      </text:list-level-style-bullet>
      <text:list-level-style-bullet text:level="2" text:style-name="T2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2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2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 fo:font-family="Symbol"/>
      </text:list-level-style-bullet>
      <text:list-level-style-bullet text:level="2" text:style-name="T2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/>
      </text:list-level-style-number>
      <text:list-level-style-bullet text:level="2" text:style-name="T3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4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4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4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4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45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bullet text:level="2" text:style-name="T4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4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5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5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5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54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bullet text:level="2" text:style-name="T5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5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5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6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6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63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bullet text:level="2" text:style-name="T6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6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6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6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7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7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72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bullet text:level="2" text:style-name="T7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7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7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7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7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7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8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81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10">
      <text:list-level-style-bullet text:level="1" text:style-name="T82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1.27cm" fo:margin-right="1.27cm"/>
    </style:page-layout>
    <style:page-layout style:name="Mpm2">
      <style:page-layout-properties fo:page-width="21.59cm" fo:page-height="27.94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dc:creator>python-docx</dc:creator>
    <meta:creation-date>2013-12-23T23:15:00Z</meta:creation-date>
    <meta:keyword/>
    <dc:title/>
    <dc:description>generated by python-docx</dc:description>
  </office:meta>
</office:document-meta>
</file>